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ettings.xml" manifest:media-type="text/xml"/>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meta.xml" manifest:media-type="text/xml"/>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styles.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2" svg:font-family="'Times New Roman'" style:font-adornments="Regular" style:font-family-generic="roman"/>
    <style:font-face style:name="Times New Roman3"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graphic-properties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graphic-properties draw:auto-grow-height="true" fo:min-height="12.7cm"/>
    </style:style>
    <style:style style:name="pr9" style:family="presentation" style:parent-style-name="Standard-subtitle" style:list-style-name="L2">
      <style:graphic-properties draw:auto-grow-height="true" fo:min-height="12.18cm"/>
    </style:style>
    <style:style style:name="pr10" style:family="presentation" style:parent-style-name="Standard-subtitle" style:list-style-name="L3">
      <style:graphic-properties draw:auto-grow-height="true" fo:min-height="12.18cm"/>
    </style:style>
    <style:style style:name="P1" style:family="paragraph">
      <style:text-properties style:font-name="Calibri3"/>
    </style:style>
    <style:style style:name="P2" style:family="paragraph">
      <style:text-properties fo:color="#000000" style:font-name="Calibri3"/>
    </style:style>
    <style:style style:name="P3" style:family="paragraph">
      <style:text-properties style:font-name="Ebrima3"/>
    </style:style>
    <style:style style:name="P4" style:family="paragraph">
      <style:paragraph-properties fo:text-align="center"/>
    </style:style>
    <style:style style:name="P5" style:family="paragraph">
      <style:text-properties style:font-name="Ebrima3" fo:font-size="28pt" style:font-size-asian="40pt" style:font-size-complex="40pt"/>
    </style:style>
    <style:style style:name="P6" style:family="paragraph">
      <style:text-properties style:font-name="Ebrima3" fo:font-size="26pt" style:font-size-asian="36pt" style:font-size-complex="36pt"/>
    </style:style>
    <style:style style:name="P7" style:family="paragraph">
      <style:text-properties style:font-name="Ebrima3" fo:font-size="32pt" style:font-size-asian="44pt" style:font-size-complex="44pt"/>
    </style:style>
    <style:style style:name="P8" style:family="paragraph">
      <style:text-properties style:font-name="Calibri3" fo:font-size="24pt" style:font-size-asian="24pt" style:font-size-complex="24pt"/>
    </style:style>
    <style:style style:name="P9" style:family="paragraph">
      <style:text-properties style:font-name="Calibri3" fo:font-size="22pt" style:font-size-asian="22pt" style:font-size-complex="22pt"/>
    </style:style>
    <style:style style:name="P10" style:family="paragraph">
      <style:text-properties style:font-name="Ebrima3" fo:font-size="24pt" style:font-size-asian="32pt" style:font-size-complex="32pt"/>
    </style:style>
    <style:style style:name="P11" style:family="paragraph">
      <style:text-properties style:font-name="Ebrima3" fo:font-size="20pt" style:font-size-asian="26pt" style:font-size-complex="26pt"/>
    </style:style>
    <style:style style:name="P12" style:family="paragraph">
      <style:text-properties fo:font-size="32pt" style:font-size-asian="44pt" style:font-size-complex="44pt"/>
    </style:style>
    <style:style style:name="P13" style:family="paragraph">
      <style:paragraph-properties fo:text-align="center"/>
      <style:text-properties style:font-name="Calibri3"/>
    </style:style>
    <style:style style:name="P14" style:family="paragraph">
      <style:text-properties style:font-name="Ebrima3" fo:font-size="22pt" style:font-size-asian="28pt" style:font-size-complex="28pt"/>
    </style:style>
    <style:style style:name="P15" style:family="paragraph">
      <style:paragraph-properties fo:text-align="start"/>
    </style:style>
    <style:style style:name="P16" style:family="paragraph">
      <style:paragraph-properties fo:text-align="start"/>
      <style:text-properties fo:font-weight="bold" style:font-weight-asian="bold" style:font-weight-complex="bold"/>
    </style:style>
    <style:style style:name="T1" style:family="text">
      <style:text-properties fo:color="#000000" style:font-name="Calibri3"/>
    </style:style>
    <style:style style:name="T2" style:family="text">
      <style:text-properties fo:color="#000000" style:font-name="Calibri3" fo:font-style="italic" fo:font-weight="bold" style:font-style-asian="italic" style:font-weight-asian="bold" style:font-style-complex="italic" style:font-weight-complex="bold"/>
    </style:style>
    <style:style style:name="T3" style:family="text">
      <style:text-properties fo:color="#000000" style:font-name="Calibri3" fo:font-style="italic" style:font-style-asian="italic" style:font-style-complex="italic"/>
    </style:style>
    <style:style style:name="T4" style:family="text">
      <style:text-properties fo:color="#000000" style:text-position="-33% 58%" style:font-name="Calibri3" fo:font-style="italic" style:font-style-asian="italic" style:font-style-complex="italic"/>
    </style:style>
    <style:style style:name="T5" style:family="text">
      <style:text-properties fo:color="#000000" style:text-position="-33% 58%" style:font-name="Calibri3"/>
    </style:style>
    <style:style style:name="T6" style:family="text">
      <style:text-properties fo:color="#000000" style:font-name="Calibri3" fo:font-style="normal" style:font-style-asian="normal" style:font-style-complex="normal"/>
    </style:style>
    <style:style style:name="T7" style:family="text">
      <style:text-properties style:font-name="Ebrima3"/>
    </style:style>
    <style:style style:name="T8" style:family="text">
      <style:text-properties style:font-name="Ebrima3" fo:font-style="italic" style:font-style-asian="italic" style:font-style-complex="italic"/>
    </style:style>
    <style:style style:name="T9" style:family="text">
      <style:text-properties style:font-name="Calibri3"/>
    </style:style>
    <style:style style:name="T10" style:family="text">
      <style:text-properties style:font-name="Calibri3" fo:font-style="italic" fo:font-weight="bold" style:font-style-asian="italic" style:font-weight-asian="bold" style:font-style-complex="italic" style:font-weight-complex="bold"/>
    </style:style>
    <style:style style:name="T11" style:family="text">
      <style:text-properties style:font-name="Calibri3" fo:font-style="italic" style:font-style-asian="italic" style:font-style-complex="italic"/>
    </style:style>
    <style:style style:name="T12" style:family="text">
      <style:text-properties style:font-name="Ebrima3" fo:font-size="28pt" style:font-size-asian="40pt" style:font-size-complex="40pt"/>
    </style:style>
    <style:style style:name="T13" style:family="text">
      <style:text-properties style:font-name="Ebrima3" fo:font-size="28pt" fo:font-style="italic" style:font-size-asian="40pt" style:font-style-asian="italic" style:font-size-complex="40pt" style:font-style-complex="italic"/>
    </style:style>
    <style:style style:name="T14" style:family="text">
      <style:text-properties style:font-name="Ebrima3" fo:font-size="26pt" style:font-size-asian="36pt" style:font-size-complex="36pt"/>
    </style:style>
    <style:style style:name="T15" style:family="text">
      <style:text-properties style:text-position="-33% 58%" style:font-name="Calibri3" fo:font-style="italic" style:font-style-asian="italic" style:font-style-complex="italic"/>
    </style:style>
    <style:style style:name="T16" style:family="text">
      <style:text-properties style:font-name="Calibri3" fo:font-style="normal" style:font-style-asian="normal" style:font-style-complex="normal"/>
    </style:style>
    <style:style style:name="T17" style:family="text">
      <style:text-properties style:text-position="-33% 58%" style:font-name="Calibri3"/>
    </style:style>
    <style:style style:name="T18" style:family="text">
      <style:text-properties style:font-name="Calibri3" fo:font-style="italic" fo:font-weight="bold" style:font-name-asian="Times New Roman3" style:font-style-asian="italic" style:font-weight-asian="bold" style:font-name-complex="Times New Roman3" style:font-style-complex="italic" style:font-weight-complex="bold"/>
    </style:style>
    <style:style style:name="T19" style:family="text">
      <style:text-properties style:font-name="Calibri3" fo:font-style="normal" fo:font-weight="normal" style:font-name-asian="Times New Roman3" style:font-style-asian="normal" style:font-weight-asian="normal" style:font-name-complex="Times New Roman3" style:font-style-complex="normal" style:font-weight-complex="normal"/>
    </style:style>
    <style:style style:name="T20" style:family="text">
      <style:text-properties style:font-name="Calibri3" fo:font-style="italic" fo:font-weight="normal" style:font-name-asian="Times New Roman3" style:font-style-asian="italic" style:font-weight-asian="normal" style:font-name-complex="Times New Roman3" style:font-style-complex="italic" style:font-weight-complex="normal"/>
    </style:style>
    <style:style style:name="T21" style:family="text">
      <style:text-properties style:text-position="0% 100%" style:font-name="Calibri3" fo:font-style="normal" fo:font-weight="normal" style:font-name-asian="Times New Roman3" style:font-style-asian="normal" style:font-weight-asian="normal" style:font-name-complex="Times New Roman3" style:font-style-complex="normal" style:font-weight-complex="normal"/>
    </style:style>
    <style:style style:name="T22" style:family="text">
      <style:text-properties style:font-name="Ebrima3" fo:font-size="32pt" style:font-size-asian="44pt" style:font-size-complex="44pt"/>
    </style:style>
    <style:style style:name="T23" style:family="text">
      <style:text-properties style:font-name="Calibri3" fo:font-style="italic" fo:font-weight="normal" style:font-style-asian="italic" style:font-weight-asian="normal" style:font-style-complex="italic" style:font-weight-complex="normal"/>
    </style:style>
    <style:style style:name="T24" style:family="text">
      <style:text-properties style:font-name="Calibri3" fo:font-weight="bold" style:font-weight-asian="bold" style:font-weight-complex="bold"/>
    </style:style>
    <style:style style:name="T25" style:family="text">
      <style:text-properties style:font-name="Calibri3" fo:font-weight="normal" style:font-name-asian="Times New Roman3" style:font-weight-asian="normal" style:font-name-complex="Times New Roman3" style:font-weight-complex="normal"/>
    </style:style>
    <style:style style:name="T26" style:family="text">
      <style:text-properties style:font-name="Calibri3" style:font-name-asian="Times New Roman3" style:font-name-complex="Times New Roman3"/>
    </style:style>
    <style:style style:name="T27" style:family="text">
      <style:text-properties style:font-name="Calibri3" fo:font-weight="bold" style:font-name-asian="Times New Roman3" style:font-weight-asian="bold" style:font-name-complex="Times New Roman3" style:font-weight-complex="bold"/>
    </style:style>
    <style:style style:name="T28" style:family="text">
      <style:text-properties style:font-name="Ebrima3" fo:font-style="normal" style:font-style-asian="normal" style:font-style-complex="normal"/>
    </style:style>
    <style:style style:name="T29" style:family="text">
      <style:text-properties style:font-name="Calibri3" fo:font-weight="normal" style:font-weight-asian="normal" style:font-weight-complex="normal"/>
    </style:style>
    <style:style style:name="T30" style:family="text">
      <style:text-properties style:font-name="Calibri3" fo:font-size="24pt" style:font-size-asian="24pt" style:font-size-complex="24pt"/>
    </style:style>
    <style:style style:name="T31" style:family="text">
      <style:text-properties style:font-name="Calibri3" fo:font-size="24pt" fo:font-weight="bold" style:font-size-asian="24pt" style:font-weight-asian="bold" style:font-size-complex="24pt" style:font-weight-complex="bold"/>
    </style:style>
    <style:style style:name="T32" style:family="text">
      <style:text-properties style:font-name="Calibri3" fo:font-size="22pt" style:font-size-asian="22pt" style:font-size-complex="22pt"/>
    </style:style>
    <style:style style:name="T33" style:family="text">
      <style:text-properties style:font-name="Calibri3" fo:font-size="22pt" fo:font-weight="bold" style:font-size-asian="22pt" style:font-weight-asian="bold" style:font-size-complex="22pt" style:font-weight-complex="bold"/>
    </style:style>
    <style:style style:name="T34" style:family="text">
      <style:text-properties fo:color="#000080" style:font-name="Calibri3" fo:font-size="22pt" style:font-size-asian="22pt" style:font-size-complex="22pt"/>
    </style:style>
    <style:style style:name="T35" style:family="text">
      <style:text-properties fo:color="#000080" style:font-name="Calibri3" fo:font-size="22pt" fo:font-style="italic" style:font-size-asian="22pt" style:font-style-asian="italic" style:font-size-complex="22pt" style:font-style-complex="italic"/>
    </style:style>
    <style:style style:name="T36" style:family="text">
      <style:text-properties fo:color="#000080" style:font-name="Calibri3" fo:font-size="22pt" fo:font-weight="bold" style:font-size-asian="22pt" style:font-weight-asian="bold" style:font-size-complex="22pt" style:font-weight-complex="bold"/>
    </style:style>
    <style:style style:name="T37" style:family="text">
      <style:text-properties fo:color="#000080" style:font-name="Calibri3" fo:font-size="22pt" fo:font-style="normal" style:font-size-asian="22pt" style:font-style-asian="normal" style:font-size-complex="22pt" style:font-style-complex="normal"/>
    </style:style>
    <style:style style:name="T38" style:family="text">
      <style:text-properties fo:color="#000080" style:text-position="0% 100%" style:font-name="Calibri3" fo:font-size="22pt" fo:font-style="italic" style:font-size-asian="22pt" style:font-style-asian="italic" style:font-size-complex="22pt" style:font-style-complex="italic"/>
    </style:style>
    <style:style style:name="T39" style:family="text">
      <style:text-properties fo:color="#000080" style:text-position="0% 100%" style:font-name="Calibri3" fo:font-size="22pt" fo:font-style="normal" style:font-size-asian="22pt" style:font-style-asian="normal" style:font-size-complex="22pt" style:font-style-complex="normal"/>
    </style:style>
    <style:style style:name="T40" style:family="text">
      <style:text-properties fo:color="#000080" style:font-name="Calibri3" fo:font-size="22pt" fo:font-style="italic" style:font-name-asian="Times New Roman3" style:font-size-asian="22pt" style:font-style-asian="italic" style:font-name-complex="Times New Roman3" style:font-size-complex="22pt" style:font-style-complex="italic"/>
    </style:style>
    <style:style style:name="T41" style:family="text">
      <style:text-properties fo:color="#000080" style:font-name="Calibri3" fo:font-size="22pt" style:font-name-asian="Times New Roman3" style:font-size-asian="22pt" style:font-name-complex="Times New Roman3" style:font-size-complex="22pt"/>
    </style:style>
    <style:style style:name="T42" style:family="text">
      <style:text-properties fo:color="#000080" style:font-name="Calibri3" fo:font-size="22pt" fo:font-weight="bold" style:font-name-asian="Times New Roman3" style:font-size-asian="22pt" style:font-weight-asian="bold" style:font-name-complex="Times New Roman3" style:font-size-complex="22pt" style:font-weight-complex="bold"/>
    </style:style>
    <style:style style:name="T43" style:family="text">
      <style:text-properties fo:color="#000080" style:text-position="-33% 58%" style:font-name="Calibri3" fo:font-size="22pt" fo:font-style="italic" style:font-size-asian="22pt" style:font-style-asian="italic" style:font-size-complex="22pt" style:font-style-complex="italic"/>
    </style:style>
    <style:style style:name="T44" style:family="text">
      <style:text-properties fo:color="#000080" style:text-position="-33% 58%" style:font-name="Calibri3" fo:font-size="22pt" fo:font-style="normal" style:font-size-asian="22pt" style:font-style-asian="normal" style:font-size-complex="22pt" style:font-style-complex="normal"/>
    </style:style>
    <style:style style:name="T45" style:family="text">
      <style:text-properties style:font-name="Ebrima3" fo:font-size="24pt" style:font-size-asian="32pt" style:font-size-complex="32pt"/>
    </style:style>
    <style:style style:name="T46" style:family="text">
      <style:text-properties style:font-name="Ebrima3" fo:font-size="20pt" style:font-size-asian="26pt" style:font-size-complex="26pt"/>
    </style:style>
    <style:style style:name="T47" style:family="text">
      <style:text-properties style:font-name="Ebrima3" fo:font-size="20pt" fo:font-style="italic" style:font-name-asian="Arial3" style:font-size-asian="26pt" style:font-style-asian="italic" style:font-name-complex="Arial3" style:font-size-complex="26pt" style:font-style-complex="italic"/>
    </style:style>
    <style:style style:name="T48" style:family="text">
      <style:text-properties style:text-position="-33% 58%" style:font-name="Ebrima3" fo:font-size="20pt" style:font-name-asian="Arial3" style:font-size-asian="26pt" style:font-name-complex="Arial3" style:font-size-complex="26pt"/>
    </style:style>
    <style:style style:name="T49" style:family="text">
      <style:text-properties style:text-position="0% 100%" style:font-name="Ebrima3" fo:font-size="20pt" style:font-name-asian="Arial3" style:font-size-asian="26pt" style:font-name-complex="Arial3" style:font-size-complex="26pt"/>
    </style:style>
    <style:style style:name="T50" style:family="text">
      <style:text-properties style:text-position="0% 100%" style:font-name="Ebrima3" fo:font-size="20pt" fo:font-style="italic" style:font-name-asian="Arial3" style:font-size-asian="26pt" style:font-style-asian="italic" style:font-name-complex="Arial3" style:font-size-complex="26pt" style:font-style-complex="italic"/>
    </style:style>
    <style:style style:name="T51" style:family="text">
      <style:text-properties style:text-position="0% 100%" style:font-name="Ebrima3" fo:font-size="20pt" fo:font-style="normal" style:font-name-asian="Arial3" style:font-size-asian="26pt" style:font-style-asian="normal" style:font-name-complex="Arial3" style:font-size-complex="26pt" style:font-style-complex="normal"/>
    </style:style>
    <style:style style:name="T52" style:family="text">
      <style:text-properties style:text-position="0% 100%" style:font-name="Calibri3"/>
    </style:style>
    <style:style style:name="T53" style:family="text">
      <style:text-properties style:text-position="0% 100%" style:font-name="Calibri3" fo:font-weight="bold" style:font-weight-asian="bold" style:font-weight-complex="bold"/>
    </style:style>
    <style:style style:name="T54" style:family="text">
      <style:text-properties style:font-name="Ebrima3" fo:font-size="26pt" fo:font-style="italic" style:font-size-asian="36pt" style:font-style-asian="italic" style:font-size-complex="36pt" style:font-style-complex="italic"/>
    </style:style>
    <style:style style:name="T55" style:family="text">
      <style:text-properties style:font-name="Ebrima3" fo:font-size="26pt" fo:font-style="normal" style:font-size-asian="36pt" style:font-style-asian="normal" style:font-size-complex="36pt" style:font-style-complex="normal"/>
    </style:style>
    <style:style style:name="T56" style:family="text">
      <style:text-properties fo:font-size="32pt" style:font-size-asian="44pt" style:font-size-complex="44pt"/>
    </style:style>
    <style:style style:name="T57" style:family="text">
      <style:text-properties style:font-name="Calibri4" style:font-name-asian="Calibri4" style:font-name-complex="Calibri4"/>
    </style:style>
    <style:style style:name="T58" style:family="text">
      <style:text-properties style:font-name="Calibri3" fo:font-size="24pt" fo:font-style="italic" style:font-size-asian="24pt" style:font-style-asian="italic" style:font-size-complex="24pt" style:font-style-complex="italic"/>
    </style:style>
    <style:style style:name="T59" style:family="text">
      <style:text-properties style:text-position="-33% 58%" style:font-name="Calibri3" fo:font-size="24pt" fo:font-style="normal" style:font-size-asian="24pt" style:font-style-asian="normal" style:font-size-complex="24pt" style:font-style-complex="normal"/>
    </style:style>
    <style:style style:name="T60" style:family="text">
      <style:text-properties style:text-position="0% 100%" style:font-name="Calibri3" fo:font-size="24pt" fo:font-style="normal" style:font-size-asian="24pt" style:font-style-asian="normal" style:font-size-complex="24pt" style:font-style-complex="normal"/>
    </style:style>
    <style:style style:name="T61" style:family="text">
      <style:text-properties style:text-position="0% 100%" style:font-name="Calibri3" fo:font-size="24pt" fo:font-style="italic" style:font-size-asian="24pt" style:font-style-asian="italic" style:font-size-complex="24pt" style:font-style-complex="italic"/>
    </style:style>
    <style:style style:name="T62" style:family="text">
      <style:text-properties style:text-position="0% 100%" style:font-name="Calibri3" fo:font-size="24pt" fo:font-style="italic" style:font-name-asian="Times New Roman3" style:font-size-asian="24pt" style:font-style-asian="italic" style:font-name-complex="Times New Roman3" style:font-size-complex="24pt" style:font-style-complex="italic"/>
    </style:style>
    <style:style style:name="T63" style:family="text">
      <style:text-properties style:text-position="0% 100%" style:font-name="Calibri3" fo:font-size="24pt" fo:font-style="normal" style:font-name-asian="Times New Roman3" style:font-size-asian="24pt" style:font-style-asian="normal" style:font-name-complex="Times New Roman3" style:font-size-complex="24pt" style:font-style-complex="normal"/>
    </style:style>
    <style:style style:name="T64" style:family="text">
      <style:text-properties style:font-name="Ebrima3" fo:font-size="20pt" fo:font-style="italic" style:font-size-asian="26pt" style:font-style-asian="italic" style:font-size-complex="26pt" style:font-style-complex="italic"/>
    </style:style>
    <style:style style:name="T65" style:family="text">
      <style:text-properties style:font-name="Ebrima3" fo:font-size="20pt" fo:font-style="normal" style:font-size-asian="26pt" style:font-style-asian="normal" style:font-size-complex="26pt" style:font-style-complex="normal"/>
    </style:style>
    <style:style style:name="T66" style:family="text">
      <style:text-properties style:font-name="Calibri3" fo:font-size="24pt" fo:font-style="normal" style:font-size-asian="24pt" style:font-style-asian="normal" style:font-size-complex="24pt" style:font-style-complex="normal"/>
    </style:style>
    <style:style style:name="T67" style:family="text">
      <style:text-properties style:font-name="Calibri3" fo:font-size="24pt" fo:font-style="italic" style:font-name-asian="Times New Roman3" style:font-size-asian="24pt" style:font-style-asian="italic" style:font-name-complex="Times New Roman3" style:font-size-complex="24pt" style:font-style-complex="italic"/>
    </style:style>
    <style:style style:name="T68" style:family="text">
      <style:text-properties style:font-name="Calibri3" fo:font-size="24pt" fo:font-style="normal" style:font-name-asian="Times New Roman3" style:font-size-asian="24pt" style:font-style-asian="normal" style:font-name-complex="Times New Roman3" style:font-size-complex="24pt" style:font-style-complex="normal"/>
    </style:style>
    <style:style style:name="T69" style:family="text">
      <style:text-properties style:font-name="Calibri3" fo:font-style="italic" style:font-name-asian="Times New Roman3" style:font-style-asian="italic" style:font-name-complex="Times New Roman3" style:font-style-complex="italic"/>
    </style:style>
    <style:style style:name="T70" style:family="text">
      <style:text-properties style:text-position="-33% 58%" style:font-name="Calibri3" style:font-name-asian="Times New Roman3" style:font-name-complex="Times New Roman3"/>
    </style:style>
    <style:style style:name="T71" style:family="text">
      <style:text-properties style:text-position="0% 100%" style:font-name="Calibri3" style:font-name-asian="Times New Roman3" style:font-name-complex="Times New Roman3"/>
    </style:style>
    <style:style style:name="T72" style:family="text">
      <style:text-properties style:text-position="0% 100%" style:font-name="Calibri3" fo:font-style="italic" style:font-name-asian="Times New Roman3" style:font-style-asian="italic" style:font-name-complex="Times New Roman3" style:font-style-complex="italic"/>
    </style:style>
    <style:style style:name="T73" style:family="text">
      <style:text-properties style:text-position="0% 100%" style:font-name="Calibri3" fo:font-style="normal" style:font-name-asian="Times New Roman3" style:font-style-asian="normal" style:font-name-complex="Times New Roman3" style:font-style-complex="normal"/>
    </style:style>
    <style:style style:name="T74" style:family="text">
      <style:text-properties style:text-position="-33% 58%" style:font-name="Calibri3" fo:font-style="normal" style:font-name-asian="Times New Roman3" style:font-style-asian="normal" style:font-name-complex="Times New Roman3" style:font-style-complex="normal"/>
    </style:style>
    <style:style style:name="T75" style:family="text">
      <style:text-properties style:text-position="33% 58%" style:font-name="Calibri3" fo:font-style="normal" fo:font-weight="normal" style:font-style-asian="normal" style:font-weight-asian="normal" style:font-style-complex="normal" style:font-weight-complex="normal"/>
    </style:style>
    <style:style style:name="T76" style:family="text">
      <style:text-properties style:text-position="0% 100%" style:font-name="Calibri3" fo:font-style="normal" fo:font-weight="normal" style:font-style-asian="normal" style:font-weight-asian="normal" style:font-style-complex="normal" style:font-weight-complex="normal"/>
    </style:style>
    <style:style style:name="T77" style:family="text">
      <style:text-properties style:font-name="Ebrima3" fo:font-size="22pt" style:font-size-asian="28pt" style:font-size-complex="28pt"/>
    </style:style>
    <style:style style:name="T78" style:family="text">
      <style:text-properties style:font-name="Ebrima3" fo:font-size="22pt" fo:font-style="italic" style:font-size-asian="28pt" style:font-style-asian="italic" style:font-size-complex="28pt" style:font-style-complex="italic"/>
    </style:style>
    <style:style style:name="T79" style:family="text">
      <style:text-properties style:font-name="Calibri3" style:text-underline-style="solid" style:text-underline-width="auto" style:text-underline-color="font-color" fo:font-weight="normal" style:font-weight-asian="normal" style:font-weight-complex="normal"/>
    </style:style>
    <style:style style:name="T80" style:family="text">
      <style:text-properties style:text-position="-33% 58%" style:font-name="Calibri3" fo:font-style="normal" fo:font-weight="normal" style:font-style-asian="normal" style:font-weight-asian="normal" style:font-style-complex="normal" style:font-weight-complex="normal"/>
    </style:style>
    <style:style style:name="T81" style:family="text">
      <style:text-properties style:text-position="0% 100%" style:font-name="Calibri3" fo:font-style="italic" fo:font-weight="normal" style:font-style-asian="italic" style:font-weight-asian="normal" style:font-style-complex="italic" style:font-weight-complex="normal"/>
    </style:style>
    <style:style style:name="T82" style:family="text">
      <style:text-properties fo:font-weight="bold" style:font-weight-asian="bold" style:font-weight-complex="bold"/>
    </style:style>
    <style:style style:name="T83" style:family="text">
      <style:text-properties fo:font-style="italic" style:font-style-asian="italic" style:font-style-complex="italic"/>
    </style:style>
    <style:style style:name="T84" style:family="text">
      <style:text-properties fo:font-style="normal" style:font-style-asian="normal" style:font-style-complex="normal"/>
    </style:style>
    <style:style style:name="T85" style:family="text">
      <style:text-properties style:text-position="-33% 58%" fo:font-style="italic" style:font-style-asian="italic" style:font-style-complex="italic"/>
    </style:style>
    <style:style style:name="T86" style:family="text">
      <style:text-properties style:text-position="0% 100%" fo:font-style="normal" style:font-style-asian="normal" style:font-style-complex="normal"/>
    </style:style>
    <style:style style:name="T87" style:family="text">
      <style:text-properties style:text-position="33% 58%" fo:font-style="normal" style:font-style-asian="normal" style:font-style-complex="normal"/>
    </style:style>
    <style:style style:name="T88" style:family="text">
      <style:text-properties style:text-position="0% 100%" fo:font-style="italic" style:font-style-asian="italic" style:font-style-complex="italic"/>
    </style:style>
    <style:style style:name="T89" style:family="text">
      <style:text-properties style:text-position="0% 100%" style:font-name="Times New Roman3" fo:font-style="normal" style:font-name-asian="Times New Roman3" style:font-style-asian="normal" style:font-name-complex="Times New Roman3" style:font-style-complex="normal"/>
    </style:style>
    <style:style style:name="T90" style:family="text">
      <style:text-properties style:text-position="0% 100%" style:font-name="Times New Roman" fo:font-style="normal" style:font-name-asian="Times New Roman3" style:font-style-asian="normal" style:font-name-complex="Times New Roman3" style:font-style-complex="normal"/>
    </style:style>
    <style:style style:name="T91" style:family="text">
      <style:text-properties style:text-position="33% 58%" style:font-name="Times New Roman" fo:font-style="normal" style:font-name-asian="Times New Roman3" style:font-style-asian="normal" style:font-name-complex="Times New Roman3" style:font-style-complex="normal"/>
    </style:style>
    <style:style style:name="T92" style:family="text">
      <style:text-properties style:text-position="33% 58%"/>
    </style:style>
    <style:style style:name="T93" style:family="text">
      <style:text-properties style:text-position="0% 100%"/>
    </style:style>
    <style:style style:name="T94" style:family="text">
      <style:text-properties style:text-position="0% 100%" style:text-underline-style="solid" style:text-underline-width="auto" style:text-underline-color="font-color"/>
    </style:style>
    <style:style style:name="T95"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96" style:family="text">
      <style:text-properties style:text-position="0% 100%" fo:font-style="italic" style:text-underline-style="none" fo:font-weight="normal" style:font-style-asian="italic" style:font-weight-asian="normal" style:font-style-complex="italic" style:font-weight-complex="normal"/>
    </style:style>
    <style:style style:name="T97" style:family="text">
      <style:text-properties style:text-position="-33% 58%" fo:font-style="normal" style:text-underline-style="none" fo:font-weight="normal" style:font-style-asian="normal" style:font-weight-asian="normal" style:font-style-complex="normal" style:font-weight-complex="normal"/>
    </style:style>
    <style:style style:name="T98" style:family="text">
      <style:text-properties style:text-position="0% 100%" fo:font-style="italic" style:text-underline-style="none" style:font-style-asian="italic" style:font-style-complex="italic"/>
    </style:style>
    <style:style style:name="T99" style:family="text">
      <style:text-properties style:text-position="-33% 58%" fo:font-style="normal" style:text-underline-style="none" style:font-style-asian="normal" style:font-style-complex="normal"/>
    </style:style>
    <style:style style:name="T100" style:family="text">
      <style:text-properties style:text-position="0% 100%" fo:font-style="normal" style:text-underline-style="none" style:font-style-asian="normal" style:font-style-complex="normal"/>
    </style:style>
    <style:style style:name="T101" style:family="text">
      <style:text-properties style:text-position="0% 100%" style:font-name="Times New Roman3" fo:font-style="normal" style:text-underline-style="none" style:font-name-asian="Times New Roman3" style:font-style-asian="normal" style:font-name-complex="Times New Roman3" style:font-style-complex="normal"/>
    </style:style>
    <style:style style:name="T102" style:family="text">
      <style:text-properties style:text-position="0% 100%" style:font-name="Times New Roman" fo:font-style="normal" style:text-underline-style="none" style:font-name-asian="Times New Roman3" style:font-style-asian="normal" style:font-name-complex="Times New Roman3" style:font-style-complex="normal"/>
    </style:style>
    <style:style style:name="T103" style:family="text">
      <style:text-properties style:text-position="33% 58%" style:font-name="Times New Roman" fo:font-style="normal" style:text-underline-style="none" style:font-name-asian="Times New Roman3" style:font-style-asian="normal" style:font-name-complex="Times New Roman3"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style:font-name="Times New Roman3" fo:font-style="normal" fo:font-weight="normal" style:font-name-asian="Times New Roman3" style:font-style-asian="normal" style:font-weight-asian="normal" style:font-name-complex="Times New Roman3" style:font-style-complex="normal" style:font-weight-complex="normal"/>
    </style:style>
    <style:style style:name="T107"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08" style:family="text">
      <style:text-properties style:text-position="33% 58%"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09" style:family="text">
      <style:text-properties style:text-position="0% 100%"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10" style:family="text">
      <style:text-properties style:text-position="0% 100%" fo:font-weight="bold" style:font-weight-asian="bold" style:font-weight-complex="bold"/>
    </style:style>
    <style:style style:name="T111" style:family="text">
      <style:text-properties style:text-position="-33% 58%" fo:font-style="normal" style:font-style-asian="normal" style:font-style-complex="normal"/>
    </style:style>
    <style:style style:name="T112" style:family="text">
      <style:text-properties fo:font-weight="normal" style:font-weight-asian="normal" style:font-weight-complex="normal"/>
    </style:style>
    <style:style style:name="T113" style:family="text">
      <style:text-properties style:font-name="Times New Roman3" fo:font-style="italic" style:font-name-asian="Times New Roman3" style:font-style-asian="italic" style:font-name-complex="Times New Roman3" style:font-style-complex="italic"/>
    </style:style>
    <style:style style:name="T114" style:family="text">
      <style:text-properties style:font-name="Times New Roman" fo:font-style="italic" style:font-name-asian="Times New Roman3" style:font-style-asian="italic" style:font-name-complex="Times New Roman3" style:font-style-complex="italic"/>
    </style:style>
    <style:style style:name="T115" style:family="text">
      <style:text-properties style:font-name="Times New Roman" fo:font-style="normal" style:font-name-asian="Times New Roman3" style:font-style-asian="normal" style:font-name-complex="Times New Roman3" style:font-style-complex="normal"/>
    </style:style>
    <style:style style:name="T116" style:family="text">
      <style:text-properties style:text-position="super 58%" fo:font-weight="normal" style:font-weight-asian="normal" style:font-weight-complex="normal"/>
    </style:style>
    <style:style style:name="T117" style:family="text">
      <style:text-properties style:font-name="Times New Roman" style:font-name-asian="Times New Roman3" style:font-name-complex="Times New Roman3"/>
    </style:style>
    <style:style style:name="T118" style:family="text">
      <style:text-properties style:font-name="Times New Roman3" style:font-name-asian="Times New Roman3" style:font-name-complex="Times New Roman3"/>
    </style:style>
    <style:style style:name="T119" style:family="text">
      <style:text-properties style:text-position="33% 58%" style:font-name="Times New Roman" style:font-name-asian="Times New Roman3" style:font-name-complex="Times New Roman3"/>
    </style:style>
    <style:style style:name="T120" style:family="text">
      <style:text-properties style:text-position="0% 100%" style:font-name="Times New Roman" style:font-name-asian="Times New Roman3" style:font-name-complex="Times New Roman3"/>
    </style:style>
    <style:style style:name="T121" style:family="text">
      <style:text-properties style:text-position="0% 100%" style:font-name="Times New Roman3" style:font-name-asian="Times New Roman3" style:font-name-complex="Times New Roman3"/>
    </style:style>
    <style:style style:name="T122" style:family="text">
      <style:text-properties fo:color="#000080"/>
    </style:style>
    <style:style style:name="T123" style:family="text">
      <style:text-properties style:use-window-font-color="true"/>
    </style:style>
    <style:style style:name="T124" style:family="text">
      <style:text-properties style:use-window-font-color="true" style:font-name="Times New Roman3" fo:font-style="italic" style:font-name-asian="Times New Roman3" style:font-style-asian="italic" style:font-name-complex="Times New Roman3" style:font-style-complex="italic"/>
    </style:style>
    <style:style style:name="T125" style:family="text">
      <style:text-properties style:use-window-font-color="true" style:font-name="Times New Roman" style:font-name-asian="Times New Roman3" style:font-name-complex="Times New Roman3"/>
    </style:style>
    <style:style style:name="T126" style:family="text">
      <style:text-properties fo:color="#000000" style:font-name="Times New Roman" style:font-name-asian="Times New Roman3" style:font-name-complex="Times New Roman3"/>
    </style:style>
    <style:style style:name="T127" style:family="text">
      <style:text-properties style:text-position="-33% 58%" style:font-name="Times New Roman" fo:font-style="italic" style:font-name-asian="Times New Roman3" style:font-style-asian="italic" style:font-name-complex="Times New Roman3" style:font-style-complex="italic"/>
    </style:style>
    <style:style style:name="T128" style:family="text">
      <style:text-properties fo:color="#000000" style:font-name="Times New Roman" fo:font-weight="normal" style:font-name-asian="Times New Roman3" style:font-weight-asian="normal" style:font-name-complex="Times New Roman3" style:font-weight-complex="normal"/>
    </style:style>
    <style:style style:name="T129" style:family="text">
      <style:text-properties style:font-name="Arial3" fo:font-style="italic" style:font-name-asian="Arial3" style:font-style-asian="italic" style:font-name-complex="Arial3" style:font-style-complex="italic"/>
    </style:style>
    <style:style style:name="T130" style:family="text">
      <style:text-properties style:font-name="Arial3" style:font-name-asian="Arial3" style:font-name-complex="Arial3"/>
    </style:style>
    <style:style style:name="T131" style:family="text">
      <style:text-properties fo:color="#ffffff" fo:font-style="normal" fo:font-weight="normal" style:font-style-asian="normal" style:font-weight-asian="normal" style:font-style-complex="normal" style:font-weight-complex="normal"/>
    </style:style>
    <style:style style:name="T132" style:family="text">
      <style:text-properties fo:color="#ffffff" fo:font-style="italic" fo:font-weight="normal" style:font-style-asian="italic" style:font-weight-asian="normal" style:font-style-complex="italic" style:font-weight-complex="normal"/>
    </style:style>
    <style:style style:name="T133" style:family="text">
      <style:text-properties fo:color="#ffff00" fo:font-style="normal" fo:font-weight="normal" style:font-style-asian="normal" style:font-weight-asian="normal" style:font-style-complex="normal" style:font-weight-complex="normal"/>
    </style:style>
    <style:style style:name="T134" style:family="text">
      <style:text-properties style:use-window-font-color="true" fo:font-style="normal" fo:font-weight="normal" style:font-style-asian="normal" style:font-weight-asian="normal" style:font-style-complex="normal" style:font-weight-complex="normal"/>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style:text-position="-33% 58%" fo:font-style="normal" fo:font-weight="normal" style:font-style-asian="normal" style:font-weight-asian="normal" style:font-style-complex="normal" style:font-weight-complex="normal"/>
    </style:style>
    <style:style style:name="T138" style:family="text">
      <style:text-properties style:text-position="0% 100%" fo:font-style="normal" fo:font-weight="normal" style:font-style-asian="normal" style:font-weight-asian="normal" style:font-style-complex="normal" style:font-weight-complex="normal"/>
    </style:style>
    <style:style style:name="T139" style:family="text">
      <style:text-properties style:text-position="0% 100%" fo:font-style="italic" fo:font-weight="normal" style:font-style-asian="italic" style:font-weight-asian="normal" style:font-style-complex="italic" style:font-weight-complex="normal"/>
    </style:style>
    <style:style style:name="T140" style:family="text">
      <style:text-properties style:text-position="0% 100%" fo:font-style="normal" fo:font-weight="bold" style:font-style-asian="normal" style:font-weight-asian="bold" style:font-style-complex="normal" style:font-weight-complex="bold"/>
    </style:style>
    <style:style style:name="T141" style:family="text">
      <style:text-properties style:text-position="0% 100%" fo:font-style="italic" fo:font-weight="bold" style:font-style-asian="italic" style:font-weight-asian="bold" style:font-style-complex="italic" style:font-weight-complex="bold"/>
    </style:style>
    <style:style style:name="T142" style:family="text">
      <style:text-properties style:text-position="-33% 58%" fo:font-style="italic" fo:font-weight="normal" style:font-style-asian="italic" style:font-weight-asian="normal" style:font-style-complex="italic" style:font-weight-complex="normal"/>
    </style:style>
    <style:style style:name="T143" style:family="text">
      <style:text-properties fo:color="#000000" style:text-position="0% 100%"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44" style:family="text">
      <style:text-properties style:text-position="0% 100%" fo:font-weight="normal" style:font-weight-asian="normal" style:font-weight-complex="normal"/>
    </style:style>
    <style:style style:name="T145" style:family="text">
      <style:text-properties style:text-position="33% 58%" fo:font-style="italic" fo:font-weight="bold" style:font-style-asian="italic" style:font-weight-asian="bold" style:font-style-complex="italic" style:font-weight-complex="bold"/>
    </style:style>
    <style:style style:name="T146" style:family="text">
      <style:text-properties style:font-name="Times New Roman3" fo:font-style="normal" style:font-name-asian="Times New Roman3" style:font-style-asian="normal" style:font-name-complex="Times New Roman3" style:font-style-complex="normal"/>
    </style:style>
    <style:style style:name="T147" style:family="text">
      <style:text-properties style:font-name="Arial3" fo:font-style="normal" style:font-name-asian="Arial3" style:font-style-asian="normal" style:font-name-complex="Arial3"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2" draw:layer="layout" svg:width="25.199cm" svg:height="12.18cm" svg:x="1.4cm" svg:y="6.914cm" presentation:class="subtitle" presentation:user-transformed="true">
          <draw:text-box>
            <text:p text:style-name="P1"><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 text:style-name="P1"><text:span text:style-name="T1"><text:s text:c="46"/></text:span><text:span text:style-name="T1">,</text:span></text:p>
            <text:p text:style-name="P1"><text:span text:style-name="T1">im Zustandsraum.</text:span></text:p>
            <text:p text:style-name="P1"><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text:span><text:span text:style-name="T3">j</text:span><text:span text:style-name="T1">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draw:text-box>
        </draw:frame>
        <draw:frame presentation:style-name="pr2" draw:text-style-name="P3" draw:layer="layout" svg:width="25.199cm" svg:height="4.51cm" svg:x="1.4cm" svg:y="0.335cm" presentation:class="title">
          <draw:text-box>
            <text:p text:style-name="P3"><text:span text:style-name="T7">Durch welche physikalischen Größen ist der </text:span><text:span text:style-name="T8">Zustand</text:span><text:span text:style-name="T7"> eines Systems in der </text:span><text:span text:style-name="T8">Klassischen Mechanik</text:span><text:span text:style-name="T7"> definiert?</text:span></text:p>
          </draw:text-box>
        </draw:frame>
        <draw:frame draw:style-name="gr1" draw:text-style-name="P4"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2" draw:text-style-name="P4" draw:layer="layout" svg:width="11.179cm" svg:height="1.168cm" svg:x="7.11cm" svg:y="9.662cm">
          <text:p/>
          <draw:object xlink:href="../Zustand%20in%20der%20klassischen%20Mechanik.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text-style-name="P1" draw:layer="layout" svg:width="25.199cm" svg:height="12.18cm" svg:x="1.4cm" svg:y="4.914cm" presentation:class="subtitle" presentation:user-transformed="true">
          <draw:text-box>
            <text:p><text:span text:style-name="T9">Der Zustand eines mechanischen Systems entspricht einem Punkt </text:span><text:span text:style-name="T10">π </text:span><text:span text:style-name="T9">= </text:span><text:span text:style-name="T10">π</text:span><text:span text:style-name="T9">(</text:span><text:span text:style-name="T11">t</text:span><text:span text:style-name="T9">),</text:span></text:p>
            <text:p><text:span text:style-name="T9"><text:s text:c="46"/></text:span><text:span text:style-name="T9">,</text:span></text:p>
            <text:p><text:span text:style-name="T9">im Zustandsraum.</text:span></text:p>
          </draw:text-box>
        </draw:frame>
        <draw:frame presentation:style-name="pr2" draw:text-style-name="P5" draw:layer="layout" svg:width="25.199cm" svg:height="3.506cm" svg:x="1.4cm" svg:y="0.837cm" presentation:class="title" presentation:user-transformed="true">
          <draw:text-box>
            <text:p><text:span text:style-name="T12">Durch welche physikalischen Größen ist der </text:span><text:span text:style-name="T13">Zustand</text:span><text:span text:style-name="T12"> eines Systems in der </text:span><text:span text:style-name="T13">Klassischen Mechanik</text:span><text:span text:style-name="T12"> definiert?</text:span></text:p>
          </draw:text-box>
        </draw:frame>
        <draw:frame draw:style-name="gr1" draw:text-style-name="P4"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2" draw:text-style-name="P4" draw:layer="layout" svg:width="11.179cm" svg:height="1.168cm" svg:x="7.21cm" svg:y="10.915cm">
          <text:p/>
          <draw:object xlink:href="../Zustand%20in%20der%20klassischen%20Mechanik.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1" draw:layer="layout" svg:width="25.199cm" svg:height="12.18cm" svg:x="1.4cm" svg:y="6.914cm" presentation:class="subtitle" presentation:user-transformed="true">
          <draw:text-box>
            <text:p><text:span text:style-name="T9">Die Bewegungsgleichungen.</text:span></text:p>
            <text:p><text:span text:style-name="T9"/></text:p>
            <text:p><text:span text:style-name="T9">Die partiellen Ableitungen der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 nach den </text:span><text:span text:style-name="T11">generalisierten Koordinaten q</text:span><text:span text:style-name="T15">j</text:span><text:span text:style-name="T9"> und den </text:span><text:span text:style-name="T11">generalisierten Impulsen p</text:span><text:span text:style-name="T15">j</text:span><text:span text:style-name="T16"> </text:span><text:span text:style-name="T9">(</text:span><text:span text:style-name="T11">j</text:span><text:span text:style-name="T9"> = 1, … ,</text:span><text:span text:style-name="T11">s</text:span><text:span text:style-name="T9">) führen zu einem Satz von 2</text:span><text:span text:style-name="T11">s</text:span><text:span text:style-name="T9"> Bewegungsgleichungen, welcher sich mit einer entsprechenden Anzahl von bekannte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ßt und damit den </text:span><text:span text:style-name="T11">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1" draw:layer="layout" svg:width="25.199cm" svg:height="12.18cm" svg:x="1.4cm" svg:y="6.914cm" presentation:class="subtitle" presentation:user-transformed="true">
          <draw:text-box>
            <text:p><text:span text:style-name="T9">Die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text:span></text:p>
            <text:p><text:span text:style-name="T9"/></text:p>
            <text:p><text:span text:style-name="T9"/></text:p>
            <text:p><text:span text:style-name="T9">Aus der Hamiltonfunktion erhält man einen Satz von 2</text:span><text:span text:style-name="T11">s</text:span><text:span text:style-name="T9"> Bewegungsgleichungen, welcher sich mit einer entsprechenden Anzahl vo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sst und so den Zustand </text:span><text:span text:style-name="T18">π</text:span><text:span text:style-name="T19">(</text:span><text:span text:style-name="T20">t</text:span><text:span text:style-name="T19">) = (</text:span><text:span text:style-name="T18">q</text:span><text:span text:style-name="T19">(</text:span><text:span text:style-name="T20">t</text:span><text:span text:style-name="T19">),</text:span><text:span text:style-name="T18">p</text:span><text:span text:style-name="T19">(</text:span><text:span text:style-name="T20">t</text:span><text:span text:style-name="T19">))</text:span><text:span text:style-name="T9"> für alle Zeiten </text:span><text:span text:style-name="T11">t</text:span><text:span text:style-name="T9"> festlegt.</text:span></text:p>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text-style-name="P3" draw:layer="layout" svg:width="25.199cm" svg:height="3.506cm" svg:x="1.4cm" svg:y="0.837cm" presentation:class="title">
          <draw:text-box>
            <text:p><text:span text:style-name="T7">Was wird in der Elektrodynamik benötigt um den Systemzustand festzulegen?</text:span></text:p>
          </draw:text-box>
        </draw:frame>
        <draw:frame presentation:style-name="pr6" draw:text-style-name="P1" draw:layer="layout" svg:width="25.199cm" svg:height="12.18cm" svg:x="1.4cm" svg:y="4.914cm" presentation:class="subtitle">
          <draw:text-box>
            <text:p><text:span text:style-name="T9"/></text:p>
            <text:p><text:span text:style-name="T9">In der Elektrodynamik werden zur Festlegung des Systemzustands die Felder </text:span><text:span text:style-name="T10">E</text:span><text:span text:style-name="T9"> und </text:span><text:span text:style-name="T10">B</text:span><text:span text:style-name="T9"> benötigt.</text:span></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text-style-name="P3" draw:layer="layout" svg:width="25.199cm" svg:height="3.506cm" svg:x="1.4cm" svg:y="0.837cm" presentation:class="title">
          <draw:text-box>
            <text:p><text:span text:style-name="T7">Was wird in der Thermodynamik benötigt um den Systemzustand festzulegen?</text:span></text:p>
          </draw:text-box>
        </draw:frame>
        <draw:frame presentation:style-name="pr6" draw:text-style-name="P1" draw:layer="layout" svg:width="25.199cm" svg:height="12.18cm" svg:x="1.4cm" svg:y="4.914cm" presentation:class="subtitle">
          <draw:text-box>
            <text:p><text:span text:style-name="T9"/></text:p>
            <text:p><text:span text:style-name="T9">In der Thermodynamik werden zur Festlegung des Systemzustands die thermodynamischen Potentiale </text:span><text:span text:style-name="T11">U</text:span><text:span text:style-name="T9">,</text:span><text:span text:style-name="T11">F</text:span><text:span text:style-name="T9">,</text:span><text:span text:style-name="T11">G</text:span><text:span text:style-name="T9">,</text:span><text:span text:style-name="T11">H</text:span><text:span text:style-name="T9">,</text:span><text:span text:style-name="T11">S</text:span><text:span text:style-name="T9"> benötigt.</text:span></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s Jahr könnte man als Geburtsjahr der Quantenmechanik ansehen?</text:span></text:p>
          </draw:text-box>
        </draw:frame>
        <draw:frame presentation:style-name="pr7" draw:text-style-name="P1" draw:layer="layout" svg:width="25.199cm" svg:height="12.18cm" svg:x="1.4cm" svg:y="4.914cm" presentation:class="subtitle">
          <draw:text-box>
            <text:p><text:span text:style-name="T9">Das Jahr 1900 mit der Planckschen Beschreibung der Wärme- (Hohlraum-) Strahlung</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text-style-name="P3" draw:layer="layout" svg:width="25.199cm" svg:height="3.506cm" svg:x="1.4cm" svg:y="0.837cm" presentation:class="title">
          <draw:text-box>
            <text:p><text:span text:style-name="T7">Wann spricht man von </text:span><text:span text:style-name="T8">Quantenphänomenen</text:span><text:span text:style-name="T7">?</text:span></text:p>
          </draw:text-box>
        </draw:frame>
        <draw:frame presentation:style-name="pr7" draw:text-style-name="P1" draw:layer="layout" svg:width="25.199cm" svg:height="12.18cm" svg:x="1.4cm" svg:y="4.914cm" presentation:class="subtitle">
          <draw:text-box>
            <text:p><text:span text:style-name="T9">Wenn man physikalische Prozesse betrachtet, deren dynamische Ausmaße so gering sind, daß das makrophysikalisch winzige Plancksche Wirkungsquantum </text:span><text:span text:style-name="T23">h</text:span><text:span text:style-name="T9"> nicht mehr als </text:span><text:span text:style-name="T11">relativ klein</text:span><text:span text:style-name="T9"> angesehen werden kann.</text:span></text:p>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text-style-name="P3" draw:layer="layout" svg:width="25.199cm" svg:height="3.506cm" svg:x="1.4cm" svg:y="0.837cm" presentation:class="title">
          <draw:text-box>
            <text:p><text:span text:style-name="T7">Warum bezeichnet man die </text:span><text:span text:style-name="T8">Klassische Mechanik</text:span><text:span text:style-name="T7"> als deterministisch?</text:span></text:p>
          </draw:text-box>
        </draw:frame>
        <draw:frame presentation:style-name="pr7" draw:text-style-name="P1" draw:layer="layout" svg:width="25.199cm" svg:height="12.18cm" svg:x="1.4cm" svg:y="4.914cm" presentation:class="subtitle">
          <draw:text-box>
            <text:p><text:span text:style-name="T9">Weil aus der Kenntnis aller den </text:span><text:span text:style-name="T11">Zustand</text:span><text:span text:style-name="T9"> des Systems zu </text:span><text:span text:style-name="T24">einem</text:span><text:span text:style-name="T9"> bestimmten Zeitpunkt definierenden Größen der </text:span><text:span text:style-name="T11">Zustand</text:span><text:span text:style-name="T9"> zu </text:span><text:span text:style-name="T24">allen späteren</text:span><text:span text:style-name="T9"> Zeiten bereits eindeutig und mit vollständiger Bestimmtheit festgelegt ist.</text:span></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text-style-name="P3" draw:layer="layout" svg:width="25.199cm" svg:height="3.506cm" svg:x="1.4cm" svg:y="0.837cm" presentation:class="title">
          <draw:text-box>
            <text:p><text:span text:style-name="T7">Was besagt die Heisenbergsche Unbestimmtheitsrelation?</text:span></text:p>
          </draw:text-box>
        </draw:frame>
        <draw:frame presentation:style-name="pr7" draw:text-style-name="P1" draw:layer="layout" svg:width="25.199cm" svg:height="12.18cm" svg:x="1.4cm" svg:y="4.914cm" presentation:class="subtitle">
          <draw:text-box>
            <text:p><text:span text:style-name="T9">Die dynamischen Variablen </text:span><text:span text:style-name="T10">q</text:span><text:span text:style-name="T9"> und </text:span><text:span text:style-name="T10">p</text:span><text:span text:style-name="T9"> haben im allgemeinen nicht genau definierte Werte, sondern sind mit </text:span><text:span text:style-name="T23">Unschärfen</text:span><text:span text:style-name="T24"> </text:span><text:span text:style-name="T25">Δ</text:span><text:span text:style-name="T18">p</text:span><text:span text:style-name="T25"> und Δ</text:span><text:span text:style-name="T18">q</text:span><text:span text:style-name="T26"> behaftet. Wie groß diese ist hängt von der jeweiligen Situation ab, jedoch wird stets die</text:span></text:p>
            <text:p><text:span text:style-name="T26"/></text:p>
            <text:p text:style-name="P4"><text:span text:style-name="T27">Heisenbergsche Unbestimmtheitsrelation</text:span></text:p>
            <text:p><text:span text:style-name="T26"/></text:p>
            <text:p><text:span text:style-name="T26"/></text:p>
            <text:p><text:span text:style-name="T26"/></text:p>
            <text:p><text:span text:style-name="T26">erfüllt.</text:span></text:p>
          </draw:text-box>
        </draw:frame>
        <draw:frame draw:style-name="gr2" draw:text-style-name="P4" draw:layer="layout" svg:width="8.722cm" svg:height="2.006cm" svg:x="9.638cm" svg:y="12.396cm">
          <text:p/>
          <draw:object xlink:href="../Heisenbergsche%20Unbestimmtheitsrelation.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text-style-name="P3" draw:layer="layout" svg:width="25.199cm" svg:height="3.506cm" svg:x="1.4cm" svg:y="0.837cm" presentation:class="title">
          <draw:text-box>
            <text:p><text:span text:style-name="T7">Was versteht man unter </text:span><text:span text:style-name="T8">Wärmestrahlung</text:span><text:span text:style-name="T28">?</text:span></text:p>
          </draw:text-box>
        </draw:frame>
        <draw:frame presentation:style-name="pr7" draw:text-style-name="P1" draw:layer="layout" svg:width="25.199cm" svg:height="12.18cm" svg:x="1.4cm" svg:y="4.914cm" presentation:class="subtitle">
          <draw:text-box>
            <text:p><text:span text:style-name="T9">Bei niedrigen Temperaturen emittiert ein Festkörper Energie in Form von </text:span><text:span text:style-name="T24">Wärmestrahlung</text:span><text:span text:style-name="T29">. Wärmestrahlung ist elektromagnetische Strahlung, ebenso wie sichtbares Licht (vgl. Glühen bei hohen Temperaturen).</text:span></text:p>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text-style-name="P3" draw:layer="layout" svg:width="25.199cm" svg:height="3.506cm" svg:x="1.4cm" svg:y="0.837cm" presentation:class="title">
          <draw:text-box>
            <text:p><text:span text:style-name="T7">Welche Eigenschaft definiert den </text:span><text:span text:style-name="T8">Schwarzen Körper</text:span><text:span text:style-name="T28">? Wie läßt er sich realisieren?</text:span></text:p>
          </draw:text-box>
        </draw:frame>
        <draw:frame presentation:style-name="pr1" draw:text-style-name="P1" draw:layer="layout" svg:width="25.199cm" svg:height="12.18cm" svg:x="1.4cm" svg:y="6.915cm" presentation:class="subtitle" presentation:user-transformed="true">
          <draw:text-box>
            <text:p><text:span text:style-name="T9">Unter einem </text:span><text:span text:style-name="T24">Schwarzen Körper</text:span><text:span text:style-name="T29"> versteht man einen Körper, der alle auf ihn auftreffende Strahlung absorbiert.</text:span></text:p>
            <text:p><text:span text:style-name="T29"/></text:p>
            <text:p><text:span text:style-name="T29">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29">. Sie wird mit der Wärmestrahlung identisch sein, die im Innern des Hohlraums auf dessen Wände fällt.</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ie ist die räumliche, spektrale Energiedichte definiert?</text:span></text:p>
          </draw:text-box>
        </draw:frame>
        <draw:frame presentation:style-name="pr1" draw:text-style-name="P1" draw:layer="layout" svg:width="25.199cm" svg:height="12.579cm" svg:x="1.4cm" svg:y="6.216cm" presentation:class="subtitle" presentation:user-transformed="true">
          <draw:text-box>
            <text:p><text:span text:style-name="T9">Die Wärmestrahlung besitzt ein kontinuierliches Spektrum, in dem alle Frequenzen mit Werten von 0 bis </text:span><text:span text:style-name="T26">∞</text:span><text:span text:style-name="T9"> vorkommen. Zur Beschreibung der spektralen Zusammensetzung der Strahlung führt man die</text:span></text:p>
            <text:p><text:span text:style-name="T24"/></text:p>
            <text:p><text:span text:style-name="T24">spektrale Energiedichte</text:span><text:span text:style-name="T9"> </text:span><text:span text:style-name="T11">w</text:span><text:span text:style-name="T15">ν</text:span><text:span text:style-name="T26">, <text:s text:c="32"/>ein:</text:span></text:p>
            <text:p><text:span text:style-name="T26"/></text:p>
            <text:p><text:span text:style-name="T26"/></text:p>
            <text:p><text:span text:style-name="T26"/></text:p>
            <text:p><text:span text:style-name="T26">Die gesamte räumliche Energiedichte ergibt sich umgekehrt daraus durch Integration über alle Frequenzen ν:</text:span></text:p>
            <text:p><text:span text:style-name="T26"/></text:p>
            <text:p><text:span text:style-name="T26"/></text:p>
          </draw:text-box>
        </draw:frame>
        <draw:frame draw:style-name="gr2" draw:text-style-name="P4" draw:layer="layout" svg:width="6.365cm" svg:height="2.192cm" svg:x="14.947cm" svg:y="9.803cm">
          <text:p/>
          <draw:object xlink:href="../Energiedichte.odf" xlink:type="simple" xlink:show="embed" xlink:actuate="onLoad"/>
          <draw:image xlink:href="./ObjectReplacements/Object 5" xlink:type="simple" xlink:show="embed" xlink:actuate="onLoad"/>
        </draw:frame>
        <draw:frame draw:style-name="gr2" draw:text-style-name="P4" draw:layer="layout" svg:width="3.28cm" svg:height="2.192cm" svg:x="11.759cm" svg:y="11.951cm">
          <text:p/>
          <draw:object xlink:href="../spektrale%20Energiedichte.odf" xlink:type="simple" xlink:show="embed" xlink:actuate="onLoad"/>
          <draw:image xlink:href="./ObjectReplacements/Object 6" xlink:type="simple" xlink:show="embed" xlink:actuate="onLoad"/>
        </draw:frame>
        <draw:frame draw:style-name="gr2" draw:text-style-name="P4" draw:layer="layout" svg:width="7.129cm" svg:height="2.142cm" svg:x="10.535cm" svg:y="17.176cm">
          <text:p/>
          <draw:object xlink:href="../gesamte%20räumliche%20Energiedichte%20als%20Integral%20über%20die%20spektrale%20Energiedichte.odf" xlink:type="simple" xlink:show="embed" xlink:actuate="onLoad"/>
          <draw:image xlink:href="./ObjectReplacements/Object 7" xlink:type="simple" xlink:show="embed" xlink:actuate="onLoad"/>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text-style-name="P3" draw:layer="layout" svg:width="25.199cm" svg:height="3.506cm" svg:x="1.4cm" svg:y="0.837cm" presentation:class="title">
          <draw:text-box>
            <text:p><text:span text:style-name="T7">Formulieren Sie das Kirchhoffsche Gesetz.</text:span></text:p>
          </draw:text-box>
        </draw:frame>
        <draw:frame presentation:style-name="Standard-subtitle" draw:text-style-name="P1" draw:layer="layout" svg:width="25.199cm" svg:height="13.859cm" svg:x="1.4cm" svg:y="4.075cm" presentation:class="subtitle" presentation:user-transformed="true">
          <draw:text-box>
            <text:p><text:span text:style-name="T9">Die Strahlung im Hohlraum ist isotrop und homogen, d.h. unabhängig von der Richtung und an allen Stellen gleich. Die spektrale Energiedichte </text:span><text:span text:style-name="T11">w</text:span><text:span text:style-name="T15">ν</text:span><text:span text:style-name="T9"> ist bei konstanter Temperatur </text:span><text:span text:style-name="T11">T</text:span><text:span text:style-name="T9"> nicht von der Beschaffenheit der Wände abhängig, es handelt sich also um eine </text:span><text:span text:style-name="T11">universelle</text:span><text:span text:style-name="T9"> Funktion der Frequenz </text:span><text:span text:style-name="T11">ν</text:span><text:span text:style-name="T9"> und der Temperatur </text:span><text:span text:style-name="T11">T</text:span><text:span text:style-name="T9">:</text:span></text:p>
          </draw:text-box>
        </draw:frame>
        <draw:frame draw:style-name="gr2" draw:text-style-name="P4" draw:layer="layout" svg:width="4.694cm" svg:height="1.033cm" svg:x="11.652cm" svg:y="14.483cm">
          <text:p/>
          <draw:object xlink:href="../spektrale%20Energiedichte%20aus%20dem%20Kirchhoff'schen%20Gesetz.odf" xlink:type="simple" xlink:show="embed" xlink:actuate="onLoad"/>
          <draw:image xlink:href="./ObjectReplacements/Object 8" xlink:type="simple" xlink:show="embed" xlink:actuate="onLoad"/>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text-style-name="P3" draw:layer="layout" svg:width="25.199cm" svg:height="3.506cm" svg:x="1.4cm" svg:y="0.837cm" presentation:class="title">
          <draw:text-box>
            <text:p><text:span text:style-name="T7">Welche Aussage zur Wärmestrahlung steckt im Wienschen Gesetz?</text:span></text:p>
          </draw:text-box>
        </draw:frame>
        <draw:frame presentation:style-name="pr1" draw:text-style-name="P8" draw:layer="layout" svg:width="25.199cm" svg:height="12.18cm" svg:x="1.4cm" svg:y="4.914cm" presentation:class="subtitle">
          <draw:text-box>
            <text:p><text:span text:style-name="T30">Das </text:span><text:span text:style-name="T31">Wiensche Verschiebungsgesetz</text:span><text:span text:style-name="T30">: Die der maximalen spektralen Temperaturdichte entsprechende Frequenz ist der Temperatur direkt proportional.</text:span></text:p>
          </draw:text-box>
        </draw:frame>
        <draw:frame draw:style-name="gr2" draw:text-style-name="P4" draw:layer="layout" svg:width="5.947cm" svg:height="1.958cm" svg:x="11.026cm" svg:y="13.52cm">
          <text:p/>
          <draw:object xlink:href="../Wien'sches%20Verschiebungsgesetz.odf" xlink:type="simple" xlink:show="embed" xlink:actuate="onLoad"/>
          <draw:image xlink:href="./ObjectReplacements/Object 10" xlink:type="simple" xlink:show="embed" xlink:actuate="onLoad"/>
        </draw:frame>
        <presentation:notes draw:style-name="dp2">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text-style-name="P3" draw:layer="layout" svg:width="25.199cm" svg:height="3.506cm" svg:x="1.4cm" svg:y="0.837cm" presentation:class="title">
          <draw:text-box>
            <text:p><text:span text:style-name="T7">Welche Aussage zur Wärmestrahlung steckt im Wienschen Gesetz?</text:span></text:p>
          </draw:text-box>
        </draw:frame>
        <draw:frame presentation:style-name="pr8" draw:text-style-name="P9" draw:layer="layout" svg:width="25.199cm" svg:height="13.724cm" svg:x="1.4cm" svg:y="5.083cm" presentation:class="subtitle" presentation:user-transformed="true">
          <draw:text-box>
            <text:p><text:span text:style-name="T32">Das </text:span><text:span text:style-name="T33">Wiensche Verschiebungsgesetz</text:span><text:span text:style-name="T32">: Die der maximalen spektralen Temperaturdichte entsprechende Frequenz ist der Temperatur direkt proportional.</text:span></text:p>
            <text:p><text:span text:style-name="T32"/></text:p>
            <text:p><text:span text:style-name="T34">Die Bestimmung der Funktion </text:span><text:span text:style-name="T35">f</text:span><text:span text:style-name="T34"> mit den </text:span><text:span text:style-name="T36">zwei</text:span><text:span text:style-name="T34"> Variablen </text:span><text:span text:style-name="T35">ν</text:span><text:span text:style-name="T34"> und </text:span><text:span text:style-name="T35">T</text:span><text:span text:style-name="T34"> läßt sich auf die Bestimmung einer Funktion </text:span><text:span text:style-name="T35">g</text:span><text:span text:style-name="T34"> mit nur noch </text:span><text:span text:style-name="T36">einer</text:span><text:span text:style-name="T34"> Variablen </text:span><text:span text:style-name="T35">ν</text:span><text:span text:style-name="T37">/</text:span><text:span text:style-name="T35">T</text:span><text:span text:style-name="T34"> zurückführen:</text:span><text:span text:style-name="T34"><text:tab/></text:span><text:span text:style-name="T34"><text:tab/></text:span><text:span text:style-name="T34"><text:tab/></text:span><text:span text:style-name="T34"><text:tab/></text:span><text:span text:style-name="T34">. Mißt man beispielsweise die spektrale Energiedichte bei verschiedenen Temperaturen, so ergibt sich für</text:span><text:span text:style-name="T34"><text:tab/></text:span><text:span text:style-name="T34"><text:tab/></text:span><text:span text:style-name="T34"><text:tab/></text:span><text:span text:style-name="T34"> <text:s text:c="2"/>als Funktion von </text:span><text:span text:style-name="T38">ν</text:span><text:span text:style-name="T39">/</text:span><text:span text:style-name="T38">T </text:span><text:span text:style-name="T34">stets derselbe Kurvenverlauf. Mit </text:span><text:span text:style-name="T35">x</text:span><text:span text:style-name="T34">=</text:span><text:span text:style-name="T40">ν</text:span><text:span text:style-name="T41">/</text:span><text:span text:style-name="T40">T</text:span><text:span text:style-name="T41"> folgt</text:span><text:span text:style-name="T41"><text:tab/></text:span><text:span text:style-name="T41"><text:tab/></text:span><text:span text:style-name="T41"><text:tab/></text:span><text:span text:style-name="T41"><text:tab/></text:span><text:span text:style-name="T41"><text:tab/></text:span><text:span text:style-name="T41"><text:tab/></text:span><text:span text:style-name="T41">. Das Integral rechts ist ein Zahlenwert α, somit ist die Gleichung das </text:span><text:span text:style-name="T42">Stefan-Boltzmann-Gesetz</text:span><text:span text:style-name="T42"><text:tab/></text:span><text:span text:style-name="T42"><text:tab/></text:span><text:span text:style-name="T42"><text:tab/></text:span><text:span text:style-name="T42"> <text:s/></text:span><text:span text:style-name="T41">. </text:span><text:span text:style-name="T34">Besitzt die spektrale Energiedichte </text:span><text:span text:style-name="T35">w</text:span><text:span text:style-name="T43">ν</text:span><text:span text:style-name="T39"> als Funktion von </text:span><text:span text:style-name="T38">ν</text:span><text:span text:style-name="T39"> bei </text:span><text:span text:style-name="T38">ν</text:span><text:span text:style-name="T44">max</text:span><text:span text:style-name="T39"> ein Maximum, so muß</text:span><text:span text:style-name="T39"><text:tab/></text:span><text:span text:style-name="T39"><text:tab/></text:span><text:span text:style-name="T39"><text:tab/></text:span><text:span text:style-name="T39"><text:tab/></text:span><text:span text:style-name="T39"><text:tab/></text:span><text:span text:style-name="T39"><text:tab/></text:span><text:span text:style-name="T39">oder gleichbedeutend damit</text:span><text:span text:style-name="T39"><text:tab/></text:span><text:span text:style-name="T39"><text:tab/></text:span><text:span text:style-name="T39"><text:tab/></text:span><text:span text:style-name="T39"><text:tab/></text:span><text:span text:style-name="T39">sein.</text:span></text:p>
            <text:p><text:span text:style-name="T39">Die Lösung ist ein bestimmter Zahlenwert </text:span><text:span text:style-name="T38">x</text:span><text:span text:style-name="T44">0</text:span><text:span text:style-name="T39">:</text:span></text:p>
          </draw:text-box>
        </draw:frame>
        <draw:frame draw:style-name="gr2" draw:text-style-name="P4" draw:layer="layout" svg:width="5.947cm" svg:height="1.958cm" svg:x="11.026cm" svg:y="18.72cm">
          <text:p/>
          <draw:object xlink:href="../Wien'sches%20Verschiebungsgesetz.odf" xlink:type="simple" xlink:show="embed" xlink:actuate="onLoad"/>
          <draw:image xlink:href="./ObjectReplacements/Object 11" xlink:type="simple" xlink:show="embed" xlink:actuate="onLoad"/>
        </draw:frame>
        <draw:frame draw:style-name="gr2" draw:text-style-name="P4" draw:layer="layout" svg:width="3.25cm" svg:height="0.9cm" svg:x="16.615cm" svg:y="11.657cm">
          <text:p/>
          <draw:object xlink:href="../Funktion%20der%20spektralen%20Energiedichte%20bei%20verschiedenen%20Temperaturen.odf" xlink:type="simple" xlink:show="embed" xlink:actuate="onLoad"/>
          <draw:image xlink:href="./ObjectReplacements/Object 12" xlink:type="simple" xlink:show="embed" xlink:actuate="onLoad"/>
        </draw:frame>
        <draw:frame draw:style-name="gr2" draw:text-style-name="P4" draw:layer="layout" svg:width="6.89cm" svg:height="1.2cm" svg:x="16.751cm" svg:y="12.628cm">
          <text:p/>
          <draw:object xlink:href="../Übergang%20zum%20Stefan-Boltzmann-Gesetz.odf" xlink:type="simple" xlink:show="embed" xlink:actuate="onLoad"/>
          <draw:image xlink:href="./ObjectReplacements/Object 13" xlink:type="simple" xlink:show="embed" xlink:actuate="onLoad"/>
        </draw:frame>
        <draw:frame draw:style-name="gr2" draw:text-style-name="P4" draw:layer="layout" svg:width="3.78cm" svg:height="1cm" svg:x="7.25cm" svg:y="14.497cm">
          <text:p/>
          <draw:object xlink:href="../Stefan-Boltzmann-Gesetz.odf" xlink:type="simple" xlink:show="embed" xlink:actuate="onLoad"/>
          <draw:image xlink:href="./ObjectReplacements/Object 15" xlink:type="simple" xlink:show="embed" xlink:actuate="onLoad"/>
        </draw:frame>
        <draw:frame draw:style-name="gr2" draw:text-style-name="P4" draw:layer="layout" svg:width="6.84cm" svg:height="1.2cm" svg:x="15.442cm" svg:y="15.567cm">
          <text:p/>
          <draw:object xlink:href="../Maximum%20der%20spektralen%20Energiedichte%20als%20Funktion%20der%20Frequenz.odf" xlink:type="simple" xlink:show="embed" xlink:actuate="onLoad"/>
          <draw:image xlink:href="./ObjectReplacements/Object 16" xlink:type="simple" xlink:show="embed" xlink:actuate="onLoad"/>
        </draw:frame>
        <draw:frame draw:style-name="gr2" draw:text-style-name="P4" draw:layer="layout" svg:width="3.55cm" svg:height="1.2cm" svg:x="15.16cm" svg:y="16.672cm">
          <text:p/>
          <draw:object xlink:href="../Alternative%20Bedingung%20für%20ein%20Maximum%20der%20spektralen%20Energiedichte%20als%20Funktion%20der%20Frequenz.odf" xlink:type="simple" xlink:show="embed" xlink:actuate="onLoad"/>
          <draw:image xlink:href="./ObjectReplacements/Object 17" xlink:type="simple" xlink:show="embed" xlink:actuate="onLoad"/>
        </draw:frame>
        <draw:frame draw:style-name="gr2" draw:text-style-name="P4" draw:layer="layout" svg:width="4.24cm" svg:height="1.2cm" svg:x="2.542cm" svg:y="10.777cm">
          <text:p/>
          <draw:object xlink:href="../Wien'sches%20Gesetz.odf"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text-style-name="P10" draw:layer="layout" svg:width="25.199cm" svg:height="3.506cm" svg:x="1.4cm" svg:y="0.839cm" presentation:class="title" presentation:user-transformed="true">
          <draw:text-box>
            <text:p><text:span text:style-name="T45">Wie hängt die gesamte räumliche Energiedichte des Hohlraums von der Temperatur ab? Wie nennt man diese Gesetzmäßigkeit?</text:span></text:p>
          </draw:text-box>
        </draw:frame>
        <draw:frame presentation:style-name="pr1" draw:text-style-name="P1" draw:layer="layout" svg:width="25.199cm" svg:height="12.18cm" svg:x="1.4cm" svg:y="4.914cm" presentation:class="subtitle" presentation:user-transformed="true">
          <draw:text-box>
            <text:p><text:span text:style-name="T9">Die gesamte räumliche Energiedichte hängt gemäß dem </text:span><text:span text:style-name="T24">Stefan-Boltzmann-Gesetz</text:span><text:span text:style-name="T9"> von der Temperatur ab:</text:span></text:p>
          </draw:text-box>
        </draw:frame>
        <draw:frame draw:style-name="gr2" draw:text-style-name="P4" draw:layer="layout" svg:width="10.913cm" svg:height="4.394cm" svg:x="8.543cm" svg:y="13.302cm">
          <text:p/>
          <draw:object xlink:href="../Stefan-Boltzmann-Gesetz%20(gesamte%20räumliche%20Energiedichte%20in%20Abhängigkeit%20von%20der%20Temperatur).odf" xlink:type="simple" xlink:show="embed" xlink:actuate="onLoad"/>
          <draw:image xlink:href="./ObjectReplacements/Object 19" xlink:type="simple" xlink:show="embed" xlink:actuate="onLoad"/>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text-style-name="P11" draw:layer="layout" svg:width="25.199cm" svg:height="3.506cm" svg:x="1.4cm" svg:y="0.835cm" presentation:class="title" presentation:user-transformed="true">
          <draw:text-box>
            <text:p><text:span text:style-name="T46">Wie verschiebt sich die der maximalen spektralen Energiedichte entsprechende Frequenz </text:span><text:span text:style-name="T47">ν</text:span><text:span text:style-name="T48">max</text:span><text:span text:style-name="T49"> der </text:span><text:span text:style-name="T50">Schwarzen Strahlung</text:span><text:span text:style-name="T51"> mit der Temperatur?</text:span></text:p>
          </draw:text-box>
        </draw:frame>
        <draw:frame presentation:style-name="pr1" draw:text-style-name="P1" draw:layer="layout" svg:width="25.199cm" svg:height="12.18cm" svg:x="1.4cm" svg:y="4.914cm" presentation:class="subtitle">
          <draw:text-box>
            <text:p><text:span text:style-name="T9">Die der maximalen spektralen Energiedichte entsprechende Frequenz </text:span><text:span text:style-name="T11">ν</text:span><text:span text:style-name="T17">max</text:span><text:span text:style-name="T52"> ist gemäß dem </text:span><text:span text:style-name="T53">Wienschen Verschiebungsgesetz</text:span><text:span text:style-name="T52"> der Temperatur direkt proportional:</text:span></text:p>
          </draw:text-box>
        </draw:frame>
        <draw:frame draw:style-name="gr2" draw:text-style-name="P4" draw:layer="layout" svg:width="5.947cm" svg:height="1.958cm" svg:x="11.026cm" svg:y="13.52cm">
          <text:p/>
          <draw:object xlink:href="../Wien'sches%20Verschiebungsgesetz.odf" xlink:type="simple" xlink:show="embed" xlink:actuate="onLoad"/>
          <draw:image xlink:href="./ObjectReplacements/Object 20" xlink:type="simple" xlink:show="embed" xlink:actuate="onLoad"/>
        </draw:frame>
        <presentation:notes draw:style-name="dp2">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elche Gesetze der </text:span><text:span text:style-name="T54">klassischen Physik</text:span><text:span text:style-name="T55"> zur Wärmestrahlung werden vom Experiment eindeutig bestätigt?</text:span></text:p>
          </draw:text-box>
        </draw:frame>
        <draw:frame presentation:style-name="pr1" draw:text-style-name="P1" draw:layer="layout" svg:width="25.199cm" svg:height="12.18cm" svg:x="1.4cm" svg:y="4.914cm" presentation:class="subtitle">
          <draw:text-box>
            <text:p><text:span text:style-name="T9">Das </text:span><text:span text:style-name="T24">Wiensche Gesetz</text:span><text:span text:style-name="T9">, das </text:span><text:span text:style-name="T24">Stefan-Boltzmann-Gesetz</text:span><text:span text:style-name="T9"> und das </text:span><text:span text:style-name="T24">Wiensche Verschiebungsgesetz</text:span></text:p>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5" draw:text-style-name="P12" draw:layer="layout" svg:width="25.199cm" svg:height="3.506cm" svg:x="1.4cm" svg:y="0.837cm" presentation:class="title">
          <draw:text-box>
            <text:p><text:span text:style-name="T56">Was besagt das Wiensche Gesetz?</text:span></text:p>
          </draw:text-box>
        </draw:frame>
        <draw:frame presentation:style-name="pr6" draw:layer="layout" svg:width="25.199cm" svg:height="12.18cm" svg:x="1.4cm" svg:y="4.914cm" presentation:class="subtitle">
          <draw:text-box>
            <text:p>Das Wiensche Gesetz ist die Feststellung, dass die Kirchhoff-Funktion nur von einer Variablen <text:span text:style-name="T57">ν/T abhängt. Man erhält so die universelle Kirchhoff-Funktion:</text:span></text:p>
            <text:p><text:span text:style-name="T57"/></text:p>
            <text:p><text:span text:style-name="T57"/></text:p>
          </draw:text-box>
        </draw:frame>
        <draw:frame draw:style-name="gr2" draw:text-style-name="P4" draw:layer="layout" svg:width="6.515cm" svg:height="1.845cm" svg:x="10.742cm" svg:y="12.577cm">
          <text:p/>
          <draw:object xlink:href="../Wien'sches%20Gesetz.odf" xlink:type="simple" xlink:show="embed" xlink:actuate="onLoad"/>
          <draw:image xlink:href="./ObjectReplacements/Object 21" xlink:type="simple" xlink:show="embed" xlink:actuate="onLoad"/>
        </draw:frame>
        <presentation:notes draw:style-name="dp2">
          <draw:page-thumbnail draw:style-name="gr3"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1" draw:text-style-name="P8" draw:layer="layout" svg:width="25.199cm" svg:height="12.18cm" svg:x="1.4cm" svg:y="4.914cm" presentation:class="subtitle" presentation:user-transformed="true">
          <draw:text-box>
            <text:p><text:span text:style-name="T30">Das elektromagnetische Strahlungsfeld im Hohlraum wird in ein System stehender Wellen zerlegt. Der klassische Gleichverteilungssatz der Energie besagt, daß im thermodynamischen Gleichgewicht auf jeden Freiheitsgrad der Bewegung die Energie</text:span><text:span text:style-name="T30"><text:tab/></text:span><text:span text:style-name="T30"><text:tab/></text:span><text:span text:style-name="T30"> <text:s text:c="3"/>(</text:span><text:span text:style-name="T58">k</text:span><text:span text:style-name="T59">B </text:span><text:span text:style-name="T60">= Boltzmannkonstante) entfällt. Auf jede stehende elektromagnetische Welle kommt somit die mittlere Energie </text:span><text:span text:style-name="T61">k</text:span><text:span text:style-name="T59">B</text:span><text:span text:style-name="T61">T</text:span><text:span text:style-name="T60">, nämlich</text:span><text:span text:style-name="T60"><text:tab/></text:span><text:span text:style-name="T60"><text:tab/></text:span><text:span text:style-name="T60"> <text:s text:c="3"/>auf das elektrische und</text:span><text:span text:style-name="T60"><text:tab/></text:span><text:span text:style-name="T60"><text:tab/></text:span><text:span text:style-name="T60"> <text:s text:c="4"/>auf das magnetische Feld. Die Bestimmung der spektralen Energiedichte läuft damit auf ein Abzählen der stehenden Wellen im Hohlraum mit Frequenzen im Intervall [</text:span><text:span text:style-name="T62">ν</text:span><text:span text:style-name="T63">, </text:span><text:span text:style-name="T62">ν</text:span><text:span text:style-name="T63"> + d</text:span><text:span text:style-name="T62">ν</text:span><text:span text:style-name="T63">] hinaus.</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4">klassischen Physik</text:span><text:span text:style-name="T65"> geht entscheidend in die Ableitungen ein?</text:span></text:p>
          </draw:text-box>
        </draw:frame>
        <draw:frame draw:style-name="gr2" draw:text-style-name="P4" draw:layer="layout" svg:width="1.97cm" svg:height="1.9cm" svg:x="21.833cm" svg:y="11.138cm">
          <text:p/>
          <draw:object xlink:href="../Energie%20nach%20dem%20Gleichverteilungssatz%20im%20thermodynamischen%20Gleichgewicht%20pro%20Freiheitsgrad%20der%20Bewegung.odf" xlink:type="simple" xlink:show="embed" xlink:actuate="onLoad"/>
          <draw:image xlink:href="./ObjectReplacements/Object 22" xlink:type="simple" xlink:show="embed" xlink:actuate="onLoad"/>
        </draw:frame>
        <draw:frame draw:style-name="gr2" draw:text-style-name="P4" draw:layer="layout" svg:width="1.97cm" svg:height="1.9cm" svg:x="11.663cm" svg:y="11.143cm">
          <text:p/>
          <draw:object xlink:href="../Energie%20nach%20dem%20Gleichverteilungssatz%20im%20thermodynamischen%20Gleichgewicht%20pro%20Freiheitsgrad%20der%20Bewegung.odf" xlink:type="simple" xlink:show="embed" xlink:actuate="onLoad"/>
          <draw:image xlink:href="./ObjectReplacements/Object 23" xlink:type="simple" xlink:show="embed" xlink:actuate="onLoad"/>
        </draw:frame>
        <draw:frame draw:style-name="gr2" draw:text-style-name="P4" draw:layer="layout" svg:width="1.97cm" svg:height="1.9cm" svg:x="15.363cm" svg:y="8.903cm">
          <text:p/>
          <draw:object xlink:href="../Energie%20nach%20dem%20Gleichverteilungssatz%20im%20thermodynamischen%20Gleichgewicht%20pro%20Freiheitsgrad%20der%20Bewegung.odf" xlink:type="simple" xlink:show="embed" xlink:actuate="onLoad"/>
          <draw:image xlink:href="./ObjectReplacements/Object 52" xlink:type="simple" xlink:show="embed" xlink:actuate="onLoad"/>
        </draw:frame>
        <presentation:notes draw:style-name="dp2">
          <draw:page-thumbnail draw:style-name="gr3"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Standard-subtitle" draw:text-style-name="P1" draw:layer="layout" svg:width="25.199cm" svg:height="13.859cm" svg:x="1.4cm" svg:y="5.075cm" presentation:class="subtitle" presentation:user-transformed="true">
          <draw:text-box>
            <text:p><text:span text:style-name="T9">Man zerlegt das Strahlungsfeld in ein System von stehenden Wellen, anschließend werden alle möglichen Frequenzen dieser stehenden Wellen über den gesamten Raumbereich errechnet. Ausgehend vom Gleichverteilungssatz der Energie, der besagt, daß im thermodynamischen Gleichgewicht auf jeden Freiheitsgrad der Bewegung die Energie</text:span><text:span text:style-name="T9"><text:tab/></text:span><text:span text:style-name="T9"><text:tab/></text:span><text:span text:style-name="T9">(</text:span><text:span text:style-name="T11">k</text:span><text:span text:style-name="T17">B</text:span><text:span text:style-name="T9"> = Boltzmannkonstante) entfällt, entfällt auf jede dieser Wellen die mittlere Energie </text:span><text:span text:style-name="T11">k</text:span><text:span text:style-name="T17">B</text:span><text:span text:style-name="T11">T</text:span><text:span text:style-name="T9">, nämlich</text:span><text:span text:style-name="T9"><text:tab/></text:span><text:span text:style-name="T9"><text:tab/></text:span><text:span text:style-name="T9">auf das elektrische und</text:span><text:span text:style-name="T9"><text:tab/></text:span><text:span text:style-name="T9"><text:tab/></text:span><text:span text:style-name="T9">auf das magnetische Feld. Errechnet man so die räumliche, spektrale Energiedichte, erhält man eine Funktion welche das Wiensche Gesetz erfüllt, jedoch dem Experiment nur für sehr kleine Frequenzen entspricht. Die Berechnung der gesamten räumlichen Energiedichte führt zur </text:span><text:span text:style-name="T11">Ultraviolettkatastrophe</text:span><text:span text:style-name="T9">.</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4">klassischen Physik</text:span><text:span text:style-name="T65"> geht entscheidend in die Ableitungen ein?</text:span></text:p>
          </draw:text-box>
        </draw:frame>
        <draw:frame draw:style-name="gr2" draw:text-style-name="P4" draw:layer="layout" svg:width="1.97cm" svg:height="1.9cm" svg:x="9.563cm" svg:y="10.399cm">
          <text:p/>
          <draw:object xlink:href="../Energie%20nach%20dem%20Gleichverteilungssatz%20im%20thermodynamischen%20Gleichgewicht%20pro%20Freiheitsgrad%20der%20Bewegung.odf" xlink:type="simple" xlink:show="embed" xlink:actuate="onLoad"/>
          <draw:image xlink:href="./ObjectReplacements/Object 53" xlink:type="simple" xlink:show="embed" xlink:actuate="onLoad"/>
        </draw:frame>
        <draw:frame draw:style-name="gr2" draw:text-style-name="P4" draw:layer="layout" svg:width="1.97cm" svg:height="1.9cm" svg:x="21.263cm" svg:y="11.564cm">
          <text:p/>
          <draw:object xlink:href="../Energie%20nach%20dem%20Gleichverteilungssatz%20im%20thermodynamischen%20Gleichgewicht%20pro%20Freiheitsgrad%20der%20Bewegung.odf" xlink:type="simple" xlink:show="embed" xlink:actuate="onLoad"/>
          <draw:image xlink:href="./ObjectReplacements/Object 54" xlink:type="simple" xlink:show="embed" xlink:actuate="onLoad"/>
        </draw:frame>
        <draw:frame draw:style-name="gr2" draw:text-style-name="P4" draw:layer="layout" svg:width="1.97cm" svg:height="1.9cm" svg:x="7.511cm" svg:y="12.707cm">
          <text:p/>
          <draw:object xlink:href="../Energie%20nach%20dem%20Gleichverteilungssatz%20im%20thermodynamischen%20Gleichgewicht%20pro%20Freiheitsgrad%20der%20Bewegung.odf" xlink:type="simple" xlink:show="embed" xlink:actuate="onLoad"/>
          <draw:image xlink:href="./ObjectReplacements/Object 55" xlink:type="simple" xlink:show="embed" xlink:actuate="onLoad"/>
        </draw:frame>
        <presentation:notes draw:style-name="dp2">
          <draw:page-thumbnail draw:style-name="gr3"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5" draw:layer="layout" svg:width="25.199cm" svg:height="3.506cm" svg:x="1.4cm" svg:y="0.837cm" presentation:class="title">
          <draw:text-box>
            <text:p>Welche Gleichungen erfüllen die universelle Kirchhoff-Funktion?</text:p>
          </draw:text-box>
        </draw:frame>
        <draw:frame presentation:style-name="pr6" draw:layer="layout" svg:width="25.199cm" svg:height="12.18cm" svg:x="1.4cm" svg:y="4.914cm" presentation:class="subtitle">
          <draw:text-box>
            <text:p>Nach Wien, mit vereinfachenden Modellannahmen ausgehend vom Experiment:</text:p>
            <text:p/>
            <text:p/>
            <text:p>Nach Rayleigh-Jeans, im Rahmen der klassischen Physik exakt abgeleitet:</text:p>
          </draw:text-box>
        </draw:frame>
        <draw:frame draw:style-name="gr2" draw:text-style-name="P4" draw:layer="layout" svg:width="7.758cm" svg:height="1.826cm" svg:x="10.12cm" svg:y="10.686cm">
          <text:p/>
          <draw:object xlink:href="../nach%20Wien.odf" xlink:type="simple" xlink:show="embed" xlink:actuate="onLoad"/>
          <draw:image xlink:href="./ObjectReplacements/Object 56" xlink:type="simple" xlink:show="embed" xlink:actuate="onLoad"/>
        </draw:frame>
        <draw:frame draw:style-name="gr2" draw:text-style-name="P4" draw:layer="layout" svg:width="6.919cm" svg:height="2.675cm" svg:x="10.54cm" svg:y="13.662cm">
          <text:p/>
          <draw:object xlink:href="../Rayleigh-Jeans.odf" xlink:type="simple" xlink:show="embed" xlink:actuate="onLoad"/>
          <draw:image xlink:href="./ObjectReplacements/Object 57"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 text:style-name="P7"><text:span text:style-name="T22">Skizzieren Sie typische Isothermen der Wärmestrahlung.</text:span></text:p>
          </draw:text-box>
        </draw:frame>
        <draw:frame presentation:style-name="pr1" draw:text-style-name="P8" draw:layer="layout" svg:width="25.199cm" svg:height="12.18cm" svg:x="1.4cm" svg:y="4.914cm" presentation:class="subtitle">
          <draw:text-box>
            <text:p text:style-name="P8"><text:span text:style-name="T30">Die experimentellen Kurven für die Energieverteilung im Spektrum der </text:span><text:span text:style-name="T58">Schwarzen Strahlung</text:span><text:span text:style-name="T66"> haben typischerweise im Bereich kleiner Wellenlängen ein ausgeprägtes Maximum, um dann sehr steil für </text:span><text:span text:style-name="T67">λ</text:span><text:span text:style-name="T68"> → 0 auf Null abzufallen.</text:span></text:p>
          </draw:text-box>
        </draw:frame>
        <presentation:notes draw:style-name="dp2">
          <draw:page-thumbnail draw:style-name="gr3"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 text:style-name="P7"><text:span text:style-name="T22">Wo liegt der Gültigkeitsbereich der Rayleigh-Jeans-Formel?</text:span></text:p>
          </draw:text-box>
        </draw:frame>
        <draw:frame presentation:style-name="pr1" draw:text-style-name="P8" draw:layer="layout" svg:width="25.199cm" svg:height="12.18cm" svg:x="1.4cm" svg:y="4.914cm" presentation:class="subtitle">
          <draw:text-box>
            <text:p text:style-name="P8"><text:span text:style-name="T68">Der Gültigkeitsbereich der Rayleigh-Jeans-Formel liegt bei großen Wellenlängen </text:span><text:span text:style-name="T67">λ</text:span><text:span text:style-name="T68"> (kleinen Frequenzen </text:span><text:span text:style-name="T67">ν</text:span><text:span text:style-name="T68">).</text:span></text:p>
          </draw:text-box>
        </draw:frame>
        <presentation:notes draw:style-name="dp2">
          <draw:page-thumbnail draw:style-name="gr3"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 text:style-name="P5"><text:span text:style-name="T12">Welches Modell benutzte Max Planck zur Berechnung der spektralen Energiedichte der Wärmestrahlung?</text:span></text:p>
          </draw:text-box>
        </draw:frame>
        <draw:frame presentation:style-name="pr1" draw:text-style-name="P1" draw:layer="layout" svg:width="25.199cm" svg:height="12.18cm" svg:x="1.4cm" svg:y="4.914cm" presentation:class="subtitle">
          <draw:text-box>
            <text:p text:style-name="P1"><text:span text:style-name="T9">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span></text:p>
          </draw:text-box>
        </draw:frame>
        <presentation:notes draw:style-name="dp2">
          <draw:page-thumbnail draw:style-name="gr3"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text-style-name="P3" draw:layer="layout" svg:width="25.199cm" svg:height="3.506cm" svg:x="1.4cm" svg:y="0.837cm" presentation:class="title">
          <draw:text-box>
            <text:p text:style-name="P3"><text:span text:style-name="T7">Formulieren Sie die </text:span><text:span text:style-name="T8">Plancksche Hypothese</text:span><text:span text:style-name="T28">.</text:span></text:p>
          </draw:text-box>
        </draw:frame>
        <draw:frame presentation:style-name="pr1" draw:text-style-name="P1" draw:layer="layout" svg:width="25.199cm" svg:height="12.18cm" svg:x="1.4cm" svg:y="4.914cm" presentation:class="subtitle">
          <draw:text-box>
            <text:p text:style-name="P1"><text:span text:style-name="T9">Die Oszillatoren können sich nur in solchen Zuständen befinden, deren Energien ganzzahlige Vielfache eines elementaren Energiequants </text:span><text:span text:style-name="T69">ε</text:span><text:span text:style-name="T70">0</text:span><text:span text:style-name="T71"> sind:</text:span></text:p>
          </draw:text-box>
        </draw:frame>
        <draw:frame draw:style-name="gr2" draw:text-style-name="P4" draw:layer="layout" svg:width="8.268cm" svg:height="1.168cm" svg:x="9.865cm" svg:y="12.915cm">
          <text:p/>
          <draw:object xlink:href="../Planck'sche%20Hypothese.odf" xlink:type="simple" xlink:show="embed" xlink:actuate="onLoad"/>
          <draw:image xlink:href="./ObjectReplacements/Object 14" xlink:type="simple" xlink:show="embed" xlink:actuate="onLoad"/>
        </draw:frame>
        <presentation:notes draw:style-name="dp2">
          <draw:page-thumbnail draw:style-name="gr3"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 text:style-name="P5"><text:span text:style-name="T12">Auf welche Weise geht in die Ableitung der </text:span><text:span text:style-name="T13">Planckschen Strahlungsformel</text:span><text:span text:style-name="T12"> das Wiensche Gesetz ein?</text:span></text:p>
          </draw:text-box>
        </draw:frame>
        <draw:frame presentation:style-name="pr1" draw:text-style-name="P1" draw:layer="layout" svg:width="25.199cm" svg:height="12.18cm" svg:x="1.4cm" svg:y="4.914cm" presentation:class="subtitle">
          <draw:text-box>
            <text:p text:style-name="P1"><text:span text:style-name="T9">Als Forderung, daß die Strahlungsformel das thermodynamisch exakte Wiensche Gesetz befolgen und daher gezwungenermaßen </text:span><text:span text:style-name="T69">ε</text:span><text:span text:style-name="T70">0</text:span><text:span text:style-name="T71"> proportional zur Frequenz </text:span><text:span text:style-name="T72">ν</text:span><text:span text:style-name="T73"> sein muß:</text:span></text:p>
          </draw:text-box>
        </draw:frame>
        <draw:frame draw:style-name="gr2" draw:text-style-name="P4" draw:layer="layout" svg:width="2.786cm" svg:height="1.168cm" svg:x="12.606cm" svg:y="13.915cm">
          <text:p/>
          <draw:object xlink:href="../Wiensches%20Gesetz%20in%20Planck'scher%20Strahlungsformel.odf" xlink:type="simple" xlink:show="embed" xlink:actuate="onLoad"/>
          <draw:image xlink:href="./ObjectReplacements/Object 24" xlink:type="simple" xlink:show="embed" xlink:actuate="onLoad"/>
        </draw:frame>
        <presentation:notes draw:style-name="dp2">
          <draw:page-thumbnail draw:style-name="gr3"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1" draw:text-style-name="P13" draw:layer="layout" svg:width="25.199cm" svg:height="12.579cm" svg:x="1.4cm" svg:y="4.715cm" presentation:class="subtitle" presentation:user-transformed="true">
          <draw:text-box>
            <text:p text:style-name="P13"><text:span text:style-name="T9">Wegen</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enthält die Planck-Formel die Wien-Formel und die Rayleigh-Jeans-Formel als Grenzfälle.</text:span></text:p>
            <text:p text:style-name="P13"><text:span text:style-name="T9">Die mittlere Energie <text:s/></text:span><text:span text:style-name="T26"><text:s text:c="2"/>für die stehenden Wellen der Hohlraumstrahlung mit unterschiedlichen Frequenzen ist nicht konstant gleich </text:span><text:span text:style-name="T69">k</text:span><text:span text:style-name="T74">B</text:span><text:span text:style-name="T72">T</text:span><text:span text:style-name="T73">, sondern nimmt für große Frequenzen </text:span><text:span text:style-name="T72">ν</text:span><text:span text:style-name="T73"> rasch ab, womit die Ultraviolettkatastrophe der Rayleigh-Jeans-Theorie vermieden wird.</text:span></text:p>
          </draw:text-box>
        </draw:frame>
        <draw:frame presentation:style-name="pr2" draw:text-style-name="P7" draw:layer="layout" svg:width="25.199cm" svg:height="3.506cm" svg:x="1.4cm" svg:y="0.837cm" presentation:class="title" presentation:user-transformed="true">
          <draw:text-box>
            <text:p text:style-name="P7"><text:span text:style-name="T22">Interpretieren Sie die Plancksche Strahlungsformel.</text:span></text:p>
          </draw:text-box>
        </draw:frame>
        <draw:frame draw:style-name="gr2" draw:text-style-name="P4" draw:layer="layout" svg:width="17.63cm" svg:height="4.462cm" svg:x="5.184cm" svg:y="6.768cm">
          <text:p/>
          <draw:object xlink:href="../Planck'sche%20Strahlungsformel.odf" xlink:type="simple" xlink:show="embed" xlink:actuate="onLoad"/>
          <draw:image xlink:href="./ObjectReplacements/Object 58" xlink:type="simple" xlink:show="embed" xlink:actuate="onLoad"/>
        </draw:frame>
        <draw:frame draw:style-name="gr2" draw:text-style-name="P4" draw:layer="layout" svg:width="0.69cm" svg:height="0.75cm" svg:x="8.62cm" svg:y="13.086cm">
          <text:p/>
          <draw:object xlink:href="../hat%20epsilon.odf" xlink:type="simple" xlink:show="embed" xlink:actuate="onLoad"/>
          <draw:image xlink:href="./ObjectReplacements/Object 25" xlink:type="simple" xlink:show="embed" xlink:actuate="onLoad"/>
        </draw:frame>
        <presentation:notes draw:style-name="dp2">
          <draw:page-thumbnail draw:style-name="gr3"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 text:style-name="P6"><text:span text:style-name="T14">In welchen Untersuchungen fanden sich historisch die ersten Hinweise auf eine atomistische Struktur der Materie?</text:span></text:p>
          </draw:text-box>
        </draw:frame>
        <draw:frame presentation:style-name="pr1" draw:text-style-name="P1" draw:layer="layout" svg:width="25.199cm" svg:height="12.18cm" svg:x="1.4cm" svg:y="4.914cm" presentation:class="subtitle">
          <draw:text-box>
            <text:p text:style-name="P1"><text:span text:style-name="T9">In Daltons Untersuchungen (1808-1810) zur Zusammensetzung chemischer Verbindungen:</text:span></text:p>
            <text:list text:style-name="L1">
              <text:list-item>
                <text:p text:style-name="P1"><text:span text:style-name="T9">In einer chemischen Verbindung sind die relativen Gewichte der sie bildenden Elemente stets konstant</text:span></text:p>
              </text:list-item>
              <text:list-item>
                <text:p text:style-name="P1"><text:span text:style-name="T9">Bilden zwei Elemente verschiedene chemische Verbindungen, so ist jede durch eine bestimmte Massenproportion gekennzeichnet</text:span></text:p>
              </text:list-item>
            </text:list>
          </draw:text-box>
        </draw:frame>
        <presentation:notes draw:style-name="dp2">
          <draw:page-thumbnail draw:style-name="gr3"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ie lautet die Grundgleichung der kinetischen Gastheorie?</text:span></text:p>
          </draw:text-box>
        </draw:frame>
        <draw:frame presentation:style-name="pr1" draw:text-style-name="P1" draw:layer="layout" svg:width="25.199cm" svg:height="12.18cm" svg:x="1.4cm" svg:y="4.914cm" presentation:class="subtitle" presentation:user-transformed="true">
          <draw:text-box>
            <text:p text:style-name="P1"><text:span text:style-name="T9">Die </text:span><text:span text:style-name="T24">kinetische Gastheorie</text:span><text:span text:style-name="T9"> interpretiert den Gasdruck auf eine Gefäßwand als den Impulsübertrag der Gaspartikel auf die Wand pro Flächen- und Zeiteinheit. So berechnet man:</text:span></text:p>
            <text:p text:style-name="P1"><text:span text:style-name="T9"/></text:p>
            <text:p text:style-name="P1"><text:span text:style-name="T9"/></text:p>
            <text:p text:style-name="P1"><text:span text:style-name="T9"/></text:p>
            <text:p text:style-name="P1"><text:span text:style-name="T9"/></text:p>
            <text:p text:style-name="P1"><text:span text:style-name="T9"/></text:p>
            <text:p text:style-name="P1"><text:span text:style-name="T11">p</text:span><text:span text:style-name="T16"> ist der Druck, </text:span><text:span text:style-name="T11">V</text:span><text:span text:style-name="T16"> das Volumen, </text:span><text:span text:style-name="T11">N</text:span><text:span text:style-name="T16"> die Zahl der Teilchen, </text:span><text:span text:style-name="T11">m</text:span><text:span text:style-name="T16"> deren Masse und &lt;</text:span><text:span text:style-name="T10">v</text:span><text:span text:style-name="T75">2</text:span><text:span text:style-name="T76">&gt; das mittlere Geschwindigkeitsquadrat.</text:span></text:p>
          </draw:text-box>
        </draw:frame>
        <draw:frame draw:style-name="gr2" draw:text-style-name="P4" draw:layer="layout" svg:width="5.166cm" svg:height="2.192cm" svg:x="11.416cm" svg:y="10.403cm">
          <text:p/>
          <draw:object xlink:href="../Grundgleichung%20der%20kinetischen%20Gastheorie.odf" xlink:type="simple" xlink:show="embed" xlink:actuate="onLoad"/>
          <draw:image xlink:href="./ObjectReplacements/Object 26" xlink:type="simple" xlink:show="embed" xlink:actuate="onLoad"/>
        </draw:frame>
        <presentation:notes draw:style-name="dp2">
          <draw:page-thumbnail draw:style-name="gr3"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text-style-name="P14" draw:layer="layout" svg:width="25.199cm" svg:height="3.506cm" svg:x="1.4cm" svg:y="0.835cm" presentation:class="title" presentation:user-transformed="true">
          <draw:text-box>
            <text:p text:style-name="P14"><text:span text:style-name="T77">Wieviel thermische Energie entfällt auf jeden Freiheitsgrad der (linearen) Teilchenbewegung (</text:span><text:span text:style-name="T78">klassisches Gleichverteilungstheorem</text:span><text:span text:style-name="T77">)?</text:span></text:p>
          </draw:text-box>
        </draw:frame>
        <draw:frame presentation:style-name="pr1" draw:text-style-name="P1" draw:layer="layout" svg:width="25.199cm" svg:height="15.678cm" svg:x="1.4cm" svg:y="4.821cm" presentation:class="subtitle" presentation:user-transformed="true">
          <draw:text-box>
            <text:p text:style-name="P1"><text:span text:style-name="T9">Kombiniert man die </text:span><text:span text:style-name="T24">Grundgleichung der kinetischen Gastheorie</text:span></text:p>
            <text:p text:style-name="P1"><text:span text:style-name="T29"/></text:p>
            <text:p text:style-name="P1"><text:span text:style-name="T29"/></text:p>
            <text:p text:style-name="P1"><text:span text:style-name="T29">mit der </text:span><text:span text:style-name="T24">Zustandsgleichung des idealen Gases</text:span></text:p>
            <text:p text:style-name="P1"><text:span text:style-name="T29"/></text:p>
            <text:p text:style-name="P1"><text:span text:style-name="T29"/></text:p>
            <text:p text:style-name="P1"><text:span text:style-name="T29">so ergibt sich die innere Energie der nicht miteinander wechselwirkenden Gasteilchen:</text:span></text:p>
            <text:p text:style-name="P1"><text:span text:style-name="T29"/></text:p>
            <text:p text:style-name="P1"><text:span text:style-name="T29"/></text:p>
            <text:p text:style-name="P1"><text:span text:style-name="T29"/></text:p>
            <text:p text:style-name="P1"><text:span text:style-name="T29"/></text:p>
            <text:p text:style-name="P1"><text:span text:style-name="T29"/></text:p>
            <text:p text:style-name="P1"><text:span text:style-name="T79">Wegen</text:span><text:span text:style-name="T79"><text:tab/></text:span><text:span text:style-name="T79"><text:tab/></text:span><text:span text:style-name="T79"><text:tab/></text:span><text:span text:style-name="T79"><text:tab/></text:span><text:span text:style-name="T79"><text:tab/></text:span><text:span text:style-name="T79"><text:tab/></text:span><text:span text:style-name="T79"><text:tab/></text:span><text:span text:style-name="T79">entfällt auf jeden Freiheitsgrad der (linearen) Teilchenbewegung die gleiche thermische Energie</text:span><text:span text:style-name="T29"> (1/2)</text:span><text:span text:style-name="T23">k</text:span><text:span text:style-name="T80">B</text:span><text:span text:style-name="T81">T</text:span><text:span text:style-name="T76">.</text:span></text:p>
          </draw:text-box>
        </draw:frame>
        <draw:frame draw:style-name="gr2" draw:text-style-name="P4" draw:layer="layout" svg:width="5.166cm" svg:height="2.192cm" svg:x="11.416cm" svg:y="5.803cm">
          <text:p/>
          <draw:object xlink:href="../Grundgleichung%20der%20kinetischen%20Gastheorie.odf" xlink:type="simple" xlink:show="embed" xlink:actuate="onLoad"/>
          <draw:image xlink:href="./ObjectReplacements/Object 29" xlink:type="simple" xlink:show="embed" xlink:actuate="onLoad"/>
        </draw:frame>
        <draw:frame draw:style-name="gr2" draw:text-style-name="P4" draw:layer="layout" svg:width="4.081cm" svg:height="1.168cm" svg:x="11.959cm" svg:y="9.515cm">
          <text:p/>
          <draw:object xlink:href="../Zustandsgleichung%20des%20idealen%20Gases.odf" xlink:type="simple" xlink:show="embed" xlink:actuate="onLoad"/>
          <draw:image xlink:href="./ObjectReplacements/Object 30" xlink:type="simple" xlink:show="embed" xlink:actuate="onLoad"/>
        </draw:frame>
        <draw:frame draw:style-name="gr2" draw:text-style-name="P4" draw:layer="layout" svg:width="22.694cm" svg:height="4.426cm" svg:x="2.652cm" svg:y="13.286cm">
          <text:p/>
          <draw:object xlink:href="../innere%20Energie%20der%20nicht%20miteinander%20wechselwirkenden%20Gasteilchen.odf" xlink:type="simple" xlink:show="embed" xlink:actuate="onLoad"/>
          <draw:image xlink:href="./ObjectReplacements/Object 31" xlink:type="simple" xlink:show="embed" xlink:actuate="onLoad"/>
        </draw:frame>
        <draw:frame draw:style-name="gr2" draw:text-style-name="P4" draw:layer="layout" svg:width="7.07cm" svg:height="1.75cm" svg:x="5.673cm" svg:y="17.902cm">
          <text:p/>
          <draw:object xlink:href="../klassisches%20Gleichverteilungstheorem.odf" xlink:type="simple" xlink:show="embed" xlink:actuate="onLoad"/>
          <draw:image xlink:href="./ObjectReplacements/Object 32" xlink:type="simple" xlink:show="embed" xlink:actuate="onLoad"/>
        </draw:frame>
        <presentation:notes draw:style-name="dp2">
          <draw:page-thumbnail draw:style-name="gr3"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layer="layout" svg:width="25.199cm" svg:height="3.506cm" svg:x="1.4cm" svg:y="0.837cm" presentation:class="title">
          <draw:text-box>
            <text:p>Inwieweit stützt die kinetische Gastheorie die Idee vom atomistischen Aufbau der Materie?</text:p>
          </draw:text-box>
        </draw:frame>
        <draw:frame presentation:style-name="pr1" draw:layer="layout" svg:width="25.199cm" svg:height="12.18cm" svg:x="1.4cm" svg:y="4.914cm" presentation:class="subtitle">
          <draw:text-box>
            <text:p>In der <text:span text:style-name="T82">kinetischen Gastheorie</text:span> wird das <text:span text:style-name="T83">Gas</text:span> als eine Menge von kleinen Teilchen verstanden, die sich zwischen zwei Stößen geradlinig mit konstanter Geschwindigkeit bewegen.</text:p>
            <text:p>Qualitative Beweise für die Richtigkeit dieser Vorstellung ließen sich an einfachen Diffusionsexperimenten demonstrieren.</text:p>
            <text:p/>
            <text:p>(Seite 18f)</text:p>
          </draw:text-box>
        </draw:frame>
        <presentation:notes draw:style-name="dp2">
          <draw:page-thumbnail draw:style-name="gr3"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layer="layout" svg:width="25.199cm" svg:height="3.506cm" svg:x="1.4cm" svg:y="0.837cm" presentation:class="title">
          <draw:text-box>
            <text:p>Definieren Sie den Begriff <text:span text:style-name="T83">Atom</text:span><text:span text:style-name="T84">.</text:span></text:p>
          </draw:text-box>
        </draw:frame>
        <draw:frame presentation:style-name="pr1" draw:text-style-name="P15" draw:layer="layout" svg:width="25.199cm" svg:height="12.18cm" svg:x="1.4cm" svg:y="4.914cm" presentation:class="subtitle">
          <draw:text-box>
            <text:p text:style-name="P15"><text:span text:style-name="T82">Atom</text:span></text:p>
            <text:p text:style-name="P15">kleinster, mit chemischen Mitteln nicht mehr teilbarer Baustein der Materie</text:p>
            <text:p/>
            <text:p>Der kleinste Baustein der Materie, der noch die typischen, physikalischen Merkmale des betreffenden Elements trägt, wird <text:span text:style-name="T82">Atom</text:span> genannt.</text:p>
            <text:p/>
            <text:p>(Seite 20,18)</text:p>
          </draw:text-box>
        </draw:frame>
        <presentation:notes draw:style-name="dp2">
          <draw:page-thumbnail draw:style-name="gr3"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83">relativen Atommasse</text:span><text:span text:style-name="T84">?</text:span></text:p>
          </draw:text-box>
        </draw:frame>
        <draw:frame presentation:style-name="pr1" draw:text-style-name="P15" draw:layer="layout" svg:width="25.199cm" svg:height="12.18cm" svg:x="1.4cm" svg:y="4.914cm" presentation:class="subtitle">
          <draw:text-box>
            <text:p text:style-name="P15"><text:span text:style-name="T82">(Relative) Atommasse</text:span> <text:span text:style-name="T83">A</text:span><text:span text:style-name="T85">r</text:span></text:p>
            <text:p text:style-name="P15"><text:span text:style-name="T86">Vielfaches der Atommasse von 1/12 der Masse des reinen Kohlenstoffisotops </text:span><text:span text:style-name="T87">12</text:span><text:span text:style-name="T86">C.</text:span></text:p>
            <text:p text:style-name="P4"><text:span text:style-name="T86"/></text:p>
            <text:p text:style-name="P4"><text:span text:style-name="T86">Die Masseneinheit (1 u = 1/12 </text:span><text:span text:style-name="T88">m</text:span><text:span text:style-name="T86"> (</text:span><text:span text:style-name="T87">12</text:span><text:span text:style-name="T86">C)) ist heute auch absolut sehr genau bekannt:</text:span></text:p>
            <text:p text:style-name="P4"><text:span text:style-name="T86">1 u = 1,660277 </text:span><text:span text:style-name="T89">∙</text:span><text:span text:style-name="T90"> 10</text:span><text:span text:style-name="T91">-24</text:span><text:span text:style-name="T90">g.</text:span></text:p>
            <text:p text:style-name="P4"><text:span text:style-name="T86"/></text:p>
            <text:p text:style-name="P4"><text:span text:style-name="T86">(Seite 20)</text:span></text:p>
          </draw:text-box>
        </draw:frame>
        <presentation:notes draw:style-name="dp2">
          <draw:page-thumbnail draw:style-name="gr3"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layer="layout" svg:width="25.199cm" svg:height="3.506cm" svg:x="1.4cm" svg:y="0.837cm" presentation:class="title">
          <draw:text-box>
            <text:p>In welchem Zusammenhang stehen die Begriffe Mol und <text:span text:style-name="T83">Avogadro-Zahl</text:span><text:span text:style-name="T84">?</text:span></text:p>
          </draw:text-box>
        </draw:frame>
        <draw:frame presentation:style-name="pr1" draw:layer="layout" svg:width="25.199cm" svg:height="12.761cm" svg:x="1.4cm" svg:y="4.624cm" presentation:class="subtitle">
          <draw:text-box>
            <text:p>Die Einheit der Stoffmenge ist das Mol. Darunter versteht man die Stoffmenge, die aus ebenso vielen gleichen Teilchen besteht, wie Atome in 12 g reinem, atomaren Kohlenstoff des Isotops <text:span text:style-name="T92">12</text:span><text:span text:style-name="T93">C enthalten sind.</text:span></text:p>
            <text:p><text:span text:style-name="T93"/></text:p>
            <text:p><text:span text:style-name="T94">Die Teilchenzahl pro Mol heißt </text:span><text:span text:style-name="T95">Avogadro-Zahl </text:span><text:span text:style-name="T96">N</text:span><text:span text:style-name="T97">A</text:span><text:span text:style-name="T94">.</text:span></text:p>
            <text:p><text:span text:style-name="T98">N</text:span><text:span text:style-name="T99">A </text:span><text:span text:style-name="T100">= 6,0222 </text:span><text:span text:style-name="T101">∙</text:span><text:span text:style-name="T102"> 10</text:span><text:span text:style-name="T103">23</text:span><text:span text:style-name="T102"> mol</text:span><text:span text:style-name="T103">-1</text:span></text:p>
            <text:p><text:span text:style-name="T93"/></text:p>
            <text:p><text:span text:style-name="T93">(1 Mol eines Gases nimmt stets dasselbe Volumen ein:</text:span></text:p>
            <text:p><text:span text:style-name="T93">1 Molvolumen = 22,4 l)</text:span></text:p>
            <text:p><text:span text:style-name="T93"/></text:p>
            <text:p><text:span text:style-name="T93"/></text:p>
            <text:p><text:span text:style-name="T93">(Seite 20f)</text:span></text:p>
          </draw:text-box>
        </draw:frame>
        <presentation:notes draw:style-name="dp2">
          <draw:page-thumbnail draw:style-name="gr3"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layer="layout" svg:width="25.199cm" svg:height="3.506cm" svg:x="1.4cm" svg:y="0.837cm" presentation:class="title">
          <draw:text-box>
            <text:p>Welche Schwierigkeiten ergeben sich bei der Definition eines <text:span text:style-name="T83">Atomradius</text:span><text:span text:style-name="T84">?</text:span></text:p>
          </draw:text-box>
        </draw:frame>
        <draw:frame presentation:style-name="pr1" draw:layer="layout" svg:width="25.199cm" svg:height="12.18cm" svg:x="1.4cm" svg:y="4.914cm" presentation:class="subtitle">
          <draw:text-box>
            <text:p>Letztlich wird der Atomradius durch die Reichweite der Kraftwirkungen festgelegt. Es gibt aber weitreichende, überlagernde Kraftwirkungen. Coulomb-Wechselwirkungen machen die Abschätzung über beispielsweise Stoßprozesse sehr schwierig. </text:p>
          </draw:text-box>
        </draw:frame>
        <presentation:notes draw:style-name="dp2">
          <draw:page-thumbnail draw:style-name="gr3"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layer="layout" svg:width="25.199cm" svg:height="4.51cm" svg:x="1.4cm" svg:y="0.335cm" presentation:class="title">
          <draw:text-box>
            <text:p>Nennen Sie Methoden zur Abschätzung eines Atomradius. Von welcher Größenordnung sind die Atomradien?</text:p>
          </draw:text-box>
        </draw:frame>
        <draw:frame presentation:style-name="pr9" draw:text-style-name="P15" draw:layer="layout" svg:width="25.199cm" svg:height="16.369cm" svg:x="1.4cm" svg:y="2.82cm" presentation:class="subtitle">
          <draw:text-box>
            <text:list text:style-name="L2">
              <text:list-item>
                <text:p text:style-name="P15">Man könnte die Masse einer Stoffmenge durch die Atommasse dividieren, um die Zahl der Atome im Volumen zu berechnen.</text:p>
              </text:list-item>
              <text:list-item>
                <text:p text:style-name="P15">Die Konstante <text:span text:style-name="T83">b</text:span><text:span text:style-name="T84"> in der van der Waals-Gleichung für reale Gase wird als direkt proportional zum Teilchenvolumen interpretiert.</text:span></text:p>
              </text:list-item>
              <text:list-item>
                <text:p text:style-name="P15"><text:span text:style-name="T84">Die Koeffizienten der inneren Reibung und der Wärmeleitung hängen von der freien Weglänge der Teilchen ab, und diese wiederum von </text:span><text:span text:style-name="T83">R</text:span><text:span text:style-name="T84">.</text:span></text:p>
              </text:list-item>
              <text:list-item>
                <text:p text:style-name="P15"><text:span text:style-name="T84">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84"/></text:p>
            <text:p><text:span text:style-name="T84">Berechnet man nach solchen Methoden die Atomradien, so findet man für </text:span><text:span text:style-name="T104">alle</text:span><text:span text:style-name="T105"> Atome dieselbe Größenordnung:</text:span></text:p>
            <text:p><text:span text:style-name="T105">R = 0,8 bis 3 </text:span><text:span text:style-name="T106">∙</text:span><text:span text:style-name="T107"> 10</text:span><text:span text:style-name="T108">-10</text:span><text:span text:style-name="T109"> m.</text:span></text:p>
            <text:p><text:span text:style-name="T109"/></text:p>
            <text:p><text:span text:style-name="T109">(Seite 22f)</text:span></text:p>
          </draw:text-box>
        </draw:frame>
        <presentation:notes draw:style-name="dp2">
          <draw:page-thumbnail draw:style-name="gr3"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layer="layout" svg:width="25.199cm" svg:height="3.506cm" svg:x="1.4cm" svg:y="0.837cm" presentation:class="title">
          <draw:text-box>
            <text:p>Formulieren Sie die Faradayschen Gesetze der Elektrolyse.</text:p>
          </draw:text-box>
        </draw:frame>
        <draw:frame presentation:style-name="pr10" draw:text-style-name="P15" draw:layer="layout" svg:width="25.199cm" svg:height="19.81cm" svg:x="1.4cm" svg:y="1.099cm" presentation:class="subtitle">
          <draw:text-box>
            <text:p text:style-name="P15">1) Die an einer Elektrode abgeschiedene Masse <text:span text:style-name="T83">M</text:span> ist der transportierten Ladung <text:span text:style-name="T83">Q</text:span> proportional:</text:p>
            <text:p text:style-name="P4"><text:span text:style-name="T83">M </text:span><text:span text:style-name="T84">= </text:span><text:span text:style-name="T83">A Q</text:span><text:span text:style-name="T84">.</text:span></text:p>
            <text:p text:style-name="P15"><text:span text:style-name="T83">A</text:span> nennt man das <text:span text:style-name="T83">elektrochemische Äquivalent</text:span> mit der Einheit kg(A s)<text:span text:style-name="T92">-1</text:span><text:span text:style-name="T93">.</text:span></text:p>
            <text:p text:style-name="P15"><text:span text:style-name="T93"/></text:p>
            <text:p text:style-name="P15"><text:span text:style-name="T93">2) Ein </text:span><text:span text:style-name="T88">Grammäquivalent</text:span><text:span text:style-name="T93"> transportiert für </text:span><text:span text:style-name="T110">alle</text:span><text:span text:style-name="T93"> Stoffe dieselbe Ladungsmenge, gegeben durch die </text:span><text:span text:style-name="T88">Faraday-Konstante</text:span><text:span text:style-name="T93">:</text:span></text:p>
            <text:p text:style-name="P15"><text:span text:style-name="T93"/></text:p>
            <text:p text:style-name="P15"><text:span text:style-name="T93"/></text:p>
            <text:p text:style-name="P15"><text:span text:style-name="T93">Dabei definiert man: 1 Grammäquivalent = 1 Mol/Wertigkeit .</text:span></text:p>
            <text:p text:style-name="P15"><text:span text:style-name="T93">Ein Mol eines jeden Stoffes enthält stets </text:span><text:span text:style-name="T88">N</text:span><text:span text:style-name="T111">A</text:span><text:span text:style-name="T86"> Atome bzw. Moleküle. Ein einwertiges Ion transportiert demnach die Ladung</text:span></text:p>
            <text:p text:style-name="P15"><text:span text:style-name="T86"/></text:p>
            <text:p text:style-name="P15"><text:span text:style-name="T86"/></text:p>
            <text:p text:style-name="P15"><text:span text:style-name="T86">ein </text:span><text:span text:style-name="T88">n-</text:span><text:span text:style-name="T86">wertiges dagegen die Ladung </text:span><text:span text:style-name="T88">ne</text:span><text:span text:style-name="T86">.</text:span></text:p>
            <text:p text:style-name="P4"><text:span text:style-name="T93"/></text:p>
            <text:p text:style-name="P4"><text:span text:style-name="T93"/></text:p>
            <text:p text:style-name="P4"><text:span text:style-name="T93"/></text:p>
            <text:p text:style-name="P4"><text:span text:style-name="T93">(Seite 23)</text:span></text:p>
          </draw:text-box>
        </draw:frame>
        <draw:frame draw:style-name="gr1" draw:text-style-name="P4" draw:layer="layout" svg:width="5.54cm" svg:height="2.06cm" svg:x="10.933cm" svg:y="9.316cm">
          <text:p/>
          <draw:object xlink:href="./Object 34" xlink:type="simple" xlink:show="embed" xlink:actuate="onLoad"/>
          <draw:image xlink:href="./ObjectReplacements/Object 34" xlink:type="simple" xlink:show="embed" xlink:actuate="onLoad"/>
        </draw:frame>
        <draw:frame draw:style-name="gr1" draw:text-style-name="P4" draw:layer="layout" svg:width="9.516cm" svg:height="2.179cm" svg:x="8.933cm" svg:y="13.897cm">
          <text:p/>
          <draw:object xlink:href="./Object 35" xlink:type="simple" xlink:show="embed" xlink:actuate="onLoad"/>
          <draw:image xlink:href="./ObjectReplacements/Object 35" xlink:type="simple" xlink:show="embed" xlink:actuate="onLoad"/>
        </draw:frame>
        <presentation:notes draw:style-name="dp2">
          <draw:page-thumbnail draw:style-name="gr3"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layer="layout" svg:width="25.199cm" svg:height="4.51cm" svg:x="1.4cm" svg:y="0.335cm" presentation:class="title">
          <draw:text-box>
            <text:p>Beschreiben Sie den Millikan-Versuch. Inwieweit beweist dieser die diskrete Struktur der elektrischen Ladung?</text:p>
          </draw:text-box>
        </draw:frame>
        <draw:frame presentation:style-name="pr1" draw:layer="layout" svg:width="25.199cm" svg:height="12.18cm" svg:x="1.4cm" svg:y="4.914cm" presentation:class="subtitle">
          <draw:text-box>
            <text:p>Untersucht wird die Bewegung kleinster elektrisch geladener Öltröpfchen in elektrischen Feldern. Die Messung der Ladung <text:span text:style-name="T83">q</text:span><text:span text:style-name="T84"> ergab stets ein ganzzahliges Vielfaches einer </text:span><text:span text:style-name="T83">Elementarladung</text:span><text:span text:style-name="T84">. Die diskrete Struktur der elektrischen Ladung war damit eindeutig bewiesen.</text:span></text:p>
            <text:p><text:span text:style-name="T84"/></text:p>
            <text:p><text:span text:style-name="T84"/></text:p>
            <text:p><text:span text:style-name="T84">(Seite 24f)</text:span></text:p>
          </draw:text-box>
        </draw:frame>
        <presentation:notes draw:style-name="dp2">
          <draw:page-thumbnail draw:style-name="gr3"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text-style-name="P4" draw:layer="layout" svg:width="25.199cm" svg:height="3.506cm" svg:x="1.4cm" svg:y="0.837cm" presentation:class="title">
          <draw:text-box>
            <text:p text:style-name="P4">Welche Methoden zur Erzeugung <text:span text:style-name="T82">freier</text:span><text:span text:style-name="T112"> Elektronen kennen Sie?</text:span></text:p>
          </draw:text-box>
        </draw:frame>
        <draw:frame presentation:style-name="pr1" draw:text-style-name="P15" draw:layer="layout" svg:width="25.199cm" svg:height="14.223cm" svg:x="1.4cm" svg:y="3.893cm" presentation:class="subtitle">
          <draw:text-box>
            <text:p text:style-name="P15">(1) Elektronenbefreiung durch <text:span text:style-name="T83">Stoßionisation</text:span><text:span text:style-name="T84"> von Gasatomen. Man beschleunigt dazu geladene Teilchen in einem elektrischen Feld auf hohe Geschwindigkeiten oder benutzt die hohen kinetischen Energien der Teilchen eines </text:span><text:span text:style-name="T83">heißen</text:span><text:span text:style-name="T84"> Gases (</text:span><text:span text:style-name="T83">thermische Ionisierung</text:span><text:span text:style-name="T84">).</text:span></text:p>
            <text:p text:style-name="P15"><text:span text:style-name="T84">(2) </text:span><text:span text:style-name="T83">Glühemission</text:span><text:span text:style-name="T84"> aus hoch erhitzten Metalloberflächen.</text:span></text:p>
            <text:p text:style-name="P15"><text:span text:style-name="T84">(3) </text:span><text:span text:style-name="T83">Lichtelektrischer Effekt</text:span><text:span text:style-name="T84">. Hinreichend kurzwelliges Licht kann Elektronen durch Energieaustausch aus Festkörpern befreien.</text:span></text:p>
            <text:p text:style-name="P15"><text:span text:style-name="T84">(4) </text:span><text:span text:style-name="T83">Feldemission</text:span><text:span text:style-name="T84">. Durch extrem hohe elektrische Felder, wie sie sich zum Beispiel an scharfen Metallspitzen ausbilden, lassen sich Elektronen aus Metalloberflächen abziehen.</text:span></text:p>
            <text:p text:style-name="P15"><text:span text:style-name="T84">(5) </text:span><text:span text:style-name="T113">β</text:span><text:span text:style-name="T114">-Strahlen</text:span><text:span text:style-name="T115">. Bestimmte radioaktive Substanzen emittieren spontan Elektronen.</text:span></text:p>
            <text:p text:style-name="P4"><text:span text:style-name="T115"/></text:p>
            <text:p text:style-name="P4"><text:span text:style-name="T115">(Seite 25)</text:span></text:p>
          </draw:text-box>
        </draw:frame>
        <presentation:notes draw:style-name="dp2">
          <draw:page-thumbnail draw:style-name="gr3"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layer="layout" svg:width="25.199cm" svg:height="4.51cm" svg:x="1.4cm" svg:y="0.335cm" presentation:class="title">
          <draw:text-box>
            <text:p>Warum stellt ein elektrisches Feld ein Energiespektrometer dar? Wonach <text:span text:style-name="T83">sortiert</text:span><text:span text:style-name="T84"> ein Magnetfeld?</text:span></text:p>
          </draw:text-box>
        </draw:frame>
        <draw:frame presentation:style-name="pr1" draw:layer="layout" svg:width="25.199cm" svg:height="12.397cm" svg:x="1.4cm" svg:y="4.806cm" presentation:class="subtitle">
          <draw:text-box>
            <text:p>Das elektrische Feld sortiert nach der kinetischen Energie (Ablenkung eines Elektronenstrahls im transversalen elektrischen Feld), stellt also ein Energiespektrometer dar.</text:p>
            <text:p>Ein transversales Magnetfeld sortiert nach dem Impuls <text:span text:style-name="T83">mv</text:span><text:span text:style-name="T84">.</text:span></text:p>
            <text:p><text:span text:style-name="T84"/></text:p>
            <text:p><text:span text:style-name="T84"/></text:p>
            <text:p><text:span text:style-name="T84"/></text:p>
            <text:p><text:span text:style-name="T84"/></text:p>
            <text:p><text:span text:style-name="T84"/></text:p>
            <text:p><text:span text:style-name="T84"/></text:p>
            <text:p><text:span text:style-name="T84">(Seite 27)</text:span></text:p>
            <text:p><text:span text:style-name="T84"/></text:p>
          </draw:text-box>
        </draw:frame>
        <draw:frame draw:style-name="gr1" draw:text-style-name="P4" draw:layer="layout" svg:width="5.006cm" svg:height="1.08cm" svg:x="11.233cm" svg:y="10.716cm">
          <text:p/>
          <draw:object xlink:href="./Object 36" xlink:type="simple" xlink:show="embed" xlink:actuate="onLoad"/>
          <draw:image xlink:href="./ObjectReplacements/Object 36" xlink:type="simple" xlink:show="embed" xlink:actuate="onLoad"/>
        </draw:frame>
        <draw:frame draw:style-name="gr1" draw:text-style-name="P4" draw:layer="layout" svg:width="9.06cm" svg:height="2.42cm" svg:x="9.233cm" svg:y="11.716cm">
          <text:p/>
          <draw:object xlink:href="./Object 37" xlink:type="simple" xlink:show="embed" xlink:actuate="onLoad"/>
          <draw:image xlink:href="./ObjectReplacements/Object 37" xlink:type="simple" xlink:show="embed" xlink:actuate="onLoad"/>
        </draw:frame>
        <presentation:notes draw:style-name="dp2">
          <draw:page-thumbnail draw:style-name="gr3"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layer="layout" svg:width="25.199cm" svg:height="3.506cm" svg:x="1.4cm" svg:y="0.837cm" presentation:class="title">
          <draw:text-box>
            <text:p>Wie hängt die Elektronenmasse von der Geschwindigkeit ab?</text:p>
          </draw:text-box>
        </draw:frame>
        <draw:frame presentation:style-name="pr1" draw:layer="layout" svg:width="25.199cm" svg:height="12.18cm" svg:x="1.4cm" svg:y="4.914cm" presentation:class="subtitle">
          <draw:text-box>
            <text:p/>
            <text:p/>
            <text:p/>
            <text:p>(Seite 29)</text:p>
          </draw:text-box>
        </draw:frame>
        <draw:frame draw:style-name="gr1" draw:text-style-name="P4" draw:layer="layout" svg:width="5.55cm" svg:height="3.72cm" svg:x="11.133cm" svg:y="8.016cm">
          <text:p/>
          <draw:object xlink:href="./Object 38" xlink:type="simple" xlink:show="embed" xlink:actuate="onLoad"/>
          <draw:image xlink:href="./ObjectReplacements/Object 38" xlink:type="simple" xlink:show="embed" xlink:actuate="onLoad"/>
        </draw:frame>
        <presentation:notes draw:style-name="dp2">
          <draw:page-thumbnail draw:style-name="gr3"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layer="layout" svg:width="25.199cm" svg:height="3.506cm" svg:x="1.4cm" svg:y="0.837cm" presentation:class="title">
          <draw:text-box>
            <text:p>Wie ist die Einheit <text:span text:style-name="T83">Elektronenvolt</text:span><text:span text:style-name="T84"> definiert?</text:span></text:p>
          </draw:text-box>
        </draw:frame>
        <draw:frame presentation:style-name="pr1" draw:layer="layout" svg:width="25.199cm" svg:height="12.18cm" svg:x="1.4cm" svg:y="4.914cm" presentation:class="subtitle">
          <draw:text-box>
            <text:p>Ein Elektronenvolt ist die Arbeit, die aufgewendet werden muß, um die Elementarladung <text:span text:style-name="T83">e</text:span><text:span text:style-name="T84"> zwischen zwei Punkten zu verschieben, die eine Potentialdifferenz von 1 V aufweisen.</text:span></text:p>
            <text:p><text:span text:style-name="T84"/></text:p>
            <text:p><text:span text:style-name="T84"/></text:p>
            <text:p><text:span text:style-name="T84">(Seite 30)</text:span></text:p>
          </draw:text-box>
        </draw:frame>
        <presentation:notes draw:style-name="dp2">
          <draw:page-thumbnail draw:style-name="gr3"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layer="layout" svg:width="25.199cm" svg:height="3.506cm" svg:x="1.4cm" svg:y="0.837cm" presentation:class="title">
          <draw:text-box>
            <text:p>Beschreiben Sie den Stern-Gerlach-Versuch.</text:p>
          </draw:text-box>
        </draw:frame>
        <draw:frame presentation:style-name="pr1" draw:layer="layout" svg:width="25.199cm" svg:height="12.18cm" svg:x="1.4cm" svg:y="4.914cm" presentation:class="subtitle">
          <draw:text-box>
            <text:p>In einem Ofen werden Ag-Atome <text:span text:style-name="T83">verdampft</text:span><text:span text:style-name="T84">.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text:p><text:span text:style-name="T84"/></text:p>
            <text:p><text:span text:style-name="T84"/></text:p>
            <text:p><text:span text:style-name="T84">(Seite 30f)</text:span></text:p>
          </draw:text-box>
        </draw:frame>
        <presentation:notes draw:style-name="dp2">
          <draw:page-thumbnail draw:style-name="gr3"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layer="layout" svg:width="25.199cm" svg:height="4.51cm" svg:x="1.4cm" svg:y="0.335cm" presentation:class="title">
          <draw:text-box>
            <text:p>Welche Aufspaltung erfährt ein Ag-<text:span text:style-name="T82">Atom</text:span><text:span text:style-name="T112">strahl im Stern-Gerlach-Versuch? Was passiert, wenn man statt Ag-Atomen Ag</text:span><text:span text:style-name="T116">+</text:span>-Ionen verwendet?</text:p>
          </draw:text-box>
        </draw:frame>
        <draw:frame presentation:style-name="pr1" draw:layer="layout" svg:width="25.199cm" svg:height="17.562cm" svg:x="1.4cm" svg:y="2.224cm" presentation:class="subtitle">
          <draw:text-box>
            <text:p><text:span text:style-name="T84">Das Experiment zeigt zwei Spuren gleicher Intensität des um gleiche Beträge abgelenkten Strahls</text:span>:</text:p>
            <text:p/>
            <text:p/>
            <text:p/>
            <text:p/>
            <text:p/>
            <text:p>Es hat also im Widerspruch zur klassischen Theorie eine Richtungsquantelung (cos <text:span text:style-name="T113">α</text:span><text:span text:style-name="T117"> = </text:span><text:span text:style-name="T118">±</text:span><text:span text:style-name="T117">1 </text:span><text:span text:style-name="T118">↔ </text:span><text:span text:style-name="T113">α</text:span><text:span text:style-name="T118"> = 0,π) </text:span>stattgefunden.</text:p>
            <text:p/>
            <text:p>Verwendet man stattdessen Ag<text:span text:style-name="T92">+</text:span><text:span text:style-name="T93">-Ionen, beobachtet man keine Aufspaltung. Die Strahlaufspaltung muß also dem beim Atom im Vergleich zum Ion zusätzlich vorhandenen </text:span><text:span text:style-name="T88">Leuchtelektron</text:span><text:span text:style-name="T86"> zuzuschreiben sein.</text:span></text:p>
            <text:p><text:span text:style-name="T86"/></text:p>
            <text:p><text:span text:style-name="T86"/></text:p>
            <text:p>(Seite 31)</text:p>
          </draw:text-box>
        </draw:frame>
        <draw:frame draw:style-name="gr1" draw:text-style-name="P4" draw:layer="layout" svg:width="11.851cm" svg:height="3.473cm" svg:x="8.433cm" svg:y="6.916cm">
          <text:p/>
          <draw:object xlink:href="./Object 39" xlink:type="simple" xlink:show="embed" xlink:actuate="onLoad"/>
          <draw:image xlink:href="./ObjectReplacements/Object 39" xlink:type="simple" xlink:show="embed" xlink:actuate="onLoad"/>
        </draw:frame>
        <presentation:notes draw:style-name="dp2">
          <draw:page-thumbnail draw:style-name="gr3"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layer="layout" svg:width="25.199cm" svg:height="3.506cm" svg:x="1.4cm" svg:y="0.837cm" presentation:class="title">
          <draw:text-box>
            <text:p>Welchen Spin besitzt das Elektron?</text:p>
          </draw:text-box>
        </draw:frame>
        <draw:frame presentation:style-name="pr1" draw:layer="layout" svg:width="25.199cm" svg:height="12.18cm" svg:x="1.4cm" svg:y="4.914cm" presentation:class="subtitle">
          <draw:text-box>
            <text:p/>
            <text:p/>
            <text:p/>
            <text:p>(Seite 32)</text:p>
          </draw:text-box>
        </draw:frame>
        <draw:frame draw:style-name="gr1" draw:text-style-name="P4" draw:layer="layout" svg:width="6.211cm" svg:height="2.059cm" svg:x="11.033cm" svg:y="9.316cm">
          <text:p/>
          <draw:object xlink:href="./Object 40" xlink:type="simple" xlink:show="embed" xlink:actuate="onLoad"/>
          <draw:image xlink:href="./ObjectReplacements/Object 40" xlink:type="simple" xlink:show="embed" xlink:actuate="onLoad"/>
        </draw:frame>
        <presentation:notes draw:style-name="dp2">
          <draw:page-thumbnail draw:style-name="gr3"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layer="layout" svg:width="25.199cm" svg:height="4.51cm" svg:x="1.4cm" svg:y="0.335cm" presentation:class="title">
          <draw:text-box>
            <text:p>Beschreiben Sie das Rutherfordsche Atommodell. Skizzieren Sie die Schlußfolgerungen, die zu dieser Modellvorstellung führten.</text:p>
          </draw:text-box>
        </draw:frame>
        <draw:frame presentation:style-name="pr1" draw:layer="layout" svg:width="25.199cm" svg:height="16.282cm" svg:x="1.4cm" svg:y="2.864cm" presentation:class="subtitle">
          <draw:text-box>
            <text:p>Rutherford ließ <text:span text:style-name="T118">α</text:span><text:span text:style-name="T117">-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119">-15</text:span><text:span text:style-name="T120">m bis 10</text:span><text:span text:style-name="T119">-14</text:span><text:span text:style-name="T120">m (vgl. 10</text:span><text:span text:style-name="T119">-10</text:span><text:span text:style-name="T120">m Atomradius) betragen dürfte. Um die schweren </text:span><text:span text:style-name="T121">α</text:span><text:span text:style-name="T120">-Teilchen ablenken zu können, muß er zudem praktisch die gesamte Atommasse in sich vereinigen. Aus der Art der Ablenkung folgte ferner zwingend, daß der Kern ebenso wie die </text:span><text:span text:style-name="T121">α</text:span><text:span text:style-name="T120">-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n </text:span><text:span text:style-name="T121">α</text:span><text:span text:style-name="T120">-Teilchen nur am Kern gestreut werden.</text:span></text:p>
            <text:p><text:span text:style-name="T120"/></text:p>
            <text:p><text:span text:style-name="T120"/></text:p>
            <text:p><text:span text:style-name="T120">(Seite 32f)</text:span></text:p>
          </draw:text-box>
        </draw:frame>
        <presentation:notes draw:style-name="dp2">
          <draw:page-thumbnail draw:style-name="gr3"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layer="layout" svg:width="25.199cm" svg:height="3.506cm" svg:x="1.4cm" svg:y="0.837cm" presentation:class="title">
          <draw:text-box>
            <text:p>Wie ist der <text:span text:style-name="T83">Stoßparameter</text:span><text:span text:style-name="T84"> definiert?</text:span></text:p>
          </draw:text-box>
        </draw:frame>
        <draw:frame presentation:style-name="pr1" draw:layer="layout" svg:width="25.199cm" svg:height="12.18cm" svg:x="1.4cm" svg:y="4.914cm" presentation:class="subtitle">
          <draw:text-box>
            <text:p>Der Stoßparameter <text:span text:style-name="T83">p</text:span><text:span text:style-name="T84"> bezeichnet den Abstand, in dem das Teilchen </text:span><text:span text:style-name="T104">ohne</text:span><text:span text:style-name="T105"> Wechselwirkung am Kern vorbeifliegen würde.</text:span></text:p>
            <text:p><text:span text:style-name="T105"/></text:p>
            <text:p><text:span text:style-name="T105"/></text:p>
            <text:p><text:span text:style-name="T105"/></text:p>
            <text:p><text:span text:style-name="T105">(Seite 33)</text:span></text:p>
          </draw:text-box>
        </draw:frame>
        <presentation:notes draw:style-name="dp2">
          <draw:page-thumbnail draw:style-name="gr3"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layer="layout" svg:width="25.199cm" svg:height="3.506cm" svg:x="1.4cm" svg:y="0.837cm" presentation:class="title">
          <draw:text-box>
            <text:p>Was versteht man unter dem Begriff <text:span text:style-name="T83">Interferenz</text:span><text:span text:style-name="T84">?</text:span></text:p>
          </draw:text-box>
        </draw:frame>
        <draw:frame presentation:style-name="pr1" draw:layer="layout" svg:width="25.199cm" svg:height="12.18cm" svg:x="1.4cm" svg:y="4.914cm" presentation:class="subtitle">
          <draw:text-box>
            <text:p>Interferenz ist die Erscheinung, daß Licht durch Licht ausgelöscht werden kann.</text:p>
            <text:p/>
            <text:p/>
            <text:p/>
            <text:p/>
            <text:p>(Seite 40)</text:p>
          </draw:text-box>
        </draw:frame>
        <presentation:notes draw:style-name="dp2">
          <draw:page-thumbnail draw:style-name="gr3"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layer="layout" svg:width="25.199cm" svg:height="3.506cm" svg:x="1.4cm" svg:y="0.837cm" presentation:class="title">
          <draw:text-box>
            <text:p>Warum benötigt man zur Interferenz kohärente Lichtwellen?</text:p>
          </draw:text-box>
        </draw:frame>
        <draw:frame presentation:style-name="pr1" draw:layer="layout" svg:width="25.199cm" svg:height="12.18cm" svg:x="1.4cm" svg:y="4.914cm" presentation:class="subtitle">
          <draw:text-box>
            <text:p>Interferierende Wellenzüge müssen während einer Zeit <text:span text:style-name="T83">t</text:span><text:span text:style-name="T84">, die groß verglichen mit der Schwingungsdauer <text:s text:c="13"/>ist, in einer festen Phasenbeziehung zueinander stehen.</text:span></text:p>
            <text:p><text:span text:style-name="T84"/></text:p>
            <text:p><text:span text:style-name="T84"/></text:p>
            <text:p><text:span text:style-name="T84"/></text:p>
            <text:p><text:span text:style-name="T84">(Seite 40)</text:span></text:p>
          </draw:text-box>
        </draw:frame>
        <draw:frame draw:style-name="gr1" draw:text-style-name="P4" draw:layer="layout" svg:width="2.96cm" svg:height="0.96cm" svg:x="8.706cm" svg:y="9.677cm">
          <text:p/>
          <draw:object xlink:href="./Object 41" xlink:type="simple" xlink:show="embed" xlink:actuate="onLoad"/>
          <draw:image xlink:href="./ObjectReplacements/Object 41" xlink:type="simple" xlink:show="embed" xlink:actuate="onLoad"/>
        </draw:frame>
        <presentation:notes draw:style-name="dp2">
          <draw:page-thumbnail draw:style-name="gr3"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layer="layout" svg:width="25.199cm" svg:height="3.506cm" svg:x="1.4cm" svg:y="0.837cm" presentation:class="title">
          <draw:text-box>
            <text:p>Beschreiben Sie den Fresnelschen Spiegelversuch.</text:p>
          </draw:text-box>
        </draw:frame>
        <draw:frame presentation:style-name="pr1" draw:layer="layout" svg:width="25.199cm" svg:height="12.18cm" svg:x="1.4cm" svg:y="4.914cm" presentation:class="subtitle">
          <draw:text-box>
            <text:p>Beim <text:span text:style-name="T122">Fresnel-Spiegelversuch</text:span><text:span text:style-name="T123"> ersetzt man die Lichtquelle L durch die virtuellen Bilder (Lichtquellen) L1 und L2, die von unter dem Winkel </text:span><text:span text:style-name="T124">α</text:span><text:span text:style-name="T125"> geneigten Spiegeln entworfen wird. Von diesen virtuellen, sicher kohärenten Lichtquellen gehen die Lichtbündel B1 und B2 aus, die miteinander interferieren.</text:span></text:p>
            <text:p><text:span text:style-name="T125"/></text:p>
            <text:p><text:span text:style-name="T125"/></text:p>
            <text:p><text:span text:style-name="T125"/></text:p>
            <text:p><text:span text:style-name="T125">(Seite 40)</text:span></text:p>
          </draw:text-box>
        </draw:frame>
        <presentation:notes draw:style-name="dp2">
          <draw:page-thumbnail draw:style-name="gr3"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layer="layout" svg:width="25.199cm" svg:height="4.51cm" svg:x="1.4cm" svg:y="0.335cm" presentation:class="title">
          <draw:text-box>
            <text:p>Unter welchen Bedingungen ergeben sich bei <text:span text:style-name="T83">Interferenzstreifen gleicher Neigung</text:span><text:span text:style-name="T84"> Verstärkung bzw. Auslöschung?</text:span></text:p>
          </draw:text-box>
        </draw:frame>
        <draw:frame presentation:style-name="pr1" draw:layer="layout" svg:width="25.199cm" svg:height="12.18cm" svg:x="1.4cm" svg:y="4.914cm" presentation:class="subtitle">
          <draw:text-box>
            <text:p/>
            <text:p/>
            <text:p/>
            <text:p/>
            <text:p>z = 0,1,2,3,... ist die Ordnungszahl der Interferenz.</text:p>
            <text:p/>
            <text:p/>
            <text:p>(Seite 42)</text:p>
          </draw:text-box>
        </draw:frame>
        <draw:frame draw:style-name="gr1" draw:text-style-name="P4" draw:layer="layout" svg:width="11.849cm" svg:height="3.779cm" svg:x="9.106cm" svg:y="7.177cm">
          <text:p/>
          <draw:object xlink:href="./Object 42" xlink:type="simple" xlink:show="embed" xlink:actuate="onLoad"/>
          <draw:image xlink:href="./ObjectReplacements/Object 42" xlink:type="simple" xlink:show="embed" xlink:actuate="onLoad"/>
        </draw:frame>
        <presentation:notes draw:style-name="dp2">
          <draw:page-thumbnail draw:style-name="gr3"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layer="layout" svg:width="25.199cm" svg:height="3.506cm" svg:x="1.4cm" svg:y="0.837cm" presentation:class="title">
          <draw:text-box>
            <text:p>Was bezeichnet man als <text:span text:style-name="T83">Poissonschen Fleck</text:span><text:span text:style-name="T84">?</text:span></text:p>
          </draw:text-box>
        </draw:frame>
        <draw:frame presentation:style-name="pr1" draw:layer="layout" svg:width="25.199cm" svg:height="12.18cm" svg:x="1.4cm" svg:y="4.914cm" presentation:class="subtitle">
          <draw:text-box>
            <text:p>Gebeugtes Licht, das hinter einem kleinen, schattenwerfenden Scheibchen als heller Fleck im Zentrum des Schattens erscheint.</text:p>
            <text:p/>
            <text:p/>
            <text:p><text:span text:style-name="T126">(Seite 42f)</text:span></text:p>
          </draw:text-box>
        </draw:frame>
        <presentation:notes draw:style-name="dp2">
          <draw:page-thumbnail draw:style-name="gr3"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layer="layout" svg:width="25.199cm" svg:height="3.506cm" svg:x="1.4cm" svg:y="0.837cm" presentation:class="title">
          <draw:text-box>
            <text:p>Definieren Sie den Begriff <text:span text:style-name="T83">Beugung</text:span><text:span text:style-name="T84">.</text:span></text:p>
          </draw:text-box>
        </draw:frame>
        <draw:frame presentation:style-name="pr1" draw:layer="layout" svg:width="25.199cm" svg:height="12.18cm" svg:x="1.4cm" svg:y="4.914cm" presentation:class="subtitle">
          <draw:text-box>
            <text:p>Die Abweichung des Lichtes von der geradlinigen Ausbreitung wird als <text:span text:style-name="T122">Beugung</text:span> bezeichnet.</text:p>
            <text:p/>
            <text:p/>
            <text:p><text:span text:style-name="T126">(Seite 42)</text:span></text:p>
          </draw:text-box>
        </draw:frame>
        <presentation:notes draw:style-name="dp2">
          <draw:page-thumbnail draw:style-name="gr3"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layer="layout" svg:width="25.199cm" svg:height="3.506cm" svg:x="1.4cm" svg:y="0.837cm" presentation:class="title">
          <draw:text-box>
            <text:p>Formulieren Sie das Huygenssche Prinzip.</text:p>
          </draw:text-box>
        </draw:frame>
        <draw:frame presentation:style-name="pr1" draw:layer="layout" svg:width="25.199cm" svg:height="12.18cm" svg:x="1.4cm" svg:y="4.914cm" presentation:class="subtitle">
          <draw:text-box>
            <text:p>Jeder Punkt des Raumes, der von einer Welle erreicht wird, ist der Entstehungsort einer neuen Elementarwelle. Der Wellenzustand zu einem späteren Zeitpunkt ist das Ergebnis der Interferenz aller Elementarwellen.</text:p>
            <text:p/>
            <text:p/>
            <text:p><text:span text:style-name="T126">(Seite 42)</text:span></text:p>
          </draw:text-box>
        </draw:frame>
        <presentation:notes draw:style-name="dp2">
          <draw:page-thumbnail draw:style-name="gr3"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layer="layout" svg:width="25.199cm" svg:height="3.506cm" svg:x="1.4cm" svg:y="0.837cm" presentation:class="title">
          <draw:text-box>
            <text:p>Erklären Sie mit Hilfe der Fresnelschen Zonen die Entstehung des Poissonschen Flecks.</text:p>
          </draw:text-box>
        </draw:frame>
        <draw:frame presentation:style-name="pr1" draw:layer="layout" svg:width="25.199cm" svg:height="12.18cm" svg:x="1.4cm" svg:y="4.914cm" presentation:class="subtitle">
          <draw:text-box>
            <text:p>Die Fresnelschen Zonen werden <text:span text:style-name="T117">ausgehend vom Bildpunkt P </text:span>durch eine Schar von konzentrischen Kugelflächen mit Radienunterschieden von <text:span text:style-name="T113">λ</text:span><text:span text:style-name="T117">/2 aus der Wellenfront W der Lichtquelle L ausgeschnitten. Ein Flächensegment F</text:span><text:span text:style-name="T127">n</text:span><text:span text:style-name="T117"> ist somit </text:span><text:span text:style-name="T113">λ</text:span><text:span text:style-name="T117">/2 breit. Wird die innerste Zone durch einen Schirm abgedeckt, so bleibt trotzdem in P Helligkeit, weil nun die Summation über die zweite, dritte, …, </text:span><text:span text:style-name="T114">n</text:span><text:span text:style-name="T117">-te Zone die Wrikung der halben zweiten Zone in P übrigläßt. Schirmt man auch die zweite Zone ab, so bleibt die Wirkung der halben dritten Zone, usw. …</text:span></text:p>
            <text:p><text:span text:style-name="T117"/></text:p>
            <text:p><text:span text:style-name="T117"/></text:p>
            <text:p><text:span text:style-name="T126">(Seite 43)</text:span></text:p>
          </draw:text-box>
        </draw:frame>
        <presentation:notes draw:style-name="dp2">
          <draw:page-thumbnail draw:style-name="gr3"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layer="layout" svg:width="25.199cm" svg:height="3.506cm" svg:x="1.4cm" svg:y="0.837cm" presentation:class="title">
          <draw:text-box>
            <text:p>Wodurch unterscheidet man Fraunhofer- und Fresnel-Beugung?</text:p>
          </draw:text-box>
        </draw:frame>
        <draw:frame presentation:style-name="pr1" draw:layer="layout" svg:width="25.199cm" svg:height="12.18cm" svg:x="1.4cm" svg:y="4.914cm" presentation:class="subtitle">
          <draw:text-box>
            <text:p>Fraunhofer-Beugung tritt bei parallelem, Fresnel-Beugung bei divergentem Licht auf.</text:p>
            <text:p/>
            <text:p/>
            <text:p><text:span text:style-name="T126">(Seite 43)</text:span></text:p>
          </draw:text-box>
        </draw:frame>
        <presentation:notes draw:style-name="dp2">
          <draw:page-thumbnail draw:style-name="gr3"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layer="layout" svg:width="25.199cm" svg:height="4.51cm" svg:x="1.4cm" svg:y="0.335cm" presentation:class="title">
          <draw:text-box>
            <text:p>Wie lauten die Bedingungen für Intensitätsminima bzw. Intensitätsmaxima bei der Beugung am Einzelspalt?</text:p>
          </draw:text-box>
        </draw:frame>
        <draw:frame presentation:style-name="pr1" draw:text-style-name="P16" draw:layer="layout" svg:width="25.199cm" svg:height="12.317cm" svg:x="1.4cm" svg:y="4.846cm" presentation:class="subtitle">
          <draw:text-box>
            <text:p text:style-name="P15"><text:span text:style-name="T82"><text:tab/></text:span><text:span text:style-name="T82"><text:tab/></text:span><text:span text:style-name="T82"><text:tab/></text:span><text:span text:style-name="T82">Intensitätsminima:</text:span></text:p>
            <text:p text:style-name="P15"><text:span text:style-name="T82"/></text:p>
            <text:p text:style-name="P15"><text:span text:style-name="T82"/></text:p>
            <text:p text:style-name="P15"><text:span text:style-name="T82"/></text:p>
            <text:p text:style-name="P15"><text:span text:style-name="T82"/></text:p>
            <text:p text:style-name="P15"><text:span text:style-name="T82"><text:tab/></text:span><text:span text:style-name="T82"><text:tab/></text:span><text:span text:style-name="T82"><text:tab/></text:span><text:span text:style-name="T82">Intensitätsmaxima:</text:span></text:p>
            <text:p text:style-name="P4"><text:span text:style-name="T82"/></text:p>
            <text:p text:style-name="P4"><text:span text:style-name="T82"/></text:p>
            <text:p text:style-name="P4"><text:span text:style-name="T112"/></text:p>
            <text:p text:style-name="P4"><text:span text:style-name="T112"/></text:p>
            <text:p text:style-name="P4"><text:span text:style-name="T112"/></text:p>
            <text:p text:style-name="P4"><text:span text:style-name="T128">(Seite 44)</text:span></text:p>
          </draw:text-box>
        </draw:frame>
        <draw:frame draw:style-name="gr1" draw:text-style-name="P4" draw:layer="layout" svg:width="11.067cm" svg:height="1.08cm" svg:x="8.499cm" svg:y="8.784cm">
          <text:p/>
          <draw:object xlink:href="./Object 43" xlink:type="simple" xlink:show="embed" xlink:actuate="onLoad"/>
          <draw:image xlink:href="./ObjectReplacements/Object 43" xlink:type="simple" xlink:show="embed" xlink:actuate="onLoad"/>
        </draw:frame>
        <draw:frame draw:style-name="gr1" draw:text-style-name="P4" draw:layer="layout" svg:width="13.061cm" svg:height="2.247cm" svg:x="6.6cm" svg:y="13.084cm">
          <text:p/>
          <draw:object xlink:href="./Object 44" xlink:type="simple" xlink:show="embed" xlink:actuate="onLoad"/>
          <draw:image xlink:href="./ObjectReplacements/Object 44" xlink:type="simple" xlink:show="embed" xlink:actuate="onLoad"/>
        </draw:frame>
        <presentation:notes draw:style-name="dp2">
          <draw:page-thumbnail draw:style-name="gr3"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layer="layout" svg:width="25.199cm" svg:height="4.273cm" svg:x="1.4cm" svg:y="0.454cm" presentation:class="title">
          <draw:text-box>
            <text:p>Von welchen Faktoren ist die Intensität der um den Winkel <text:span text:style-name="T129">α</text:span><text:span text:style-name="T130"> am Einzelspalt gebeugten Strahlung im wesentlichen bestimmt?</text:span></text:p>
          </draw:text-box>
        </draw:frame>
        <draw:frame presentation:style-name="pr1" draw:layer="layout" svg:width="25.199cm" svg:height="12.18cm" svg:x="1.4cm" svg:y="4.914cm" presentation:class="subtitle">
          <draw:text-box>
            <text:p>Mit wachsender Ordnung <text:span text:style-name="T83">n</text:span><text:span text:style-name="T84"> der Maxima muß die Intensität abnehmen, da dann ein immer kleineres Strahlenbündel </text:span><text:span text:style-name="T104">nicht</text:span><text:span text:style-name="T105"> weginterferiert wird.</text:span><text:span text:style-name="T131"> Zudem ist die Intensität proportional zur Spaltbreite </text:span><text:span text:style-name="T132">d</text:span><text:span text:style-name="T131">.</text:span></text:p>
            <text:p><text:span text:style-name="T133"/></text:p>
            <text:p><text:span text:style-name="T133"/></text:p>
            <text:p><text:span text:style-name="T134">(Seite 44)</text:span></text:p>
          </draw:text-box>
        </draw:frame>
        <presentation:notes draw:style-name="dp2">
          <draw:page-thumbnail draw:style-name="gr3"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layer="layout" svg:width="25.199cm" svg:height="4.51cm" svg:x="1.4cm" svg:y="0.335cm" presentation:class="title">
          <draw:text-box>
            <text:p>Welche Bedingung ist für die Hauptmaxima der Beugung an einem Gitter aus <text:span text:style-name="T83">N</text:span><text:span text:style-name="T84"> Spalten der Breite </text:span><text:span text:style-name="T83">d</text:span><text:span text:style-name="T84"> im Abstand </text:span><text:span text:style-name="T83">a</text:span><text:span text:style-name="T84"> zu erfüllen?</text:span></text:p>
          </draw:text-box>
        </draw:frame>
        <draw:frame presentation:style-name="pr1" draw:layer="layout" svg:width="25.199cm" svg:height="12.18cm" svg:x="1.4cm" svg:y="4.914cm" presentation:class="subtitle">
          <draw:text-box>
            <text:p/>
            <text:p/>
            <text:p>(Seite 46f)</text:p>
          </draw:text-box>
        </draw:frame>
        <draw:frame draw:style-name="gr1" draw:text-style-name="P4" draw:layer="layout" svg:width="12.248cm" svg:height="1.75cm" svg:x="7.999cm" svg:y="9.584cm">
          <text:p/>
          <draw:object xlink:href="./Object 45" xlink:type="simple" xlink:show="embed" xlink:actuate="onLoad"/>
          <draw:image xlink:href="./ObjectReplacements/Object 45" xlink:type="simple" xlink:show="embed" xlink:actuate="onLoad"/>
        </draw:frame>
        <presentation:notes draw:style-name="dp2">
          <draw:page-thumbnail draw:style-name="gr3"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layer="layout" svg:width="25.199cm" svg:height="3.506cm" svg:x="1.4cm" svg:y="0.837cm" presentation:class="title">
          <draw:text-box>
            <text:p>Welchen Typ <text:span text:style-name="T83">Gitter</text:span><text:span text:style-name="T84"> benötigt man für Beugungserscheinungen bei Röntgenstrahlung?</text:span></text:p>
          </draw:text-box>
        </draw:frame>
        <draw:frame presentation:style-name="pr1" draw:layer="layout" svg:width="25.199cm" svg:height="12.18cm" svg:x="1.4cm" svg:y="4.914cm" presentation:class="subtitle">
          <draw:text-box>
            <text:p>Aufgrund der sehr kurzen Wellenlänge ein sehr kleines, beispielsweise die regelmäßige Anordnung der Atome im Kristallgitter.</text:p>
            <text:p/>
            <text:p/>
            <text:p><text:span text:style-name="T126">(Seite 47)</text:span></text:p>
          </draw:text-box>
        </draw:frame>
        <presentation:notes draw:style-name="dp2">
          <draw:page-thumbnail draw:style-name="gr3"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layer="layout" svg:width="25.199cm" svg:height="3.506cm" svg:x="1.4cm" svg:y="0.837cm" presentation:class="title">
          <draw:text-box>
            <text:p>Was ist ein Bravais-Gitter?</text:p>
          </draw:text-box>
        </draw:frame>
        <draw:frame presentation:style-name="pr1" draw:layer="layout" svg:width="25.199cm" svg:height="12.681cm" svg:x="1.4cm" svg:y="4.664cm" presentation:class="subtitle">
          <draw:text-box>
            <text:p>Bei einem Bravais-Gitter ist jeder Atomart durch ein Tripel <text:span text:style-name="T135">n</text:span><text:span text:style-name="T105"> = (</text:span><text:span text:style-name="T136">n</text:span><text:span text:style-name="T137">1</text:span><text:span text:style-name="T138">, </text:span><text:span text:style-name="T139">n</text:span><text:span text:style-name="T137">2</text:span><text:span text:style-name="T138">, </text:span><text:span text:style-name="T139">n</text:span><text:span text:style-name="T137">3</text:span><text:span text:style-name="T138">) </text:span><text:span text:style-name="T140">ganzer</text:span><text:span text:style-name="T138"> Zahlen <text:s text:c="11"/>gekennzeichnet:</text:span></text:p>
            <text:p><text:span text:style-name="T138"/></text:p>
            <text:p><text:span text:style-name="T138"/></text:p>
            <text:p><text:span text:style-name="T138"/></text:p>
            <text:p><text:span text:style-name="T138"/></text:p>
            <text:p><text:span text:style-name="T138"/></text:p>
            <text:p><text:span text:style-name="T138">Es gibt 14 Bravais-Gitter; die </text:span><text:span text:style-name="T141">a</text:span><text:span text:style-name="T142">i</text:span><text:span text:style-name="T138"> (beliebige Translationsvektoren, die nicht in einer Ebene liegen) bilden eine kristallographische Basis.</text:span></text:p>
            <text:p><text:span text:style-name="T138"/></text:p>
            <text:p><text:span text:style-name="T138"/></text:p>
            <text:p><text:span text:style-name="T143">(Seite 47, Wikipedia: Elementarzelle, Bravais-Gitter)</text:span></text:p>
          </draw:text-box>
        </draw:frame>
        <draw:frame draw:style-name="gr1" draw:text-style-name="P4" draw:layer="layout" svg:width="4.878cm" svg:height="2.311cm" svg:x="11.199cm" svg:y="8.884cm">
          <text:p/>
          <draw:object xlink:href="./Object 46" xlink:type="simple" xlink:show="embed" xlink:actuate="onLoad"/>
          <draw:image xlink:href="./ObjectReplacements/Object 46" xlink:type="simple" xlink:show="embed" xlink:actuate="onLoad"/>
        </draw:frame>
        <draw:frame draw:style-name="gr1" draw:text-style-name="P4" draw:layer="layout" svg:width="2.42cm" svg:height="1.09cm" svg:x="12.499cm" svg:y="7.483cm">
          <text:p/>
          <draw:object xlink:href="./Object 47"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3" draw:master-page-name="Standard" presentation:presentation-page-layout-name="AL1T0">
        <draw:frame presentation:style-name="pr2" draw:layer="layout" svg:width="25.199cm" svg:height="3.506cm" svg:x="1.4cm" svg:y="0.837cm" presentation:class="title">
          <draw:text-box>
            <text:p>Erläutern Sie die Bedeutung der Laueschen Gleichungen.</text:p>
          </draw:text-box>
        </draw:frame>
        <draw:frame presentation:style-name="pr1" draw:layer="layout" svg:width="25.199cm" svg:height="12.18cm" svg:x="1.4cm" svg:y="4.914cm" presentation:class="subtitle">
          <draw:text-box>
            <text:p>Die Lauesche Gleichungen</text:p>
            <text:p/>
            <text:p/>
            <text:p>liefern die Bedingungen für Maxima der Intensität.</text:p>
            <text:p/>
            <text:p/>
            <text:p/>
            <text:p><text:span text:style-name="T126">(Seite 49)</text:span></text:p>
          </draw:text-box>
        </draw:frame>
        <draw:frame draw:style-name="gr1" draw:text-style-name="P4" draw:layer="layout" svg:width="17.834cm" svg:height="1.09cm" svg:x="5.099cm" svg:y="8.883cm">
          <text:p/>
          <draw:object xlink:href="./Object 48" xlink:type="simple" xlink:show="embed" xlink:actuate="onLoad"/>
          <draw:image xlink:href="./ObjectReplacements/Object 48" xlink:type="simple" xlink:show="embed" xlink:actuate="onLoad"/>
        </draw:frame>
        <presentation:notes draw:style-name="dp2">
          <draw:page-thumbnail draw:style-name="gr3"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layer="layout" svg:width="25.199cm" svg:height="3.506cm" svg:x="1.4cm" svg:y="0.837cm" presentation:class="title">
          <draw:text-box>
            <text:p>Wie ist das reziproke Gitter definiert?</text:p>
          </draw:text-box>
        </draw:frame>
        <draw:frame presentation:style-name="pr1" draw:layer="layout" svg:width="25.199cm" svg:height="12.18cm" svg:x="1.4cm" svg:y="4.914cm" presentation:class="subtitle">
          <draw:text-box>
            <text:p>Das reziproke Gitter ist wie folgt definiert:</text:p>
            <text:p/>
            <text:p/>
            <text:p/>
            <text:p/>
            <text:p/>
            <text:p/>
            <text:p/>
            <text:p><text:span text:style-name="T135">b</text:span><text:span text:style-name="T142">i</text:span><text:span text:style-name="T144"> sind die primitiven Translationen des reziproken Gitters.</text:span></text:p>
            <text:p/>
            <text:p>(Seite 50)</text:p>
          </draw:text-box>
        </draw:frame>
        <draw:frame draw:style-name="gr1" draw:text-style-name="P4" draw:layer="layout" svg:width="18.726cm" svg:height="5.495cm" svg:x="4.799cm" svg:y="7.184cm">
          <text:p/>
          <draw:object xlink:href="./Object 49" xlink:type="simple" xlink:show="embed" xlink:actuate="onLoad"/>
          <draw:image xlink:href="./ObjectReplacements/Object 49" xlink:type="simple" xlink:show="embed" xlink:actuate="onLoad"/>
        </draw:frame>
        <presentation:notes draw:style-name="dp2">
          <draw:page-thumbnail draw:style-name="gr3"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layer="layout" svg:width="25.199cm" svg:height="4.51cm" svg:x="1.4cm" svg:y="0.335cm" presentation:class="title">
          <draw:text-box>
            <text:p>Was hat das Beugungsbild eines realen Kristallgitters mit dem entsprechenden reziproken Gitter zu tun?</text:p>
          </draw:text-box>
        </draw:frame>
        <draw:frame presentation:style-name="pr1" draw:layer="layout" svg:width="25.199cm" svg:height="12.18cm" svg:x="1.4cm" svg:y="4.914cm" presentation:class="subtitle">
          <draw:text-box>
            <text:p>Das vom Kristallgitter entworfene Beugungsbild ist ein Abbild des reziproken Gitters.</text:p>
            <text:p/>
            <text:p/>
            <text:p><text:span text:style-name="T126">(Seite 50)</text:span></text:p>
          </draw:text-box>
        </draw:frame>
        <presentation:notes draw:style-name="dp2">
          <draw:page-thumbnail draw:style-name="gr3"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layer="layout" svg:width="25.199cm" svg:height="3.506cm" svg:x="1.4cm" svg:y="0.837cm" presentation:class="title">
          <draw:text-box>
            <text:p>Was ist der Vektor des reziproken Gitters?</text:p>
          </draw:text-box>
        </draw:frame>
        <draw:frame presentation:style-name="pr1" draw:layer="layout" svg:width="25.199cm" svg:height="12.18cm" svg:x="1.4cm" svg:y="4.914cm" presentation:class="subtitle">
          <draw:text-box>
            <text:p/>
            <text:p><text:s text:c="23"/>: Vektor des reziproken Gitters</text:p>
            <text:p/>
            <text:p><text:span text:style-name="T135">k</text:span><text:span text:style-name="T82"> </text:span><text:span text:style-name="T112">= Wellenvektor der einfallenden Welle</text:span></text:p>
            <text:p><text:span text:style-name="T135">k'</text:span><text:span text:style-name="T112"> = Wellenvektor der nach P gestreuten Welle</text:span></text:p>
            <text:p/>
            <text:p>(Seite 48f)</text:p>
          </draw:text-box>
        </draw:frame>
        <draw:frame draw:style-name="gr1" draw:text-style-name="P4" draw:layer="layout" svg:width="3.92cm" svg:height="0.96cm" svg:x="7.599cm" svg:y="8.784cm">
          <text:p/>
          <draw:object xlink:href="./Object 51" xlink:type="simple" xlink:show="embed" xlink:actuate="onLoad"/>
          <draw:image xlink:href="./ObjectReplacements/Object 51" xlink:type="simple" xlink:show="embed" xlink:actuate="onLoad"/>
        </draw:frame>
        <presentation:notes draw:style-name="dp2">
          <draw:page-thumbnail draw:style-name="gr3"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layer="layout" svg:width="25.199cm" svg:height="3.506cm" svg:x="1.4cm" svg:y="0.837cm" presentation:class="title">
          <draw:text-box>
            <text:p>Was beobachtet man in Richtung des Vektors des reziproken Gitters und wie heißt diese Stelle?</text:p>
          </draw:text-box>
        </draw:frame>
        <draw:frame presentation:style-name="pr1" draw:layer="layout" svg:width="25.199cm" svg:height="12.18cm" svg:x="1.4cm" svg:y="4.914cm" presentation:class="subtitle">
          <draw:text-box>
            <text:p>Konstruktive Interferenz (<text:span text:style-name="T82">Lauescher Interferenzfleck</text:span>)</text:p>
            <text:p/>
            <text:p/>
            <text:p/>
            <text:p>(Seite 49)</text:p>
          </draw:text-box>
        </draw:frame>
        <presentation:notes draw:style-name="dp2">
          <draw:page-thumbnail draw:style-name="gr3"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layer="layout" svg:width="25.199cm" svg:height="3.506cm" svg:x="1.4cm" svg:y="0.837cm" presentation:class="title">
          <draw:text-box>
            <text:p>Drücken Sie den Netzebenenabstand <text:span text:style-name="T83">d</text:span><text:span text:style-name="T84"> durch einen passenden reziproken Gittervektor aus.</text:span></text:p>
          </draw:text-box>
        </draw:frame>
        <draw:frame presentation:style-name="pr1" draw:layer="layout" svg:width="25.199cm" svg:height="12.18cm" svg:x="1.4cm" svg:y="4.914cm" presentation:class="subtitle">
          <draw:text-box>
            <text:p><text:span text:style-name="T135"/></text:p>
            <text:p><text:span text:style-name="T135"/></text:p>
            <text:p><text:span text:style-name="T135"/></text:p>
            <text:p><text:span text:style-name="T135">G</text:span><text:span text:style-name="T145">p</text:span><text:span text:style-name="T93"> ist der kürzeste reziproke Vektor in Richtung </text:span><text:span text:style-name="T141">K</text:span><text:span text:style-name="T93">, welcher als reziproker Gittervektor senkrecht auf einer Netzebenenschar steht.</text:span></text:p>
            <text:p><text:span text:style-name="T93"/></text:p>
            <text:p><text:span text:style-name="T93"/></text:p>
            <text:p><text:span text:style-name="T93"/></text:p>
            <text:p><text:span text:style-name="T93">(Seite 50)</text:span></text:p>
          </draw:text-box>
        </draw:frame>
        <draw:frame draw:style-name="gr1" draw:text-style-name="P4" draw:layer="layout" svg:width="5.154cm" svg:height="2.2cm" svg:x="11.299cm" svg:y="6.983cm">
          <text:p/>
          <draw:object xlink:href="./Object 50" xlink:type="simple" xlink:show="embed" xlink:actuate="onLoad"/>
          <draw:image xlink:href="./ObjectReplacements/Object 50" xlink:type="simple" xlink:show="embed" xlink:actuate="onLoad"/>
        </draw:frame>
        <presentation:notes draw:style-name="dp2">
          <draw:page-thumbnail draw:style-name="gr3"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layer="layout" svg:width="25.199cm" svg:height="3.506cm" svg:x="1.4cm" svg:y="0.837cm" presentation:class="title">
          <draw:text-box>
            <text:p>Was ist eine <text:span text:style-name="T83">Bragg-Ebene</text:span><text:span text:style-name="T84">?</text:span></text:p>
          </draw:text-box>
        </draw:frame>
        <draw:frame presentation:style-name="pr1" draw:layer="layout" svg:width="25.199cm" svg:height="12.18cm" svg:x="1.4cm" svg:y="4.914cm" presentation:class="subtitle">
          <draw:text-box>
            <text:p>Die Projektion eines <text:span text:style-name="T83">einfallenden</text:span> Wellenvektors <text:span text:style-name="T135">k</text:span> auf die Richtung eines reziproken Gittervektors <text:span text:style-name="T135">K</text:span> muß gleich dessen halber Länge sein. Solche <text:span text:style-name="T135">k</text:span>-Vektoren definieren eine Ebene, die auf <text:span text:style-name="T135">K</text:span> senkrecht steht. Man nennt diese Ebene <text:span text:style-name="T83">Bragg-Ebene</text:span>.</text:p>
            <text:p/>
            <text:p>Sie steht steht in der Mitte von <text:span text:style-name="T135">K</text:span> senkrecht auf <text:span text:style-name="T135">K</text:span>. Wegen gleicher Länge des einfallenden und gestreutenWellenvektors (<text:span text:style-name="T83">k</text:span> = <text:span text:style-name="T83">k'</text:span>) schließen die beiden, die Laue-Bedingungen erfüllenden Wellenvektoren denselben Winkel <text:span text:style-name="T113">ϑ</text:span><text:span text:style-name="T146"> mit der Bragg-Ebene ein (</text:span><text:span text:style-name="T113">K</text:span><text:span text:style-name="T146"> = 2 </text:span><text:span text:style-name="T113">k</text:span><text:span text:style-name="T146"> sin </text:span><text:span text:style-name="T113">ϑ</text:span><text:span text:style-name="T146">).</text:span></text:p>
            <text:p><text:span text:style-name="T146"/></text:p>
            <text:p><text:span text:style-name="T146">(Seite 51)</text:span></text:p>
          </draw:text-box>
        </draw:frame>
        <presentation:notes draw:style-name="dp2">
          <draw:page-thumbnail draw:style-name="gr3"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layer="layout" svg:width="25.199cm" svg:height="3.506cm" svg:x="1.4cm" svg:y="0.837cm" presentation:class="title">
          <draw:text-box>
            <text:p>Was besagt die Bragg-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layer="layout" svg:width="25.199cm" svg:height="3.506cm" svg:x="1.4cm" svg:y="0.837cm" presentation:class="title">
          <draw:text-box>
            <text:p>Welche experimentellen Fakten verhindern eine klassische Deutung des Photoeffekts?</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3" draw:master-page-name="Standard" presentation:presentation-page-layout-name="AL1T0">
        <draw:frame presentation:style-name="pr2" draw:layer="layout" svg:width="25.199cm" svg:height="3.506cm" svg:x="1.4cm" svg:y="0.837cm" presentation:class="title">
          <draw:text-box>
            <text:p>Beschreiben Sie Einsteins Licht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layer="layout" svg:width="25.199cm" svg:height="3.506cm" svg:x="1.4cm" svg:y="0.837cm" presentation:class="title">
          <draw:text-box>
            <text:p>Warum tritt der Photoeffekt erst oberhalb einer gewissen Grenzfrequenz auf? </text:p>
          </draw:text-box>
        </draw:frame>
        <draw:frame presentation:style-name="pr1" draw:layer="layout" svg:width="25.199cm" svg:height="12.18cm" svg:x="1.4cm" svg:y="4.914cm" presentation:class="subtitle" presentation:placeholder="true">
          <draw:text-box/>
        </draw:frame>
        <draw:frame draw:style-name="gr1" draw:text-style-name="P4" draw:layer="layout" svg:width="1.252cm" svg:height="0.76cm" svg:x="11.933cm" svg:y="2.816cm">
          <text:p/>
          <draw:object xlink:href="./Object 27" xlink:type="simple" xlink:show="embed" xlink:actuate="onLoad"/>
          <draw:image xlink:href="./ObjectReplacements/Object 27" xlink:type="simple" xlink:show="embed" xlink:actuate="onLoad"/>
        </draw:frame>
        <presentation:notes draw:style-name="dp2">
          <draw:page-thumbnail draw:style-name="gr3"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layer="layout" svg:width="25.199cm" svg:height="4.51cm" svg:x="1.4cm" svg:y="0.335cm" presentation:class="title">
          <draw:text-box>
            <text:p>Bedeutet eine Zunahme der Strahlungsintensität eine Erhöhung der kinetischen Energie der Photoelektron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2" draw:layer="layout" svg:width="25.199cm" svg:height="3.506cm" svg:x="1.4cm" svg:y="0.837cm" presentation:class="title">
          <draw:text-box>
            <text:p>Beschreiben Sie den Compton-Effekt.</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layer="layout" svg:width="25.199cm" svg:height="3.506cm" svg:x="1.4cm" svg:y="0.837cm" presentation:class="title">
          <draw:text-box>
            <text:p>Welche Ruhemasse hat das Photon? Welcher Impuls muß ihm zugeschrieben werd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layer="layout" svg:width="25.199cm" svg:height="5.302cm" svg:x="1.4cm" svg:y="-0.061cm" presentation:class="title">
          <draw:text-box>
            <text:p>Welche Wellenlängenänderung <text:s text:c="3"/><text:span text:style-name="T147"><text:s text:c="5"/>tritt bei der Streuung von Röntgenstrahlung an schwach gebundenen Elektronen auf? Wovon hängt diese ab?</text:span></text:p>
          </draw:text-box>
        </draw:frame>
        <draw:frame presentation:style-name="pr1" draw:layer="layout" svg:width="25.199cm" svg:height="12.18cm" svg:x="1.4cm" svg:y="4.914cm" presentation:class="subtitle" presentation:placeholder="true">
          <draw:text-box/>
        </draw:frame>
        <draw:frame draw:style-name="gr1" draw:text-style-name="P4" draw:layer="layout" svg:width="1.68cm" svg:height="0.66cm" svg:x="14.333cm" svg:y="1.316cm">
          <text:p/>
          <draw:object xlink:href="./Object 28" xlink:type="simple" xlink:show="embed" xlink:actuate="onLoad"/>
          <draw:image xlink:href="./ObjectReplacements/Object 28" xlink:type="simple" xlink:show="embed" xlink:actuate="onLoad"/>
        </draw:frame>
        <presentation:notes draw:style-name="dp2">
          <draw:page-thumbnail draw:style-name="gr3"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layer="layout" svg:width="25.199cm" svg:height="3.506cm" svg:x="1.4cm" svg:y="0.837cm" presentation:class="title">
          <draw:text-box>
            <text:p>Wie erklärt man sich die unverschobene Linie in der gestreuten Strahl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layer="layout" svg:width="25.199cm" svg:height="3.506cm" svg:x="1.4cm" svg:y="0.837cm" presentation:class="title">
          <draw:text-box>
            <text:p>Was versteht man beim Licht unter dem <text:span text:style-name="T83">Teilchen-Welle-Dualismus</text:span><text:span text:style-name="T84">?</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layer="layout" svg:width="25.199cm" svg:height="6.013cm" svg:x="1.4cm" svg:y="-0.416cm" presentation:class="title">
          <draw:text-box>
            <text:p>Kommentieren Sie die schwerwiegendsten Widersprüche zwischen dem Rutherford-Modell und dem entsprechenden experimentellen Befund.</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layer="layout" svg:width="25.199cm" svg:height="3.506cm" svg:x="1.4cm" svg:y="0.837cm" presentation:class="title">
          <draw:text-box>
            <text:p>Welche Rydberg-Serien des Wasserstoffatoms sind experimentell beobachtbar?</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83">Seriengrenze</text:span><text:span text:style-name="T84"> einer Rydberg-Serie?</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layer="layout" svg:width="25.199cm" svg:height="3.506cm" svg:x="1.4cm" svg:y="0.837cm" presentation:class="title">
          <draw:text-box>
            <text:p>Welche Rydberg-Serie des H-Atoms liegt im sichtbaren Spektralberei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3" draw:master-page-name="Standard" presentation:presentation-page-layout-name="AL1T0">
        <draw:frame presentation:style-name="pr2" draw:layer="layout" svg:width="25.199cm" svg:height="3.506cm" svg:x="1.4cm" svg:y="0.837cm" presentation:class="title">
          <draw:text-box>
            <text:p>Was besagt das Ritzsche Kombinations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layer="layout" svg:width="25.199cm" svg:height="3.506cm" svg:x="1.4cm" svg:y="0.837cm" presentation:class="title">
          <draw:text-box>
            <text:p>Formulieren und interpretieren Sie die Bohrschen Postulat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layer="layout" svg:width="25.199cm" svg:height="3.506cm" svg:x="1.4cm" svg:y="0.837cm" presentation:class="title">
          <draw:text-box>
            <text:p>Was definiert den <text:span text:style-name="T83">Grundzustand</text:span><text:span text:style-name="T84"> eines Atoms?</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layer="layout" svg:width="25.199cm" svg:height="4.51cm" svg:x="1.4cm" svg:y="0.335cm" presentation:class="title">
          <draw:text-box>
            <text:p>Erinnern Sie sich an die Bedeutung und das Zustandekommen der Hamilton-Jacobi-Differentialgleich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layer="layout" svg:width="25.199cm" svg:height="3.506cm" svg:x="1.4cm" svg:y="0.837cm" presentation:class="title">
          <draw:text-box>
            <text:p>Was sind Wirkungs- und Winkelvariabl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2" draw:layer="layout" svg:width="25.199cm" svg:height="3.506cm" svg:x="1.4cm" svg:y="0.837cm" presentation:class="title">
          <draw:text-box>
            <text:p>Welche Bedeutung hat die Rydberg-Energ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3" draw:master-page-name="Standard" presentation:presentation-page-layout-name="AL1T0">
        <draw:frame presentation:style-name="pr2" draw:layer="layout" svg:width="25.199cm" svg:height="3.506cm" svg:x="1.4cm" svg:y="0.837cm" presentation:class="title">
          <draw:text-box>
            <text:p>Was ist eine <text:span text:style-name="T83">Eigenwirkungsvariable</text:span><text:span text:style-name="T84">?</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3" draw:master-page-name="Standard" presentation:presentation-page-layout-name="AL1T0">
        <draw:frame presentation:style-name="pr2" draw:layer="layout" svg:width="25.199cm" svg:height="3.506cm" svg:x="1.4cm" svg:y="0.837cm" presentation:class="title">
          <draw:text-box>
            <text:p>Formulieren Sie die Bohr-Sommerfeldsche 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layer="layout" svg:width="25.199cm" svg:height="3.506cm" svg:x="1.4cm" svg:y="0.837cm" presentation:class="title">
          <draw:text-box>
            <text:p>Wie ist die <text:span text:style-name="T83">Hauptquantenzahl n</text:span><text:span text:style-name="T84"> definiert?</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layer="layout" svg:width="25.199cm" svg:height="3.506cm" svg:x="1.4cm" svg:y="0.837cm" presentation:class="title">
          <draw:text-box>
            <text:p>Was bezeichnet man als <text:span text:style-name="T83">Mitbewegungseffekt</text:span><text:span text:style-name="T84">?</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3.506cm" svg:x="1.4cm" svg:y="0.837cm" presentation:class="title">
          <draw:text-box>
            <text:p>Erläutern Sie das Korrespondenz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3" draw:master-page-name="Standard" presentation:presentation-page-layout-name="AL1T0">
        <draw:frame presentation:style-name="pr2" draw:layer="layout" svg:width="25.199cm" svg:height="3.506cm" svg:x="1.4cm" svg:y="0.837cm" presentation:class="title">
          <draw:text-box>
            <text:p>Was bezeichnet man als die Grundgleichung der „älteren“ Quantentheor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3" draw:master-page-name="Standard" presentation:presentation-page-layout-name="AL1T0">
        <draw:frame presentation:style-name="pr2" draw:layer="layout" svg:width="25.199cm" svg:height="3.506cm" svg:x="1.4cm" svg:y="0.837cm" presentation:class="title">
          <draw:text-box>
            <text:p>Welchen Überlegung liegt der Hasenöhrlschen Quantenbedingung zugrund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3" draw:master-page-name="Standard" presentation:presentation-page-layout-name="AL1T0">
        <draw:frame presentation:style-name="pr2" draw:layer="layout" svg:width="25.199cm" svg:height="3.506cm" svg:x="1.4cm" svg:y="0.837cm" presentation:class="title">
          <draw:text-box>
            <text:p>Wie folgt die Phasenintegralquantisierung aus der Hasenöhrlschen 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3" draw:master-page-name="Standard" presentation:presentation-page-layout-name="AL1T0">
        <draw:frame presentation:style-name="pr2" draw:layer="layout" svg:width="25.199cm" svg:height="4.762cm" svg:x="1.4cm" svg:y="0.209cm" presentation:class="title">
          <draw:text-box>
            <text:p>Wie kann man sich im Rahmen der „älteren“ Quantentheorie die Nebenquantenzahl <text:span text:style-name="T83">l</text:span><text:span text:style-name="T84"> und die magnetische Quantenzahl </text:span><text:span text:style-name="T83">m</text:span><text:span text:style-name="T85">l</text:span><text:span text:style-name="T86"> erklären?</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4" svg:font-family="'Times New Roman'" style:font-family-generic="roman"/>
    <style:font-face style:name="Times New Roman2" svg:font-family="'Times New Roman'" style:font-adornments="Regular" style:font-family-generic="roman"/>
    <style:font-face style:name="Times New Roman3"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2"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2"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2"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12T20:35:16.410000000</dc:date>
    <meta:generator>LibreOffice/4.1.4.2$Windows_x86 LibreOffice_project/0a0440ccc0227ad9829de5f46be37cfb6edcf72</meta:generator>
    <meta:document-statistic meta:object-count="478"/>
  </office:meta>
</office:document-meta>
</file>

<file path=Object 1/content.xml><?xml version="1.0" encoding="utf-8"?>
<math xmlns="http://www.w3.org/1998/Math/MathML"/>
</file>

<file path=Object 27/content.xml><?xml version="1.0" encoding="utf-8"?>
<math xmlns="http://www.w3.org/1998/Math/MathML">
  <semantics>
    <mrow>
      <msub>
        <mo stretchy="false">ν</mo>
        <mtext>g</mtext>
      </msub>
    </mrow>
    <annotation encoding="StarMath 5.0">%iny_"g"</annotation>
  </semantics>
</math>
</file>

<file path=Object 28/content.xml><?xml version="1.0" encoding="utf-8"?>
<math xmlns="http://www.w3.org/1998/Math/MathML">
  <semantics>
    <mrow>
      <mo stretchy="false">Δ</mo>
      <mo stretchy="false">λ</mo>
    </mrow>
    <annotation encoding="StarMath 5.0">%DELTA %ilambda </annotation>
  </semantics>
</math>
</file>

<file path=Object 34/content.xml><?xml version="1.0" encoding="utf-8"?>
<math xmlns="http://www.w3.org/1998/Math/MathML">
  <semantics>
    <mrow>
      <mrow>
        <mi>F</mi>
        <mo stretchy="false">=</mo>
        <mn>96487</mn>
      </mrow>
      <mfrac>
        <mrow>
          <mtext>A s</mtext>
        </mrow>
        <mtext>mol</mtext>
      </mfrac>
    </mrow>
    <annotation encoding="StarMath 5.0">F = 96487 {"A s"} over "mol"</annotation>
  </semantics>
</math>
</file>

<file path=Object 35/content.xml><?xml version="1.0" encoding="utf-8"?>
<math xmlns="http://www.w3.org/1998/Math/MathML">
  <semantics>
    <mrow>
      <mrow>
        <mrow>
          <mi>e</mi>
          <mo stretchy="false">=</mo>
          <mfrac>
            <mi>F</mi>
            <msub>
              <mi>N</mi>
              <mtext>A</mtext>
            </msub>
          </mfrac>
        </mrow>
        <mo stretchy="false">=</mo>
        <mrow>
          <mn>1,6021</mn>
          <mo stretchy="false">⋅</mo>
          <msup>
            <mn>10</mn>
            <mrow>
              <mrow>
                <mo stretchy="false">−</mo>
                <mn>19</mn>
              </mrow>
            </mrow>
          </msup>
        </mrow>
      </mrow>
      <mtext>A s</mtext>
      <mi>,</mi>
    </mrow>
    <annotation encoding="StarMath 5.0">e = F over N_"A" = 1,6021 cdot 10 ^{-19} "A s",</annotation>
  </semantics>
</math>
</file>

<file path=Object 36/content.xml><?xml version="1.0" encoding="utf-8"?>
<math xmlns="http://www.w3.org/1998/Math/MathML">
  <semantics>
    <mrow>
      <mrow>
        <msub>
          <mrow>
            <mstyle mathvariant="bold">
              <mrow>
                <mi>F</mi>
              </mrow>
            </mstyle>
          </mrow>
          <mtext>L</mtext>
        </msub>
        <mo stretchy="false">=</mo>
        <mi>q</mi>
      </mrow>
      <mrow>
        <mo stretchy="false">[</mo>
        <mrow>
          <mrow>
            <mrow>
              <mstyle mathvariant="bold">
                <mrow>
                  <mi>v</mi>
                </mrow>
              </mstyle>
            </mrow>
            <mo stretchy="false">×</mo>
            <mrow>
              <mstyle mathvariant="bold">
                <mrow>
                  <mi>B</mi>
                </mrow>
              </mstyle>
            </mrow>
          </mrow>
        </mrow>
        <mo stretchy="false">]</mo>
      </mrow>
    </mrow>
    <annotation encoding="StarMath 5.0">{bold F} _"L" = q [{bold v} times {bold B} ] </annotation>
  </semantics>
</math>
</file>

<file path=Object 37/content.xml><?xml version="1.0" encoding="utf-8"?>
<math xmlns="http://www.w3.org/1998/Math/MathML">
  <semantics>
    <mrow>
      <mrow>
        <mfrac>
          <mrow>
            <msub>
              <mi>m</mi>
              <mtext>e</mtext>
            </msub>
            <msup>
              <mi>v</mi>
              <mn>2</mn>
            </msup>
          </mrow>
          <mi>r</mi>
        </mfrac>
        <mo stretchy="false">=</mo>
        <mi>q</mi>
      </mrow>
      <mi>v</mi>
      <mi>B</mi>
      <mo stretchy="false">⇔</mo>
      <mrow>
        <mfrac>
          <mi>v</mi>
          <mrow>
            <mrow>
              <mi>q</mi>
              <mo stretchy="false">/</mo>
              <msub>
                <mi>m</mi>
                <mtext>e</mtext>
              </msub>
            </mrow>
          </mrow>
        </mfrac>
        <mo stretchy="false">=</mo>
        <mi mathvariant="italic">rB</mi>
      </mrow>
    </mrow>
    <annotation encoding="StarMath 5.0">{m_"e" v^2} over r = q v B dlrarrow v over {q / m_"e"} = rB </annotation>
  </semantics>
</math>
</file>

<file path=Object 38/content.xml><?xml version="1.0" encoding="utf-8"?>
<math xmlns="http://www.w3.org/1998/Math/MathML">
  <semantics>
    <mrow>
      <mi>m</mi>
      <mrow>
        <mrow>
          <mo stretchy="false">(</mo>
          <mrow>
            <mi>v</mi>
          </mrow>
          <mo stretchy="false">)</mo>
        </mrow>
        <mo stretchy="false">=</mo>
        <mfrac>
          <msub>
            <mi>m</mi>
            <mtext>e</mtext>
          </msub>
          <msqrt>
            <mrow>
              <mrow>
                <mn>1</mn>
                <mo stretchy="false">−</mo>
                <mfrac>
                  <msup>
                    <mi>v</mi>
                    <mn>2</mn>
                  </msup>
                  <msup>
                    <mi>c</mi>
                    <mn>2</mn>
                  </msup>
                </mfrac>
              </mrow>
            </mrow>
          </msqrt>
        </mfrac>
      </mrow>
    </mrow>
    <annotation encoding="StarMath 5.0">m(v) = m_"e" over sqrt{1- v^2 over c^2}</annotation>
  </semantics>
</math>
</file>

<file path=Object 39/content.xml><?xml version="1.0" encoding="utf-8"?>
<math xmlns="http://www.w3.org/1998/Math/MathML">
  <semantics>
    <mrow>
      <mo stretchy="false">μ</mo>
      <mi>cos</mi>
      <mrow>
        <mrow>
          <mrow>
            <mo stretchy="false">α</mo>
            <mo stretchy="false">=</mo>
            <mfrac>
              <mrow>
                <mi>m</mi>
                <msup>
                  <mi>v</mi>
                  <mn>2</mn>
                </msup>
                <mi>sin</mi>
                <mo stretchy="false">δ</mo>
              </mrow>
              <mrow>
                <mi>l</mi>
                <mfenced open="(" close=")">
                  <mrow>
                    <mfrac>
                      <mrow>
                        <mo stretchy="false">∂</mo>
                        <mi>B</mi>
                      </mrow>
                      <mrow>
                        <mo stretchy="false">∂</mo>
                        <mi>y</mi>
                      </mrow>
                    </mfrac>
                  </mrow>
                </mfenced>
              </mrow>
            </mfrac>
          </mrow>
          <mo stretchy="false">=</mo>
          <mrow>
            <mo stretchy="false">±</mo>
            <mrow>
              <mfrac>
                <mrow>
                  <mi>e</mi>
                  <mo stretchy="false">ℏ</mo>
                </mrow>
                <mrow>
                  <mn>2m</mn>
                </mrow>
              </mfrac>
            </mrow>
          </mrow>
        </mrow>
        <mo stretchy="false">=</mo>
        <mrow>
          <mo stretchy="false">±</mo>
          <msub>
            <mo stretchy="false">μ</mo>
            <mtext>B</mtext>
          </msub>
        </mrow>
      </mrow>
    </mrow>
    <annotation encoding="StarMath 5.0">%imy cos %ialpha = {m v^2 sin %idelta} over {l left ( {partial B} over {partial y} right )} = +- {{e hbar} over {2m}} = +- %imy_"B"</annotation>
  </semantics>
</math>
</file>

<file path=Object 40/content.xml><?xml version="1.0" encoding="utf-8"?>
<math xmlns="http://www.w3.org/1998/Math/MathML">
  <semantics>
    <mrow>
      <mrow>
        <mrow>
          <mi>S</mi>
          <mo stretchy="false">=</mo>
          <mfrac>
            <mo stretchy="false">ℏ</mo>
            <mn>2</mn>
          </mfrac>
        </mrow>
      </mrow>
      <mi/>
      <mtext>;</mtext>
      <mi/>
      <mrow>
        <msub>
          <mi>m</mi>
          <mi>S</mi>
        </msub>
        <mo stretchy="false">=</mo>
        <mrow>
          <mo stretchy="false">±</mo>
          <mrow>
            <mfrac>
              <mn>1</mn>
              <mn>2</mn>
            </mfrac>
          </mrow>
        </mrow>
      </mrow>
    </mrow>
    <annotation encoding="StarMath 5.0">{S = hbar over 2} ` ";" ~  m_S = +- {1 over 2}</annotation>
  </semantics>
</math>
</file>

<file path=Object 41/content.xml><?xml version="1.0" encoding="utf-8"?>
<math xmlns="http://www.w3.org/1998/Math/MathML">
  <semantics>
    <mrow>
      <mrow>
        <mo stretchy="false">τ</mo>
        <mo stretchy="false">=</mo>
        <mrow>
          <mn>1</mn>
          <mo stretchy="false">/</mo>
          <mo stretchy="false">ν</mo>
        </mrow>
      </mrow>
    </mrow>
    <annotation encoding="StarMath 5.0">%itau = 1 / %inu</annotation>
  </semantics>
</math>
</file>

<file path=Object 42/content.xml><?xml version="1.0" encoding="utf-8"?>
<math xmlns="http://www.w3.org/1998/Math/MathML">
  <semantics>
    <mtable>
      <mtr>
        <mtd>
          <mrow>
            <mi mathvariant="italic">Verstärkung</mi>
            <mi/>
            <mo stretchy="false">⇔</mo>
            <mi/>
            <mo stretchy="false">Δ</mo>
            <mrow>
              <mi/>
              <mo stretchy="false">=</mo>
              <mi/>
            </mrow>
            <mi>z</mi>
            <mo stretchy="false">λ</mo>
            <mi>,</mi>
          </mrow>
        </mtd>
      </mtr>
      <mtr>
        <mtd>
          <mrow/>
        </mtd>
      </mtr>
      <mtr>
        <mtd>
          <mrow>
            <mi mathvariant="italic">Auslöschung</mi>
            <mi/>
            <mo stretchy="false">⇔</mo>
            <mi/>
            <mo stretchy="false">Δ</mo>
            <mrow>
              <mi/>
              <mo stretchy="false">=</mo>
              <mi/>
            </mrow>
            <mrow>
              <mo stretchy="false">(</mo>
              <mrow>
                <mrow>
                  <mn>2z</mn>
                  <mo stretchy="false">+</mo>
                  <mn>1</mn>
                </mrow>
              </mrow>
              <mo stretchy="false">)</mo>
            </mrow>
            <mfrac>
              <mo stretchy="false">λ</mo>
              <mn>2</mn>
            </mfrac>
            <mn>.</mn>
          </mrow>
        </mtd>
      </mtr>
    </mtable>
    <annotation encoding="StarMath 5.0">alignl Verstärkung ~ `` dlrarrow ~ %iDELTA ` = ` z %ilambda ,
newline
newline
alignl Auslöschung ~ dlrarrow ~ %iDELTA ` = ` (2z+1) %ilambda over 2 .</annotation>
  </semantics>
</math>
</file>

<file path=Object 43/content.xml><?xml version="1.0" encoding="utf-8"?>
<math xmlns="http://www.w3.org/1998/Math/MathML">
  <semantics>
    <mrow>
      <mi>n</mi>
      <mo stretchy="false">λ</mo>
      <mrow>
        <mi/>
        <mo stretchy="false">=</mo>
        <mi/>
      </mrow>
      <mi>d</mi>
      <mi>sin</mi>
      <msub>
        <mo stretchy="false">α</mo>
        <mi>n</mi>
      </msub>
      <mi/>
      <mtext>;</mtext>
      <mi/>
      <mrow>
        <mi>n</mi>
        <mo stretchy="false">=</mo>
        <mn>1,2</mn>
      </mrow>
      <mn>,3</mn>
      <mi>,</mi>
      <mo stretchy="false">…</mo>
      <mi/>
      <mn>.</mn>
    </mrow>
    <annotation encoding="StarMath 5.0">n %ilambda `= ` d sin %ialpha_n ` ";" ~ ~ n = 1,2,3,dotslow `.</annotation>
  </semantics>
</math>
</file>

<file path=Object 44/content.xml><?xml version="1.0" encoding="utf-8"?>
<math xmlns="http://www.w3.org/1998/Math/MathML">
  <semantics>
    <mrow>
      <mfenced open="(" close=")">
        <mrow>
          <mrow>
            <mrow>
              <mi>n</mi>
              <mo stretchy="false">+</mo>
              <mfrac>
                <mn>1</mn>
                <mn>2</mn>
              </mfrac>
            </mrow>
          </mrow>
        </mrow>
      </mfenced>
      <mo stretchy="false">λ</mo>
      <mrow>
        <mi/>
        <mo stretchy="false">=</mo>
        <mi/>
      </mrow>
      <mi>d</mi>
      <mi>sin</mi>
      <msub>
        <mo stretchy="false">β</mo>
        <mi>n</mi>
      </msub>
      <mi/>
      <mtext>;</mtext>
      <mi/>
      <mrow>
        <mi>n</mi>
        <mo stretchy="false">=</mo>
        <mn>1,2</mn>
      </mrow>
      <mn>,3</mn>
      <mi>,</mi>
      <mo stretchy="false">…</mo>
      <mi/>
      <mn>.</mn>
    </mrow>
    <annotation encoding="StarMath 5.0">left ( {n+1 over 2} right ) %ilambda `= ` d sin %ibeta_n ` ";" ~ ~ n = 1,2,3,dotslow `.</annotation>
  </semantics>
</math>
</file>

<file path=Object 45/content.xml><?xml version="1.0" encoding="utf-8"?>
<math xmlns="http://www.w3.org/1998/Math/MathML">
  <semantics>
    <mrow>
      <mi>sin</mi>
      <msub>
        <mo stretchy="false">α</mo>
        <mi>n</mi>
      </msub>
      <mrow>
        <mi/>
        <mo stretchy="false">=</mo>
        <mi/>
      </mrow>
      <mi>n</mi>
      <mrow>
        <mfrac>
          <mrow>
            <mo stretchy="false">λ</mo>
          </mrow>
          <mrow>
            <mi>a</mi>
          </mrow>
        </mfrac>
      </mrow>
      <mi/>
      <mtext>;</mtext>
      <mi/>
      <mi>n</mi>
      <mrow>
        <mi/>
        <mo stretchy="false">=</mo>
        <mi/>
      </mrow>
      <mrow>
        <mrow>
          <mn>0,</mn>
          <mo stretchy="false">±</mo>
          <mn>1,</mn>
        </mrow>
        <mo stretchy="false">±</mo>
        <mn>2,</mn>
      </mrow>
      <mo stretchy="false">…</mo>
      <mi/>
      <mn>.</mn>
    </mrow>
    <annotation encoding="StarMath 5.0">sin %ialpha _n ` = ` n {{%ilambda} over {a}} ` ";" ~ ~ n ` = ` 0, +-1, +-2, dotslow ` .</annotation>
  </semantics>
</math>
</file>

<file path=Object 46/content.xml><?xml version="1.0" encoding="utf-8"?>
<math xmlns="http://www.w3.org/1998/Math/MathML">
  <semantics>
    <mrow>
      <mstyle mathvariant="bold">
        <mrow>
          <mrow>
            <msup>
              <mi>R</mi>
              <mi>n</mi>
            </msup>
          </mrow>
        </mrow>
      </mstyle>
      <mrow>
        <mi/>
        <mo stretchy="false">=</mo>
        <mi/>
      </mrow>
      <mrow>
        <munderover>
          <mo stretchy="false">∑</mo>
          <mrow>
            <mrow>
              <mi>i</mi>
              <mo stretchy="false">=</mo>
              <mn>1</mn>
            </mrow>
          </mrow>
          <mrow>
            <mn>3</mn>
          </mrow>
        </munderover>
        <msub>
          <mi>n</mi>
          <mi>i</mi>
        </msub>
      </mrow>
      <msub>
        <mrow>
          <mstyle mathvariant="bold">
            <mrow>
              <mi>a</mi>
            </mrow>
          </mstyle>
        </mrow>
        <mi>i</mi>
      </msub>
    </mrow>
    <annotation encoding="StarMath 5.0">bold {R^n} ` = ` sum from{i=1} to{3} n_i {bold a}_i</annotation>
  </semantics>
</math>
</file>

<file path=Object 47/content.xml><?xml version="1.0" encoding="utf-8"?>
<math xmlns="http://www.w3.org/1998/Math/MathML">
  <semantics>
    <mrow>
      <mrow>
        <msub>
          <mi>n</mi>
          <mi>i</mi>
        </msub>
        <mo stretchy="false">∈</mo>
        <mo stretchy="false">ℤ</mo>
      </mrow>
    </mrow>
    <annotation encoding="StarMath 5.0">n_i in setZ</annotation>
  </semantics>
</math>
</file>

<file path=Object 48/content.xml><?xml version="1.0" encoding="utf-8"?>
<math xmlns="http://www.w3.org/1998/Math/MathML">
  <semantics>
    <mrow>
      <msub>
        <mrow>
          <mstyle mathvariant="bold">
            <mrow>
              <mi>a</mi>
            </mrow>
          </mstyle>
        </mrow>
        <mi>i</mi>
      </msub>
      <mrow>
        <mi/>
        <mo stretchy="false">⋅</mo>
        <mi/>
      </mrow>
      <mrow>
        <mo stretchy="false">(</mo>
        <mrow>
          <mrow>
            <mstyle mathvariant="bold">
              <mrow>
                <mi>k</mi>
              </mrow>
            </mstyle>
          </mrow>
          <mrow>
            <mi/>
            <mo stretchy="false">−</mo>
            <mi/>
          </mrow>
          <mrow>
            <mstyle mathvariant="bold">
              <mrow>
                <mi>k</mi>
              </mrow>
            </mstyle>
          </mrow>
          <mi>'</mi>
        </mrow>
        <mo stretchy="false">)</mo>
      </mrow>
      <mrow>
        <mi/>
        <mo stretchy="false">=</mo>
        <mi/>
      </mrow>
      <mn>2</mn>
      <mo stretchy="false">π</mo>
      <msub>
        <mi>z</mi>
        <mi>i</mi>
      </msub>
      <mi/>
      <mtext>;</mtext>
      <mi/>
      <msub>
        <mi>z</mi>
        <mi>i</mi>
      </msub>
      <mrow>
        <mi/>
        <mo stretchy="false">=</mo>
        <mi/>
      </mrow>
      <mrow>
        <msub>
          <mi>z</mi>
          <mrow>
            <mn>1,2</mn>
            <mn>,3</mn>
          </mrow>
        </msub>
        <mo stretchy="false">∈</mo>
        <mo stretchy="false">ℤ</mo>
      </mrow>
      <mi/>
      <mi>;</mi>
      <mi/>
      <mi>i</mi>
      <mrow>
        <mi/>
        <mo stretchy="false">=</mo>
        <mi/>
      </mrow>
      <mn>1,2</mn>
      <mn>,3</mn>
    </mrow>
    <annotation encoding="StarMath 5.0">{bold a}_i ` cdot ` ({bold k} ` - ` {bold k}' ) ` = ` 2 %ipi z _i ~ ";" ~ ~ z_i ` = ` z_{1,2,3} in setz ` ; ~ i ` = ` 1,2,3</annotation>
  </semantics>
</math>
</file>

<file path=Object 49/content.xml><?xml version="1.0" encoding="utf-8"?>
<math xmlns="http://www.w3.org/1998/Math/MathML">
  <semantics>
    <mtable>
      <mtr>
        <mtd>
          <mrow>
            <msub>
              <mrow>
                <mstyle mathvariant="bold">
                  <mrow>
                    <mi>b</mi>
                  </mrow>
                </mstyle>
              </mrow>
              <mi>i</mi>
            </msub>
            <mrow>
              <mi/>
              <mo stretchy="false">=</mo>
              <mi/>
            </mrow>
            <mrow>
              <mfrac>
                <mrow>
                  <mn>2</mn>
                  <mo stretchy="false">π</mo>
                </mrow>
                <mrow>
                  <mi/>
                  <msub>
                    <mi>V</mi>
                    <mi>z</mi>
                  </msub>
                </mrow>
              </mfrac>
            </mrow>
            <mi/>
            <mrow>
              <mo stretchy="false">(</mo>
              <mrow>
                <mrow>
                  <msub>
                    <mrow>
                      <mstyle mathvariant="bold">
                        <mrow>
                          <mi>a</mi>
                        </mrow>
                      </mstyle>
                    </mrow>
                    <mi>j</mi>
                  </msub>
                  <mo stretchy="false">×</mo>
                  <msub>
                    <mrow>
                      <mstyle mathvariant="bold">
                        <mrow>
                          <mi>a</mi>
                        </mrow>
                      </mstyle>
                    </mrow>
                    <mi>k</mi>
                  </msub>
                </mrow>
              </mrow>
              <mo stretchy="false">)</mo>
            </mrow>
            <mi/>
            <mtext>;</mtext>
            <mi/>
            <msub>
              <mo stretchy="false">ϵ</mo>
              <mrow>
                <mi mathvariant="italic">ijk</mi>
              </mrow>
            </msub>
            <mrow>
              <mi/>
              <mo stretchy="false">=</mo>
              <mrow>
                <mi/>
                <mo stretchy="false">+</mo>
                <mn>1</mn>
              </mrow>
            </mrow>
            <mi/>
            <mi>;</mi>
            <mi/>
            <mrow>
              <mo stretchy="false">(</mo>
              <mrow>
                <mi>i</mi>
                <mi>,</mi>
                <mi>j</mi>
                <mi>,</mi>
                <mi>k</mi>
              </mrow>
              <mo stretchy="false">)</mo>
            </mrow>
            <mrow>
              <mi/>
              <mo stretchy="false">=</mo>
              <mi/>
            </mrow>
            <mrow>
              <mo stretchy="false">(</mo>
              <mrow>
                <mn>1,2</mn>
                <mn>,3</mn>
              </mrow>
              <mo stretchy="false">)</mo>
            </mrow>
          </mrow>
        </mtd>
      </mtr>
      <mtr>
        <mtd>
          <mrow>
            <msub>
              <mi>V</mi>
              <mi>z</mi>
            </msub>
            <mrow>
              <mi/>
              <mo stretchy="false">=</mo>
              <mi/>
            </mrow>
            <msub>
              <mrow>
                <mstyle mathvariant="bold">
                  <mrow>
                    <mi>a</mi>
                  </mrow>
                </mstyle>
              </mrow>
              <mn>1</mn>
            </msub>
            <mrow>
              <mi/>
              <mo stretchy="false">⋅</mo>
              <mi/>
            </mrow>
            <mrow>
              <mo stretchy="false">(</mo>
              <mrow>
                <mrow>
                  <msub>
                    <mrow>
                      <mstyle mathvariant="bold">
                        <mrow>
                          <mi>a</mi>
                        </mrow>
                      </mstyle>
                    </mrow>
                    <mn>2</mn>
                  </msub>
                  <mo stretchy="false">×</mo>
                  <msub>
                    <mrow>
                      <mstyle mathvariant="bold">
                        <mrow>
                          <mi>a</mi>
                        </mrow>
                      </mstyle>
                    </mrow>
                    <mn>3</mn>
                  </msub>
                </mrow>
              </mrow>
              <mo stretchy="false">)</mo>
            </mrow>
          </mrow>
        </mtd>
      </mtr>
      <mtr>
        <mtd>
          <mrow/>
        </mtd>
      </mtr>
      <mtr>
        <mtd>
          <mrow>
            <mo stretchy="false">⇒</mo>
            <msub>
              <mrow>
                <mstyle mathvariant="bold">
                  <mrow>
                    <mi>a</mi>
                  </mrow>
                </mstyle>
              </mrow>
              <mi>i</mi>
            </msub>
            <mrow>
              <mi/>
              <mo stretchy="false">⋅</mo>
              <mi/>
            </mrow>
            <msub>
              <mrow>
                <mstyle mathvariant="bold">
                  <mrow>
                    <mi>b</mi>
                  </mrow>
                </mstyle>
              </mrow>
              <mi>j</mi>
            </msub>
            <mrow>
              <mi/>
              <mo stretchy="false">=</mo>
              <mi/>
            </mrow>
            <mn>2</mn>
            <mo stretchy="false">π</mo>
            <msub>
              <mo stretchy="false">δ</mo>
              <mrow>
                <mi mathvariant="italic">ij</mi>
              </mrow>
            </msub>
          </mrow>
        </mtd>
      </mtr>
    </mtable>
    <annotation encoding="StarMath 5.0">{bold b}_i ` = ` {{2 %ipi} over {` V_z}} ` ({bold a}_j times {bold a}_k) ~ ~ ";"
 ` ` %iepsilon_{ijk} ` = ` +1 ~ ~ ; ~ (i,j,k) ` = ` (1,2,3)
newline
V_z ` = ` {bold a}_1 ` cdot ` ({bold a}_2 times {bold a}_3)
newline
newline
drarrow {bold a}_i ` cdot ` {bold b}_j ` = ` 2 %pi %idelta_{ij}</annotation>
  </semantics>
</math>
</file>

<file path=Object 50/content.xml><?xml version="1.0" encoding="utf-8"?>
<math xmlns="http://www.w3.org/1998/Math/MathML">
  <semantics>
    <mrow>
      <mi>d</mi>
      <mrow>
        <mi/>
        <mo stretchy="false">=</mo>
        <mi/>
      </mrow>
      <mfrac>
        <mrow>
          <mn>2</mn>
          <mo stretchy="false">π</mo>
        </mrow>
        <mrow>
          <mrow>
            <mo stretchy="false">∣</mo>
            <mrow>
              <msup>
                <mrow>
                  <mstyle mathvariant="bold">
                    <mrow>
                      <mi>G</mi>
                    </mrow>
                  </mstyle>
                </mrow>
                <mrow>
                  <mrow>
                    <mo stretchy="false">(</mo>
                    <mrow>
                      <mrow>
                        <msub>
                          <mi>p</mi>
                          <mn>1</mn>
                        </msub>
                      </mrow>
                      <mrow>
                        <msub>
                          <mi>p</mi>
                          <mn>2</mn>
                        </msub>
                      </mrow>
                      <mrow>
                        <msub>
                          <mi>p</mi>
                          <mn>3</mn>
                        </msub>
                      </mrow>
                    </mrow>
                    <mo stretchy="false">)</mo>
                  </mrow>
                </mrow>
              </msup>
            </mrow>
            <mo stretchy="false">∣</mo>
          </mrow>
        </mrow>
      </mfrac>
    </mrow>
    <annotation encoding="StarMath 5.0">d ` = ` {2 %pi} over {lline {bold G}^{({p_1}{p_2}{p_3})} rline }</annotation>
  </semantics>
</math>
</file>

<file path=Object 51/content.xml><?xml version="1.0" encoding="utf-8"?>
<math xmlns="http://www.w3.org/1998/Math/MathML">
  <semantics>
    <mrow>
      <mrow>
        <mstyle mathvariant="bold">
          <mrow>
            <mi>k</mi>
          </mrow>
        </mstyle>
        <mo stretchy="false">−</mo>
        <mstyle mathvariant="bold">
          <mrow>
            <mi>k</mi>
          </mrow>
        </mstyle>
      </mrow>
      <mrow>
        <mi>'</mi>
        <mo stretchy="false">≡</mo>
        <mstyle mathvariant="bold">
          <mrow>
            <mi>K</mi>
          </mrow>
        </mstyle>
      </mrow>
    </mrow>
    <annotation encoding="StarMath 5.0">bold k - bold k ' equiv bold K</annotation>
  </semantics>
</math>
</file>

<file path=Object 9/content.xml><?xml version="1.0" encoding="utf-8"?>
<math xmlns="http://www.w3.org/1998/Math/MathML"/>
</file>